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draw:z-index="1" draw:id="id0" draw:style-name="a0" draw:name="Chart 1" svg:x="0.66667in" svg:y="0.22222in" svg:width="13.02778in" svg:height="5.4166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First</text:p>
          </table:table-cell>
          <table:table-cell office:value-type="time" office:time-value="PT15H11M44.000S" table:style-name="ce9">
            <text:p>15:11:44</text:p>
          </table:table-cell>
          <table:table-cell office:value-type="string" table:style-name="ce12">
            <text:p>Last</text:p>
          </table:table-cell>
          <table:table-cell office:value-type="time" office:time-value="PT15H18M14.000S" table:style-name="ce9">
            <text:p>15:18:14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12.514285714285714" table:style-name="ce13">
            <text:p>13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51.535714285714278" table:style-name="ce14">
            <text:p>51.5</text:p>
          </table:table-cell>
          <table:table-cell office:value-type="float" office:value="5.1285714285714272" table:style-name="ce14">
            <text:p>5.1</text:p>
          </table:table-cell>
          <table:table-cell office:value-type="float" office:value="0.66428571428571404" table:style-name="ce14">
            <text:p>0.7</text:p>
          </table:table-cell>
          <table:table-cell office:value-type="float" office:value="42.657142857142851" table:style-name="ce14">
            <text:p>42.7</text:p>
          </table:table-cell>
          <table:table-cell office:value-type="float" office:value="56.664285714285704" table:style-name="ce14">
            <text:p>56.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33" table:style-name="ce13">
            <text:p>33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87.4" table:style-name="ce14">
            <text:p>87.4</text:p>
          </table:table-cell>
          <table:table-cell office:value-type="float" office:value="13.8" table:style-name="ce14">
            <text:p>13.8</text:p>
          </table:table-cell>
          <table:table-cell office:value-type="float" office:value="6.8" table:style-name="ce14">
            <text:p>6.8</text:p>
          </table:table-cell>
          <table:table-cell office:value-type="float" office:value="99.9" table:style-name="ce14">
            <text:p>99.9</text:p>
          </table:table-cell>
          <table:table-cell office:value-type="float" office:value="98.399999999999991" table:style-name="ce14">
            <text:p>98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6631H11M44.000S" table:style-name="ce9">
            <text:p>15:11:44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6959112959112963" table:style-name="ce14">
            <text:p>1.7</text:p>
          </table:table-cell>
          <table:table-cell office:value-type="float" office:value="2.6908077994428976" table:style-name="ce14">
            <text:p>2.7</text:p>
          </table:table-cell>
          <table:table-cell office:value-type="float" office:value="10.23655913978495" table:style-name="ce14">
            <text:p>10.2</text:p>
          </table:table-cell>
          <table:table-cell office:value-type="float" office:value="2.3419290020093775" table:style-name="ce14">
            <text:p>2.3</text:p>
          </table:table-cell>
          <table:table-cell office:value-type="float" office:value="1.7365435522500947" table:style-name="ce14">
            <text:p>1.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71.754000000000005" table:style-name="ce13">
            <text:p>7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560.52599999999984" table:style-name="ce13">
            <text:p>56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.12801190310529756" table:style-name="ce14">
            <text:p>0.1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7-19T00:00:00" table:style-name="ce5">
            <text:p>19-Jul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14" table:style-name="ce4">
            <text:p>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5M11.430S" table:style-name="ce6">
            <text:p>00:15:1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4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38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64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5.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4.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4.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7233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445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217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0223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4375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6937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3285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4374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0001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231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6937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9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17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53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3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6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7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3295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41699 0 4701 1190156 7422 0 176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11271 0 1669 294387 2976 0 82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10257 0 1364 298320 1478 0 41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10928 0 878 299150 69 0 33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9242 0 788 298297 2897 0 183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506126 49 1518 0 0 0 0 2 0 1 0 0 0 379 0 15811 66 0 0 0 0 0 0 0 22 0 0 0 0 0 0 0 0 58795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35759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426877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12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3789893 0 242852 14197 3253483 15851 0 948 86489 272 1758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2254190659 3221050 <text:s text:c="3"/>0 <text:s text:c="3"/>0 <text:s text:c="3"/>0 <text:s text:c="4"/>0 <text:s text:c="9"/>0 <text:s text:c="8"/>0 2254190659 3221050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3810550 <text:s text:c="2"/>37350 <text:s text:c="3"/>0 <text:s text:c="3"/>0 <text:s text:c="3"/>0 <text:s text:c="4"/>0 <text:s text:c="9"/>0 <text:s text:c="8"/>0 40174249 <text:s text:c="2"/>30879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2171 7352 708806 265964 3635 108163 897760 1589472 0 78848 18557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2068 7322 707754 265292 3635 108163 897760 1589472 0 78660 18550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84 0 0 0 0 0 84 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508 0 0 0 0 0 508 5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752 99461 21 16 6 53 15 37 20 0 1 0 4 2932736 414 4294967295 13946880 14046716 0 0 0 0 0 4096 536946211 4294967295 0 0 0 2 0 0 148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14 311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37350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30879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810550 (3.8 MB) <text:s/>TX bytes:40174249 (40.1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3221050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3221050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254190659 (2.2 GB) <text:s/>TX bytes:2254190659 (2.2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428 <text:s text:c="5"/>2852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draw:z-index="1" draw:id="id1" draw:style-name="a1" draw:name="Chart 1" svg:x="0.66667in" svg:y="3.34722in" svg:width="13.02778in" svg:height="5.41667in" style:rel-width="scale" style:rel-height="scale">
            <draw:object xlink:href="Object 2/" xlink:type="simple" xlink:show="embed" xlink:actuate="onLoad"/>
            <svg:title/>
            <svg:desc/>
          </draw:frame>
          <draw:frame draw:z-index="2" draw:id="id2" draw:style-name="a2" draw:name="Chart 2" svg:x="0.66667in" svg:y="8.77778in" svg:width="13.02778in" svg:height="5.41667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6631H11M44.000S" table:style-name="ce9">
            <text:p>15:11:44</text:p>
          </table:table-cell>
          <table:table-cell office:value-type="float" office:value="0.8" table:style-name="ce1">
            <text:p>0.8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6.8" table:style-name="ce1">
            <text:p>6.8</text:p>
          </table:table-cell>
          <table:table-cell office:value-type="float" office:value="91.3" table:style-name="ce1">
            <text:p>91.3</text:p>
          </table:table-cell>
          <table:table-cell office:value-type="float" office:value="1.9000000000000001" table:style-name="ce1">
            <text:p>1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31H12M14.000S" table:style-name="ce9">
            <text:p>15:12:14</text:p>
          </table:table-cell>
          <table:table-cell office:value-type="float" office:value="47.5" table:style-name="ce1">
            <text:p>47.5</text:p>
          </table:table-cell>
          <table:table-cell office:value-type="float" office:value="6.1" table:style-name="ce1">
            <text:p>6.1</text:p>
          </table:table-cell>
          <table:table-cell office:value-type="float" office:value="1.3" table:style-name="ce1">
            <text:p>1.3</text:p>
          </table:table-cell>
          <table:table-cell office:value-type="float" office:value="45.1" table:style-name="ce1">
            <text:p>45.1</text:p>
          </table:table-cell>
          <table:table-cell office:value-type="float" office:value="53.6" table:style-name="ce1">
            <text:p>53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31H12M44.000S" table:style-name="ce9">
            <text:p>15:12:44</text:p>
          </table:table-cell>
          <table:table-cell office:value-type="float" office:value="87.4" table:style-name="ce1">
            <text:p>87.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4.5" table:style-name="ce1">
            <text:p>4.5</text:p>
          </table:table-cell>
          <table:table-cell office:value-type="float" office:value="95.4" table:style-name="ce1">
            <text:p>95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31H13M14.000S" table:style-name="ce9">
            <text:p>15:13:14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6.7" table:style-name="ce1">
            <text:p>6.7</text:p>
          </table:table-cell>
          <table:table-cell office:value-type="float" office:value="0.1" table:style-name="ce1">
            <text:p>0.1</text:p>
          </table:table-cell>
          <table:table-cell office:value-type="float" office:value="11.7" table:style-name="ce1">
            <text:p>11.7</text:p>
          </table:table-cell>
          <table:table-cell office:value-type="float" office:value="88.3" table:style-name="ce1">
            <text:p>88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31H13M44.000S" table:style-name="ce9">
            <text:p>15:13:44</text:p>
          </table:table-cell>
          <table:table-cell office:value-type="float" office:value="60.1" table:style-name="ce1">
            <text:p>60.1</text:p>
          </table:table-cell>
          <table:table-cell office:value-type="float" office:value="2" table:style-name="ce1">
            <text:p>2</text:p>
          </table:table-cell>
          <table:table-cell office:value-type="float" office:value="0.5" table:style-name="ce1">
            <text:p>0.5</text:p>
          </table:table-cell>
          <table:table-cell office:value-type="float" office:value="37.4" table:style-name="ce1">
            <text:p>37.4</text:p>
          </table:table-cell>
          <table:table-cell office:value-type="float" office:value="62.1" table:style-name="ce1">
            <text:p>62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31H14M14.000S" table:style-name="ce9">
            <text:p>15:14:14</text:p>
          </table:table-cell>
          <table:table-cell office:value-type="float" office:value="69.400000000000006" table:style-name="ce1">
            <text:p>69.4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.2" table:style-name="ce1">
            <text:p>0.2</text:p>
          </table:table-cell>
          <table:table-cell office:value-type="float" office:value="25.7" table:style-name="ce1">
            <text:p>25.7</text:p>
          </table:table-cell>
          <table:table-cell office:value-type="float" office:value="74" table:style-name="ce1">
            <text:p>7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31H14M44.000S" table:style-name="ce9">
            <text:p>15:14:44</text:p>
          </table:table-cell>
          <table:table-cell office:value-type="float" office:value="84.6" table:style-name="ce1">
            <text:p>84.6</text:p>
          </table:table-cell>
          <table:table-cell office:value-type="float" office:value="13.8" table:style-name="ce1">
            <text:p>13.8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98.399999999999991" table:style-name="ce1">
            <text:p>98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31H15M14.000S" table:style-name="ce9">
            <text:p>15:15:14</text:p>
          </table:table-cell>
          <table:table-cell office:value-type="float" office:value="64.7" table:style-name="ce1">
            <text:p>64.7</text:p>
          </table:table-cell>
          <table:table-cell office:value-type="float" office:value="7.9" table:style-name="ce1">
            <text:p>7.9</text:p>
          </table:table-cell>
          <table:table-cell office:value-type="float" office:value="0.1" table:style-name="ce1">
            <text:p>0.1</text:p>
          </table:table-cell>
          <table:table-cell office:value-type="float" office:value="27.4" table:style-name="ce1">
            <text:p>27.4</text:p>
          </table:table-cell>
          <table:table-cell office:value-type="float" office:value="72.600000000000009" table:style-name="ce1">
            <text:p>72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31H15M44.000S" table:style-name="ce9">
            <text:p>15:15:44</text:p>
          </table:table-cell>
          <table:table-cell office:value-type="float" office:value="70" table:style-name="ce1">
            <text:p>70</text:p>
          </table:table-cell>
          <table:table-cell office:value-type="float" office:value="6.8" table:style-name="ce1">
            <text:p>6.8</text:p>
          </table:table-cell>
          <table:table-cell office:value-type="float" office:value="0.1" table:style-name="ce1">
            <text:p>0.1</text:p>
          </table:table-cell>
          <table:table-cell office:value-type="float" office:value="23" table:style-name="ce1">
            <text:p>23</text:p>
          </table:table-cell>
          <table:table-cell office:value-type="float" office:value="76.8" table:style-name="ce1">
            <text:p>76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31H16M14.000S" table:style-name="ce9">
            <text:p>15:16:14</text:p>
          </table:table-cell>
          <table:table-cell office:value-type="float" office:value="66.400000000000006" table:style-name="ce1">
            <text:p>66.4</text:p>
          </table:table-cell>
          <table:table-cell office:value-type="float" office:value="7.9" table:style-name="ce1">
            <text:p>7.9</text:p>
          </table:table-cell>
          <table:table-cell office:value-type="float" office:value="0" table:style-name="ce1">
            <text:p>0</text:p>
          </table:table-cell>
          <table:table-cell office:value-type="float" office:value="25.7" table:style-name="ce1">
            <text:p>25.7</text:p>
          </table:table-cell>
          <table:table-cell office:value-type="float" office:value="74.300000000000011" table:style-name="ce1">
            <text:p>74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31H16M44.000S" table:style-name="ce9">
            <text:p>15:16:44</text:p>
          </table:table-cell>
          <table:table-cell office:value-type="float" office:value="57.7" table:style-name="ce1">
            <text:p>57.7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37.6" table:style-name="ce1">
            <text:p>37.6</text:p>
          </table:table-cell>
          <table:table-cell office:value-type="float" office:value="62.400000000000006" table:style-name="ce1">
            <text:p>62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31H17M14.000S" table:style-name="ce9">
            <text:p>15:17:14</text:p>
          </table:table-cell>
          <table:table-cell office:value-type="float" office:value="31.3" table:style-name="ce1">
            <text:p>31.3</text:p>
          </table:table-cell>
          <table:table-cell office:value-type="float" office:value="2" table:style-name="ce1">
            <text:p>2</text:p>
          </table:table-cell>
          <table:table-cell office:value-type="float" office:value="0.2" table:style-name="ce1">
            <text:p>0.2</text:p>
          </table:table-cell>
          <table:table-cell office:value-type="float" office:value="66.400000000000006" table:style-name="ce1">
            <text:p>66.4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31H17M44.000S" table:style-name="ce9">
            <text:p>15:17:44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31H18M14.000S" table:style-name="ce9">
            <text:p>15:18:14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1.535714285714278" table:style-name="ce1">
            <text:p>51.53571429</text:p>
          </table:table-cell>
          <table:table-cell office:value-type="float" office:value="5.1285714285714272" table:style-name="ce1">
            <text:p>5.128571429</text:p>
          </table:table-cell>
          <table:table-cell office:value-type="float" office:value="0.66428571428571404" table:style-name="ce1">
            <text:p>0.664285714</text:p>
          </table:table-cell>
          <table:table-cell office:value-type="float" office:value="42.657142857142851" table:style-name="ce1">
            <text:p>42.65714286</text:p>
          </table:table-cell>
          <table:table-cell office:value-type="float" office:value="56.664285714285704" table:style-name="ce1">
            <text:p>56.66428571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  <table:table table:name="CPU_SUMM" table:style-name="ta1">
        <table:shapes>
          <draw:frame draw:z-index="1" draw:id="id3" draw:style-name="a3" draw:name="Chart 1" svg:x="0.66667in" svg:y="1.05556in" svg:width="13.02778in" svg:height="5.41667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51.371428571428574" table:style-name="ce11">
            <text:p>51.4</text:p>
          </table:table-cell>
          <table:table-cell office:value-type="float" office:value="5.0142857142857133" table:style-name="ce11">
            <text:p>5.0</text:p>
          </table:table-cell>
          <table:table-cell office:value-type="float" office:value="0.16428571428571428" table:style-name="ce11">
            <text:p>0.2</text:p>
          </table:table-cell>
          <table:table-cell office:value-type="float" office:value="43.428571428571431" table:style-name="ce11">
            <text:p>43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52.571428571428577" table:style-name="ce11">
            <text:p>52.6</text:p>
          </table:table-cell>
          <table:table-cell office:value-type="float" office:value="5.0999999999999988" table:style-name="ce11">
            <text:p>5.1</text:p>
          </table:table-cell>
          <table:table-cell office:value-type="float" office:value="0.22857142857142859" table:style-name="ce11">
            <text:p>0.2</text:p>
          </table:table-cell>
          <table:table-cell office:value-type="float" office:value="42.085714285714282" table:style-name="ce11">
            <text:p>42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51.921428571428578" table:style-name="ce11">
            <text:p>51.9</text:p>
          </table:table-cell>
          <table:table-cell office:value-type="float" office:value="4.9571428571428564" table:style-name="ce11">
            <text:p>5.0</text:p>
          </table:table-cell>
          <table:table-cell office:value-type="float" office:value="0.23571428571428571" table:style-name="ce11">
            <text:p>0.2</text:p>
          </table:table-cell>
          <table:table-cell office:value-type="float" office:value="42.878571428571426" table:style-name="ce11">
            <text:p>42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51.01428571428572" table:style-name="ce11">
            <text:p>51.0</text:p>
          </table:table-cell>
          <table:table-cell office:value-type="float" office:value="5.1714285714285708" table:style-name="ce11">
            <text:p>5.2</text:p>
          </table:table-cell>
          <table:table-cell office:value-type="float" office:value="0.24285714285714285" table:style-name="ce11">
            <text:p>0.2</text:p>
          </table:table-cell>
          <table:table-cell office:value-type="float" office:value="43.56428571428571" table:style-name="ce11">
            <text:p>43.6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draw:z-index="1" draw:id="id4" draw:style-name="a4" draw:name="Chart 1" svg:x="0.66667in" svg:y="3.34722in" svg:width="13.02778in" svg:height="5.41667in" style:rel-width="scale" style:rel-height="scale">
            <draw:object xlink:href="Object 5/" xlink:type="simple" xlink:show="embed" xlink:actuate="onLoad"/>
            <svg:title/>
            <svg:desc/>
          </draw:frame>
          <draw:frame draw:z-index="2" draw:id="id5" draw:style-name="a5" draw:name="Chart 2" svg:x="0.66667in" svg:y="8.77778in" svg:width="13.02778in" svg:height="5.41667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6631H11M44.000S" table:style-name="ce9">
            <text:p>15:11:44</text:p>
          </table:table-cell>
          <table:table-cell office:value-type="float" office:value="2109.4" table:style-name="ce1">
            <text:p>2109.4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time" office:time-value="PT986631H12M14.000S" table:style-name="ce9">
            <text:p>15:12:14</text:p>
          </table:table-cell>
          <table:table-cell office:value-type="float" office:value="255.8" table:style-name="ce1">
            <text:p>255.8</text:p>
          </table:table-cell>
          <table:table-cell office:value-type="float" office:value="48.8" table:style-name="ce1">
            <text:p>48.8</text:p>
          </table:table-cell>
          <table:table-cell office:value-type="float" office:value="10.4" table:style-name="ce1">
            <text:p>10.4</text:p>
          </table:table-cell>
          <table:table-cell table:number-columns-repeated="16380"/>
        </table:table-row>
        <table:table-row table:style-name="ro1">
          <table:table-cell office:value-type="time" office:time-value="PT986631H12M44.000S" table:style-name="ce9">
            <text:p>15:12:44</text:p>
          </table:table-cell>
          <table:table-cell office:value-type="float" office:value="11.2" table:style-name="ce1">
            <text:p>11.2</text:p>
          </table:table-cell>
          <table:table-cell office:value-type="float" office:value="1007.2" table:style-name="ce1">
            <text:p>1007.2</text:p>
          </table:table-cell>
          <table:table-cell office:value-type="float" office:value="11.4" table:style-name="ce1">
            <text:p>11.4</text:p>
          </table:table-cell>
          <table:table-cell table:number-columns-repeated="16380"/>
        </table:table-row>
        <table:table-row table:style-name="ro1">
          <table:table-cell office:value-type="time" office:time-value="PT986631H13M14.000S" table:style-name="ce9">
            <text:p>15:13:14</text:p>
          </table:table-cell>
          <table:table-cell office:value-type="float" office:value="0" table:style-name="ce1">
            <text:p>0</text:p>
          </table:table-cell>
          <table:table-cell office:value-type="float" office:value="764" table:style-name="ce1">
            <text:p>764</text:p>
          </table:table-cell>
          <table:table-cell office:value-type="float" office:value="11.4" table:style-name="ce1">
            <text:p>11.4</text:p>
          </table:table-cell>
          <table:table-cell table:number-columns-repeated="16380"/>
        </table:table-row>
        <table:table-row table:style-name="ro1">
          <table:table-cell office:value-type="time" office:time-value="PT986631H13M44.000S" table:style-name="ce9">
            <text:p>15:13:44</text:p>
          </table:table-cell>
          <table:table-cell office:value-type="float" office:value="0.2" table:style-name="ce1">
            <text:p>0.2</text:p>
          </table:table-cell>
          <table:table-cell office:value-type="float" office:value="4774.3999999999996" table:style-name="ce1">
            <text:p>4774.4</text:p>
          </table:table-cell>
          <table:table-cell office:value-type="float" office:value="13.8" table:style-name="ce1">
            <text:p>13.8</text:p>
          </table:table-cell>
          <table:table-cell table:number-columns-repeated="16380"/>
        </table:table-row>
        <table:table-row table:style-name="ro1">
          <table:table-cell office:value-type="time" office:time-value="PT986631H14M14.000S" table:style-name="ce9">
            <text:p>15:14:14</text:p>
          </table:table-cell>
          <table:table-cell office:value-type="float" office:value="0" table:style-name="ce1">
            <text:p>0</text:p>
          </table:table-cell>
          <table:table-cell office:value-type="float" office:value="3067.8" table:style-name="ce1">
            <text:p>3067.8</text:p>
          </table:table-cell>
          <table:table-cell office:value-type="float" office:value="18.600000000000001" table:style-name="ce1">
            <text:p>18.6</text:p>
          </table:table-cell>
          <table:table-cell table:number-columns-repeated="16380"/>
        </table:table-row>
        <table:table-row table:style-name="ro1">
          <table:table-cell office:value-type="time" office:time-value="PT986631H14M44.000S" table:style-name="ce9">
            <text:p>15:14:44</text:p>
          </table:table-cell>
          <table:table-cell office:value-type="float" office:value="9.4" table:style-name="ce1">
            <text:p>9.4</text:p>
          </table:table-cell>
          <table:table-cell office:value-type="float" office:value="718" table:style-name="ce1">
            <text:p>718</text:p>
          </table:table-cell>
          <table:table-cell office:value-type="float" office:value="6.4" table:style-name="ce1">
            <text:p>6.4</text:p>
          </table:table-cell>
          <table:table-cell table:number-columns-repeated="16380"/>
        </table:table-row>
        <table:table-row table:style-name="ro1">
          <table:table-cell office:value-type="time" office:time-value="PT986631H15M14.000S" table:style-name="ce9">
            <text:p>15:15:14</text:p>
          </table:table-cell>
          <table:table-cell office:value-type="float" office:value="5" table:style-name="ce1">
            <text:p>5</text:p>
          </table:table-cell>
          <table:table-cell office:value-type="float" office:value="2231.6" table:style-name="ce1">
            <text:p>2231.6</text:p>
          </table:table-cell>
          <table:table-cell office:value-type="float" office:value="15.4" table:style-name="ce1">
            <text:p>15.4</text:p>
          </table:table-cell>
          <table:table-cell table:number-columns-repeated="16380"/>
        </table:table-row>
        <table:table-row table:style-name="ro1">
          <table:table-cell office:value-type="time" office:time-value="PT986631H15M44.000S" table:style-name="ce9">
            <text:p>15:15:44</text:p>
          </table:table-cell>
          <table:table-cell office:value-type="float" office:value="0" table:style-name="ce1">
            <text:p>0</text:p>
          </table:table-cell>
          <table:table-cell office:value-type="float" office:value="2577.4" table:style-name="ce1">
            <text:p>2577.4</text:p>
          </table:table-cell>
          <table:table-cell office:value-type="float" office:value="16.399999999999999" table:style-name="ce1">
            <text:p>16.4</text:p>
          </table:table-cell>
          <table:table-cell table:number-columns-repeated="16380"/>
        </table:table-row>
        <table:table-row table:style-name="ro1">
          <table:table-cell office:value-type="time" office:time-value="PT986631H16M14.000S" table:style-name="ce9">
            <text:p>15:16:14</text:p>
          </table:table-cell>
          <table:table-cell office:value-type="float" office:value="0" table:style-name="ce1">
            <text:p>0</text:p>
          </table:table-cell>
          <table:table-cell office:value-type="float" office:value="2614.6" table:style-name="ce1">
            <text:p>2614.6</text:p>
          </table:table-cell>
          <table:table-cell office:value-type="float" office:value="19.600000000000001" table:style-name="ce1">
            <text:p>19.6</text:p>
          </table:table-cell>
          <table:table-cell table:number-columns-repeated="16380"/>
        </table:table-row>
        <table:table-row table:style-name="ro1">
          <table:table-cell office:value-type="time" office:time-value="PT986631H16M44.000S" table:style-name="ce9">
            <text:p>15:16:44</text:p>
          </table:table-cell>
          <table:table-cell office:value-type="float" office:value="0" table:style-name="ce1">
            <text:p>0</text:p>
          </table:table-cell>
          <table:table-cell office:value-type="float" office:value="640.20000000000005" table:style-name="ce1">
            <text:p>640.2</text:p>
          </table:table-cell>
          <table:table-cell office:value-type="float" office:value="9.6" table:style-name="ce1">
            <text:p>9.6</text:p>
          </table:table-cell>
          <table:table-cell table:number-columns-repeated="16380"/>
        </table:table-row>
        <table:table-row table:style-name="ro1">
          <table:table-cell office:value-type="time" office:time-value="PT986631H17M14.000S" table:style-name="ce9">
            <text:p>15:17:14</text:p>
          </table:table-cell>
          <table:table-cell office:value-type="float" office:value="0.8" table:style-name="ce1">
            <text:p>0.8</text:p>
          </table:table-cell>
          <table:table-cell office:value-type="float" office:value="168.6" table:style-name="ce1">
            <text:p>168.6</text:p>
          </table:table-cell>
          <table:table-cell office:value-type="float" office:value="5.2" table:style-name="ce1">
            <text:p>5.2</text:p>
          </table:table-cell>
          <table:table-cell table:number-columns-repeated="16380"/>
        </table:table-row>
        <table:table-row table:style-name="ro1">
          <table:table-cell office:value-type="time" office:time-value="PT986631H17M44.000S" table:style-name="ce9">
            <text:p>15:17:44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3.2" table:style-name="ce1">
            <text:p>3.2</text:p>
          </table:table-cell>
          <table:table-cell table:number-columns-repeated="16380"/>
        </table:table-row>
        <table:table-row table:style-name="ro1">
          <table:table-cell office:value-type="time" office:time-value="PT986631H18M14.000S" table:style-name="ce9">
            <text:p>15:18:14</text:p>
          </table:table-cell>
          <table:table-cell office:value-type="float" office:value="0" table:style-name="ce1">
            <text:p>0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70.84285714285716" table:formula="msoxl:=AVERAGE(B2:B15)" table:style-name="ce8">
            <text:p>170.8</text:p>
          </table:table-cell>
          <table:table-cell office:value-type="float" office:value="1334.5857142857142" table:formula="msoxl:=AVERAGE(C2:C15)" table:style-name="ce8">
            <text:p>1334.6</text:p>
          </table:table-cell>
          <table:table-cell office:value-type="float" office:value="12.514285714285714" table:formula="msoxl:=AVERAGE(D2:D15)" table:style-name="ce8">
            <text:p>12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716.9577449141711" table:formula="msoxl:=IF(B17=0,0,MAX(SUMPRODUCT(B2:B15,B2:B15)/SUM(B2:B15)-B17,0))" table:style-name="ce8">
            <text:p>1717.0</text:p>
          </table:table-cell>
          <table:table-cell office:value-type="float" office:value="1514.0404040388596" table:formula="msoxl:=IF(C17=0,0,MAX(SUMPRODUCT(C2:C15,C2:C15)/SUM(C2:C15)-C17,0))" table:style-name="ce8">
            <text:p>1514.0</text:p>
          </table:table-cell>
          <table:table-cell office:value-type="float" office:value="4.9217873450750158" table:formula="msoxl:=IF(D17=0,0,MAX(SUMPRODUCT(D2:D15,D2:D15)/SUM(D2:D15)-D17,0))" table:style-name="ce8">
            <text:p>4.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21.59939794297179" table:formula="msoxl:=ABS(MAX(B2:B15)-B17-B18)" table:style-name="ce8">
            <text:p>221.6</text:p>
          </table:table-cell>
          <table:table-cell office:value-type="float" office:value="1925.7738816754261" table:formula="msoxl:=ABS(MAX(C2:C15)-C17-C18)" table:style-name="ce8">
            <text:p>1925.8</text:p>
          </table:table-cell>
          <table:table-cell office:value-type="float" office:value="15.563926940639272" table:formula="msoxl:=ABS(MAX(D2:D15)-D17-D18)" table:style-name="ce8">
            <text:p>15.6</text:p>
          </table:table-cell>
          <table:table-cell table:number-columns-repeated="16380"/>
        </table:table-row>
        <table:table-row table:number-rows-repeated="1048557" table:style-name="ro1">
          <table:table-cell table:number-columns-repeated="16384"/>
        </table:table-row>
      </table:table>
      <table:table table:name="DISKBSIZE" table:style-name="ta1">
        <table:shapes>
          <draw:frame draw:z-index="1" draw:id="id6" draw:style-name="a6" draw:name="Chart 1" svg:x="0.66667in" svg:y="3.34722in" svg:width="13.02778in" svg:height="5.41667in" style:rel-width="scale" style:rel-height="scale">
            <draw:object xlink:href="Object 7/" xlink:type="simple" xlink:show="embed" xlink:actuate="onLoad"/>
            <svg:title/>
            <svg:desc/>
          </draw:frame>
          <draw:frame draw:z-index="2" draw:id="id7" draw:style-name="a7" draw:name="Chart 2" svg:x="0.66667in" svg:y="8.77778in" svg:width="13.02778in" svg:height="5.41667in" style:rel-width="scale" style:rel-height="scale">
            <draw:object xlink:href="Object 8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6631H11M44.000S" table:style-name="ce9">
            <text:p>15:11:44</text:p>
          </table:table-cell>
          <table:table-cell office:value-type="float" office:value="63.8" table:style-name="ce1">
            <text:p>63.8</text:p>
          </table:table-cell>
          <table:table-cell office:value-type="float" office:value="63.8" table:style-name="ce1">
            <text:p>6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7.6" table:style-name="ce1">
            <text:p>127.6</text:p>
          </table:table-cell>
          <table:table-cell table:number-columns-repeated="16128"/>
        </table:table-row>
        <table:table-row table:style-name="ro1">
          <table:table-cell office:value-type="time" office:time-value="PT986631H12M14.000S" table:style-name="ce9">
            <text:p>15:12:14</text:p>
          </table:table-cell>
          <table:table-cell office:value-type="float" office:value="29.1" table:style-name="ce1">
            <text:p>29.1</text:p>
          </table:table-cell>
          <table:table-cell office:value-type="float" office:value="29.1" table:style-name="ce1">
            <text:p>29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8.2" table:style-name="ce1">
            <text:p>58.2</text:p>
          </table:table-cell>
          <table:table-cell table:number-columns-repeated="16128"/>
        </table:table-row>
        <table:table-row table:style-name="ro1">
          <table:table-cell office:value-type="time" office:time-value="PT986631H12M44.000S" table:style-name="ce9">
            <text:p>15:12:44</text:p>
          </table:table-cell>
          <table:table-cell office:value-type="float" office:value="89.3" table:style-name="ce1">
            <text:p>89.3</text:p>
          </table:table-cell>
          <table:table-cell office:value-type="float" office:value="89.3" table:style-name="ce1">
            <text:p>89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8.6" table:style-name="ce1">
            <text:p>178.6</text:p>
          </table:table-cell>
          <table:table-cell table:number-columns-repeated="16128"/>
        </table:table-row>
        <table:table-row table:style-name="ro1">
          <table:table-cell office:value-type="time" office:time-value="PT986631H13M14.000S" table:style-name="ce9">
            <text:p>15:13:14</text:p>
          </table:table-cell>
          <table:table-cell office:value-type="float" office:value="66.599999999999994" table:style-name="ce1">
            <text:p>66.6</text:p>
          </table:table-cell>
          <table:table-cell office:value-type="float" office:value="66.599999999999994" table:style-name="ce1">
            <text:p>6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3.19999999999999" table:style-name="ce1">
            <text:p>133.2</text:p>
          </table:table-cell>
          <table:table-cell table:number-columns-repeated="16128"/>
        </table:table-row>
        <table:table-row table:style-name="ro1">
          <table:table-cell office:value-type="time" office:time-value="PT986631H13M44.000S" table:style-name="ce9">
            <text:p>15:13:44</text:p>
          </table:table-cell>
          <table:table-cell office:value-type="float" office:value="346" table:style-name="ce1">
            <text:p>346</text:p>
          </table:table-cell>
          <table:table-cell office:value-type="float" office:value="346" table:style-name="ce1">
            <text:p>3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92" table:style-name="ce1">
            <text:p>692</text:p>
          </table:table-cell>
          <table:table-cell table:number-columns-repeated="16128"/>
        </table:table-row>
        <table:table-row table:style-name="ro1">
          <table:table-cell office:value-type="time" office:time-value="PT986631H14M14.000S" table:style-name="ce9">
            <text:p>15:14:14</text:p>
          </table:table-cell>
          <table:table-cell office:value-type="float" office:value="164.4" table:style-name="ce1">
            <text:p>164.4</text:p>
          </table:table-cell>
          <table:table-cell office:value-type="float" office:value="164.4" table:style-name="ce1">
            <text:p>16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28.8" table:style-name="ce1">
            <text:p>328.8</text:p>
          </table:table-cell>
          <table:table-cell table:number-columns-repeated="16128"/>
        </table:table-row>
        <table:table-row table:style-name="ro1">
          <table:table-cell office:value-type="time" office:time-value="PT986631H14M44.000S" table:style-name="ce9">
            <text:p>15:14:44</text:p>
          </table:table-cell>
          <table:table-cell office:value-type="float" office:value="114.9" table:style-name="ce1">
            <text:p>114.9</text:p>
          </table:table-cell>
          <table:table-cell office:value-type="float" office:value="114.9" table:style-name="ce1">
            <text:p>11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9.8" table:style-name="ce1">
            <text:p>229.8</text:p>
          </table:table-cell>
          <table:table-cell table:number-columns-repeated="16128"/>
        </table:table-row>
        <table:table-row table:style-name="ro1">
          <table:table-cell office:value-type="time" office:time-value="PT986631H15M14.000S" table:style-name="ce9">
            <text:p>15:15:14</text:p>
          </table:table-cell>
          <table:table-cell office:value-type="float" office:value="145.19999999999999" table:style-name="ce1">
            <text:p>145.2</text:p>
          </table:table-cell>
          <table:table-cell office:value-type="float" office:value="145.19999999999999" table:style-name="ce1">
            <text:p>14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90.39999999999998" table:style-name="ce1">
            <text:p>290.4</text:p>
          </table:table-cell>
          <table:table-cell table:number-columns-repeated="16128"/>
        </table:table-row>
        <table:table-row table:style-name="ro1">
          <table:table-cell office:value-type="time" office:time-value="PT986631H15M44.000S" table:style-name="ce9">
            <text:p>15:15:44</text:p>
          </table:table-cell>
          <table:table-cell office:value-type="float" office:value="156.5" table:style-name="ce1">
            <text:p>156.5</text:p>
          </table:table-cell>
          <table:table-cell office:value-type="float" office:value="156.5" table:style-name="ce1">
            <text:p>1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13" table:style-name="ce1">
            <text:p>313</text:p>
          </table:table-cell>
          <table:table-cell table:number-columns-repeated="16128"/>
        </table:table-row>
        <table:table-row table:style-name="ro1">
          <table:table-cell office:value-type="time" office:time-value="PT986631H16M14.000S" table:style-name="ce9">
            <text:p>15:16:14</text:p>
          </table:table-cell>
          <table:table-cell office:value-type="float" office:value="132.9" table:style-name="ce1">
            <text:p>132.9</text:p>
          </table:table-cell>
          <table:table-cell office:value-type="float" office:value="132.9" table:style-name="ce1">
            <text:p>132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65.8" table:style-name="ce1">
            <text:p>265.8</text:p>
          </table:table-cell>
          <table:table-cell table:number-columns-repeated="16128"/>
        </table:table-row>
        <table:table-row table:style-name="ro1">
          <table:table-cell office:value-type="time" office:time-value="PT986631H16M44.000S" table:style-name="ce9">
            <text:p>15:16:44</text:p>
          </table:table-cell>
          <table:table-cell office:value-type="float" office:value="67.2" table:style-name="ce1">
            <text:p>67.2</text:p>
          </table:table-cell>
          <table:table-cell office:value-type="float" office:value="67.2" table:style-name="ce1">
            <text:p>6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4.4" table:style-name="ce1">
            <text:p>134.4</text:p>
          </table:table-cell>
          <table:table-cell table:number-columns-repeated="16128"/>
        </table:table-row>
        <table:table-row table:style-name="ro1">
          <table:table-cell office:value-type="time" office:time-value="PT986631H17M14.000S" table:style-name="ce9">
            <text:p>15:17:14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6" table:style-name="ce1">
            <text:p>66</text:p>
          </table:table-cell>
          <table:table-cell table:number-columns-repeated="16128"/>
        </table:table-row>
        <table:table-row table:style-name="ro1">
          <table:table-cell office:value-type="time" office:time-value="PT986631H17M44.000S" table:style-name="ce9">
            <text:p>15:17:44</text:p>
          </table:table-cell>
          <table:table-cell office:value-type="float" office:value="21.4" table:style-name="ce1">
            <text:p>21.4</text:p>
          </table:table-cell>
          <table:table-cell office:value-type="float" office:value="21.4" table:style-name="ce1">
            <text:p>2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2.8" table:style-name="ce1">
            <text:p>42.8</text:p>
          </table:table-cell>
          <table:table-cell table:number-columns-repeated="16128"/>
        </table:table-row>
        <table:table-row table:style-name="ro1">
          <table:table-cell office:value-type="time" office:time-value="PT986631H18M14.000S" table:style-name="ce9">
            <text:p>15:18:14</text:p>
          </table:table-cell>
          <table:table-cell office:value-type="float" office:value="5.7" table:style-name="ce1">
            <text:p>5.7</text:p>
          </table:table-cell>
          <table:table-cell office:value-type="float" office:value="5.7" table:style-name="ce1">
            <text:p>5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4" table:style-name="ce1">
            <text:p>11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02.57142857142858" table:formula="msoxl:=AVERAGE(B2:B15)" table:style-name="ce8">
            <text:p>102.6</text:p>
          </table:table-cell>
          <table:table-cell office:value-type="float" office:value="102.57142857142858" table:formula="msoxl:=AVERAGE(C2:C15)" table:style-name="ce8">
            <text:p>102.6</text:p>
          </table:table-cell>
          <table:table-cell office:value-type="float" office:value="0" table:formula="msoxl:=AVERAGE(D2:D15)" table:style-name="ce8">
            <text:p>0.0</text:p>
          </table:table-cell>
          <table:table-cell office:value-type="float" office:value="0" table:formula="msoxl:=AVERAGE(E2:E15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9.159532431356894" table:formula="msoxl:=IF(B17=0,0,MAX(SUMPRODUCT(B2:B15,B2:B15)/SUM(B2:B15)-B17,0))" table:style-name="ce8">
            <text:p>69.2</text:p>
          </table:table-cell>
          <table:table-cell office:value-type="float" office:value="69.159532431356894" table:formula="msoxl:=IF(C17=0,0,MAX(SUMPRODUCT(C2:C15,C2:C15)/SUM(C2:C15)-C17,0))" table:style-name="ce8">
            <text:p>69.2</text:p>
          </table:table-cell>
          <table:table-cell office:value-type="float" office:value="0" table:formula="msoxl:=IF(D17=0,0,MAX(SUMPRODUCT(D2:D15,D2:D15)/SUM(D2:D15)-D17,0))" table:style-name="ce8">
            <text:p>0.0</text:p>
          </table:table-cell>
          <table:table-cell office:value-type="float" office:value="0" table:formula="msoxl:=IF(E17=0,0,MAX(SUMPRODUCT(E2:E15,E2:E15)/SUM(E2:E15)-E17,0)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74.26903899721452" table:formula="msoxl:=ABS(MAX(B2:B15)-B17-B18)" table:style-name="ce8">
            <text:p>174.3</text:p>
          </table:table-cell>
          <table:table-cell office:value-type="float" office:value="174.26903899721452" table:formula="msoxl:=ABS(MAX(C2:C15)-C17-C18)" table:style-name="ce8">
            <text:p>174.3</text:p>
          </table:table-cell>
          <table:table-cell office:value-type="float" office:value="0" table:formula="msoxl:=ABS(MAX(D2:D15)-D17-D18)" table:style-name="ce8">
            <text:p>0.0</text:p>
          </table:table-cell>
          <table:table-cell office:value-type="float" office:value="0" table:formula="msoxl:=ABS(MAX(E2:E15)-E17-E18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71.73096100278548" table:formula="msoxl:=B17+ B18" table:style-name="ce8">
            <text:p>171.7</text:p>
          </table:table-cell>
          <table:table-cell office:value-type="float" office:value="171.73096100278548" table:formula="msoxl:=C17+ C18" table:style-name="ce8">
            <text:p>171.7</text:p>
          </table:table-cell>
          <table:table-cell office:value-type="float" office:value="0" table:formula="msoxl:=D17+ D18" table:style-name="ce8">
            <text:p>0.0</text:p>
          </table:table-cell>
          <table:table-cell office:value-type="float" office:value="0" table:formula="msoxl:=E17+ E18" table:style-name="ce8">
            <text:p>0.0</text:p>
          </table:table-cell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  <table:table table:name="DISKBUSY" table:style-name="ta1">
        <table:shapes>
          <draw:frame draw:z-index="1" draw:id="id8" draw:style-name="a8" draw:name="Chart 1" svg:x="0.66667in" svg:y="3.34722in" svg:width="13.02778in" svg:height="5.41667in" style:rel-width="scale" style:rel-height="scale">
            <draw:object xlink:href="Object 9/" xlink:type="simple" xlink:show="embed" xlink:actuate="onLoad"/>
            <svg:title/>
            <svg:desc/>
          </draw:frame>
          <draw:frame draw:z-index="2" draw:id="id9" draw:style-name="a9" draw:name="Chart 2" svg:x="0.66667in" svg:y="8.77778in" svg:width="13.02778in" svg:height="5.41667in" style:rel-width="scale" style:rel-height="scale">
            <draw:object xlink:href="Object 10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6631H11M44.000S" table:style-name="ce9">
            <text:p>15:11:44</text:p>
          </table:table-cell>
          <table:table-cell office:value-type="float" office:value="22.7" table:style-name="ce1">
            <text:p>22.7</text:p>
          </table:table-cell>
          <table:table-cell office:value-type="float" office:value="22.7" table:style-name="ce1">
            <text:p>2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5.4" table:style-name="ce1">
            <text:p>45.4</text:p>
          </table:table-cell>
          <table:table-cell table:number-columns-repeated="16128"/>
        </table:table-row>
        <table:table-row table:style-name="ro1">
          <table:table-cell office:value-type="time" office:time-value="PT986631H12M14.000S" table:style-name="ce9">
            <text:p>15:12:14</text:p>
          </table:table-cell>
          <table:table-cell office:value-type="float" office:value="5.4" table:style-name="ce1">
            <text:p>5.4</text:p>
          </table:table-cell>
          <table:table-cell office:value-type="float" office:value="5.4" table:style-name="ce1">
            <text:p>5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8" table:style-name="ce1">
            <text:p>10.8</text:p>
          </table:table-cell>
          <table:table-cell table:number-columns-repeated="16128"/>
        </table:table-row>
        <table:table-row table:style-name="ro1">
          <table:table-cell office:value-type="time" office:time-value="PT986631H12M44.000S" table:style-name="ce9">
            <text:p>15:12:44</text:p>
          </table:table-cell>
          <table:table-cell office:value-type="float" office:value="3.8" table:style-name="ce1">
            <text:p>3.8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6" table:style-name="ce1">
            <text:p>7.6</text:p>
          </table:table-cell>
          <table:table-cell table:number-columns-repeated="16128"/>
        </table:table-row>
        <table:table-row table:style-name="ro1">
          <table:table-cell office:value-type="time" office:time-value="PT986631H13M14.000S" table:style-name="ce9">
            <text:p>15:13:14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5999999999999996" table:style-name="ce1">
            <text:p>4.6</text:p>
          </table:table-cell>
          <table:table-cell table:number-columns-repeated="16128"/>
        </table:table-row>
        <table:table-row table:style-name="ro1">
          <table:table-cell office:value-type="time" office:time-value="PT986631H13M44.000S" table:style-name="ce9">
            <text:p>15:13:44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1999999999999993" table:style-name="ce1">
            <text:p>9.2</text:p>
          </table:table-cell>
          <table:table-cell table:number-columns-repeated="16128"/>
        </table:table-row>
        <table:table-row table:style-name="ro1">
          <table:table-cell office:value-type="time" office:time-value="PT986631H14M14.000S" table:style-name="ce9">
            <text:p>15:14:14</text:p>
          </table:table-cell>
          <table:table-cell office:value-type="float" office:value="3.5" table:style-name="ce1">
            <text:p>3.5</text:p>
          </table:table-cell>
          <table:table-cell office:value-type="float" office:value="3.5" table:style-name="ce1">
            <text:p>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" table:style-name="ce1">
            <text:p>7</text:p>
          </table:table-cell>
          <table:table-cell table:number-columns-repeated="16128"/>
        </table:table-row>
        <table:table-row table:style-name="ro1">
          <table:table-cell office:value-type="time" office:time-value="PT986631H14M44.000S" table:style-name="ce9">
            <text:p>15:14:44</text:p>
          </table:table-cell>
          <table:table-cell office:value-type="float" office:value="1.7" table:style-name="ce1">
            <text:p>1.7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4" table:style-name="ce1">
            <text:p>3.4</text:p>
          </table:table-cell>
          <table:table-cell table:number-columns-repeated="16128"/>
        </table:table-row>
        <table:table-row table:style-name="ro1">
          <table:table-cell office:value-type="time" office:time-value="PT986631H15M14.000S" table:style-name="ce9">
            <text:p>15:15:14</text:p>
          </table:table-cell>
          <table:table-cell office:value-type="float" office:value="2.4" table:style-name="ce1">
            <text:p>2.4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8" table:style-name="ce1">
            <text:p>4.8</text:p>
          </table:table-cell>
          <table:table-cell table:number-columns-repeated="16128"/>
        </table:table-row>
        <table:table-row table:style-name="ro1">
          <table:table-cell office:value-type="time" office:time-value="PT986631H15M44.000S" table:style-name="ce9">
            <text:p>15:15:44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1999999999999993" table:style-name="ce1">
            <text:p>8.2</text:p>
          </table:table-cell>
          <table:table-cell table:number-columns-repeated="16128"/>
        </table:table-row>
        <table:table-row table:style-name="ro1">
          <table:table-cell office:value-type="time" office:time-value="PT986631H16M14.000S" table:style-name="ce9">
            <text:p>15:16:14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8000000000000007" table:style-name="ce1">
            <text:p>8.8</text:p>
          </table:table-cell>
          <table:table-cell table:number-columns-repeated="16128"/>
        </table:table-row>
        <table:table-row table:style-name="ro1">
          <table:table-cell office:value-type="time" office:time-value="PT986631H16M44.000S" table:style-name="ce9">
            <text:p>15:16:44</text:p>
          </table:table-cell>
          <table:table-cell office:value-type="float" office:value="1.7" table:style-name="ce1">
            <text:p>1.7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4" table:style-name="ce1">
            <text:p>3.4</text:p>
          </table:table-cell>
          <table:table-cell table:number-columns-repeated="16128"/>
        </table:table-row>
        <table:table-row table:style-name="ro1">
          <table:table-cell office:value-type="time" office:time-value="PT986631H17M14.000S" table:style-name="ce9">
            <text:p>15:17:14</text:p>
          </table:table-cell>
          <table:table-cell office:value-type="float" office:value="1.4" table:style-name="ce1">
            <text:p>1.4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8" table:style-name="ce1">
            <text:p>2.8</text:p>
          </table:table-cell>
          <table:table-cell table:number-columns-repeated="16128"/>
        </table:table-row>
        <table:table-row table:style-name="ro1">
          <table:table-cell office:value-type="time" office:time-value="PT986631H17M44.000S" table:style-name="ce9">
            <text:p>15:17:44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6631H18M14.000S" table:style-name="ce9">
            <text:p>15:18: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.1642857142857146" table:formula="msoxl:=AVERAGE(B2:B15)" table:style-name="ce8">
            <text:p>4.2</text:p>
          </table:table-cell>
          <table:table-cell office:value-type="float" office:value="4.1642857142857146" table:formula="msoxl:=AVERAGE(C2:C15)" table:style-name="ce8">
            <text:p>4.2</text:p>
          </table:table-cell>
          <table:table-cell office:value-type="float" office:value="0" table:formula="msoxl:=AVERAGE(D2:D15)" table:style-name="ce8">
            <text:p>0.0</text:p>
          </table:table-cell>
          <table:table-cell office:value-type="float" office:value="0" table:formula="msoxl:=AVERAGE(E2:E15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.9394878706199439" table:formula="msoxl:=IF(B17=0,0,MAX(SUMPRODUCT(B2:B15,B2:B15)/SUM(B2:B15)-B17,0))" table:style-name="ce8">
            <text:p>6.9</text:p>
          </table:table-cell>
          <table:table-cell office:value-type="float" office:value="6.9394878706199439" table:formula="msoxl:=IF(C17=0,0,MAX(SUMPRODUCT(C2:C15,C2:C15)/SUM(C2:C15)-C17,0))" table:style-name="ce8">
            <text:p>6.9</text:p>
          </table:table-cell>
          <table:table-cell office:value-type="float" office:value="0" table:formula="msoxl:=IF(D17=0,0,MAX(SUMPRODUCT(D2:D15,D2:D15)/SUM(D2:D15)-D17,0))" table:style-name="ce8">
            <text:p>0.0</text:p>
          </table:table-cell>
          <table:table-cell office:value-type="float" office:value="0" table:formula="msoxl:=IF(E17=0,0,MAX(SUMPRODUCT(E2:E15,E2:E15)/SUM(E2:E15)-E17,0)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1.596226415094341" table:formula="msoxl:=ABS(MAX(B2:B15)-B17-B18)" table:style-name="ce8">
            <text:p>11.6</text:p>
          </table:table-cell>
          <table:table-cell office:value-type="float" office:value="11.596226415094341" table:formula="msoxl:=ABS(MAX(C2:C15)-C17-C18)" table:style-name="ce8">
            <text:p>11.6</text:p>
          </table:table-cell>
          <table:table-cell office:value-type="float" office:value="0" table:formula="msoxl:=ABS(MAX(D2:D15)-D17-D18)" table:style-name="ce8">
            <text:p>0.0</text:p>
          </table:table-cell>
          <table:table-cell office:value-type="float" office:value="0" table:formula="msoxl:=ABS(MAX(E2:E15)-E17-E18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1.103773584905658" table:formula="msoxl:=B17+ B18" table:style-name="ce8">
            <text:p>11.1</text:p>
          </table:table-cell>
          <table:table-cell office:value-type="float" office:value="11.103773584905658" table:formula="msoxl:=C17+ C18" table:style-name="ce8">
            <text:p>11.1</text:p>
          </table:table-cell>
          <table:table-cell office:value-type="float" office:value="0" table:formula="msoxl:=D17+ D18" table:style-name="ce8">
            <text:p>0.0</text:p>
          </table:table-cell>
          <table:table-cell office:value-type="float" office:value="0" table:formula="msoxl:=E17+ E18" table:style-name="ce8">
            <text:p>0.0</text:p>
          </table:table-cell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  <table:table table:name="DISKREAD" table:style-name="ta1">
        <table:shapes>
          <draw:frame draw:z-index="1" draw:id="id10" draw:style-name="a10" draw:name="Chart 1" svg:x="0.66667in" svg:y="3.34722in" svg:width="13.02778in" svg:height="5.41667in" style:rel-width="scale" style:rel-height="scale">
            <draw:object xlink:href="Object 11/" xlink:type="simple" xlink:show="embed" xlink:actuate="onLoad"/>
            <svg:title/>
            <svg:desc/>
          </draw:frame>
          <draw:frame draw:z-index="2" draw:id="id11" draw:style-name="a11" draw:name="Chart 2" svg:x="0.66667in" svg:y="8.77778in" svg:width="13.02778in" svg:height="5.41667in" style:rel-width="scale" style:rel-height="scale">
            <draw:object xlink:href="Object 1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6631H11M44.000S" table:style-name="ce9">
            <text:p>15:11:44</text:p>
          </table:table-cell>
          <table:table-cell office:value-type="float" office:value="1054.7" table:style-name="ce1">
            <text:p>1054.7</text:p>
          </table:table-cell>
          <table:table-cell office:value-type="float" office:value="1054.7" table:style-name="ce1">
            <text:p>105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109.4" table:style-name="ce1">
            <text:p>2109.4</text:p>
          </table:table-cell>
          <table:table-cell table:number-columns-repeated="16128"/>
        </table:table-row>
        <table:table-row table:style-name="ro1">
          <table:table-cell office:value-type="time" office:time-value="PT986631H12M14.000S" table:style-name="ce9">
            <text:p>15:12:14</text:p>
          </table:table-cell>
          <table:table-cell office:value-type="float" office:value="127.9" table:style-name="ce1">
            <text:p>127.9</text:p>
          </table:table-cell>
          <table:table-cell office:value-type="float" office:value="127.9" table:style-name="ce1">
            <text:p>12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55.8" table:style-name="ce1">
            <text:p>255.8</text:p>
          </table:table-cell>
          <table:table-cell table:number-columns-repeated="16128"/>
        </table:table-row>
        <table:table-row table:style-name="ro1">
          <table:table-cell office:value-type="time" office:time-value="PT986631H12M44.000S" table:style-name="ce9">
            <text:p>15:12:44</text:p>
          </table:table-cell>
          <table:table-cell office:value-type="float" office:value="5.6" table:style-name="ce1">
            <text:p>5.6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2" table:style-name="ce1">
            <text:p>11.2</text:p>
          </table:table-cell>
          <table:table-cell table:number-columns-repeated="16128"/>
        </table:table-row>
        <table:table-row table:style-name="ro1">
          <table:table-cell office:value-type="time" office:time-value="PT986631H13M14.000S" table:style-name="ce9">
            <text:p>15:13: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1H13M44.000S" table:style-name="ce9">
            <text:p>15:13:44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6631H14M14.000S" table:style-name="ce9">
            <text:p>15:14: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1H14M44.000S" table:style-name="ce9">
            <text:p>15:14:44</text:p>
          </table:table-cell>
          <table:table-cell office:value-type="float" office:value="4.7" table:style-name="ce1">
            <text:p>4.7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4" table:style-name="ce1">
            <text:p>9.4</text:p>
          </table:table-cell>
          <table:table-cell table:number-columns-repeated="16128"/>
        </table:table-row>
        <table:table-row table:style-name="ro1">
          <table:table-cell office:value-type="time" office:time-value="PT986631H15M14.000S" table:style-name="ce9">
            <text:p>15:15:14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" table:style-name="ce1">
            <text:p>5</text:p>
          </table:table-cell>
          <table:table-cell table:number-columns-repeated="16128"/>
        </table:table-row>
        <table:table-row table:style-name="ro1">
          <table:table-cell office:value-type="time" office:time-value="PT986631H15M44.000S" table:style-name="ce9">
            <text:p>15:15: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1H16M14.000S" table:style-name="ce9">
            <text:p>15:16: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1H16M44.000S" table:style-name="ce9">
            <text:p>15:16: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1H17M14.000S" table:style-name="ce9">
            <text:p>15:17:14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6631H17M44.000S" table:style-name="ce9">
            <text:p>15:17: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1H18M14.000S" table:style-name="ce9">
            <text:p>15:18: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5.421428571428578" table:formula="msoxl:=AVERAGE(B2:B15)" table:style-name="ce8">
            <text:p>85.4</text:p>
          </table:table-cell>
          <table:table-cell office:value-type="float" office:value="85.421428571428578" table:formula="msoxl:=AVERAGE(C2:C15)" table:style-name="ce8">
            <text:p>85.4</text:p>
          </table:table-cell>
          <table:table-cell office:value-type="float" office:value="0" table:formula="msoxl:=AVERAGE(D2:D15)" table:style-name="ce8">
            <text:p>0.0</text:p>
          </table:table-cell>
          <table:table-cell office:value-type="float" office:value="0" table:formula="msoxl:=AVERAGE(E2:E15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58.47887245708557" table:formula="msoxl:=IF(B17=0,0,MAX(SUMPRODUCT(B2:B15,B2:B15)/SUM(B2:B15)-B17,0))" table:style-name="ce8">
            <text:p>858.5</text:p>
          </table:table-cell>
          <table:table-cell office:value-type="float" office:value="858.47887245708557" table:formula="msoxl:=IF(C17=0,0,MAX(SUMPRODUCT(C2:C15,C2:C15)/SUM(C2:C15)-C17,0))" table:style-name="ce8">
            <text:p>858.5</text:p>
          </table:table-cell>
          <table:table-cell office:value-type="float" office:value="0" table:formula="msoxl:=IF(D17=0,0,MAX(SUMPRODUCT(D2:D15,D2:D15)/SUM(D2:D15)-D17,0))" table:style-name="ce8">
            <text:p>0.0</text:p>
          </table:table-cell>
          <table:table-cell office:value-type="float" office:value="0" table:formula="msoxl:=IF(E17=0,0,MAX(SUMPRODUCT(E2:E15,E2:E15)/SUM(E2:E15)-E17,0)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10.7996989714859" table:formula="msoxl:=ABS(MAX(B2:B15)-B17-B18)" table:style-name="ce8">
            <text:p>110.8</text:p>
          </table:table-cell>
          <table:table-cell office:value-type="float" office:value="110.7996989714859" table:formula="msoxl:=ABS(MAX(C2:C15)-C17-C18)" table:style-name="ce8">
            <text:p>110.8</text:p>
          </table:table-cell>
          <table:table-cell office:value-type="float" office:value="0" table:formula="msoxl:=ABS(MAX(D2:D15)-D17-D18)" table:style-name="ce8">
            <text:p>0.0</text:p>
          </table:table-cell>
          <table:table-cell office:value-type="float" office:value="0" table:formula="msoxl:=ABS(MAX(E2:E15)-E17-E18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943.90030102851415" table:formula="msoxl:=B17+ B18" table:style-name="ce8">
            <text:p>943.9</text:p>
          </table:table-cell>
          <table:table-cell office:value-type="float" office:value="943.90030102851415" table:formula="msoxl:=C17+ C18" table:style-name="ce8">
            <text:p>943.9</text:p>
          </table:table-cell>
          <table:table-cell office:value-type="float" office:value="0" table:formula="msoxl:=D17+ D18" table:style-name="ce8">
            <text:p>0.0</text:p>
          </table:table-cell>
          <table:table-cell office:value-type="float" office:value="0" table:formula="msoxl:=E17+ E18" table:style-name="ce8">
            <text:p>0.0</text:p>
          </table:table-cell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  <table:table table:name="DISKWRITE" table:style-name="ta1">
        <table:shapes>
          <draw:frame draw:z-index="1" draw:id="id12" draw:style-name="a12" draw:name="Chart 1" svg:x="0.66667in" svg:y="3.34722in" svg:width="13.02778in" svg:height="5.41667in" style:rel-width="scale" style:rel-height="scale">
            <draw:object xlink:href="Object 13/" xlink:type="simple" xlink:show="embed" xlink:actuate="onLoad"/>
            <svg:title/>
            <svg:desc/>
          </draw:frame>
          <draw:frame draw:z-index="2" draw:id="id13" draw:style-name="a13" draw:name="Chart 2" svg:x="0.66667in" svg:y="8.77778in" svg:width="13.02778in" svg:height="5.41667in" style:rel-width="scale" style:rel-height="scale">
            <draw:object xlink:href="Object 14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6631H11M44.000S" table:style-name="ce9">
            <text:p>15:11: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1H12M14.000S" table:style-name="ce9">
            <text:p>15:12:14</text:p>
          </table:table-cell>
          <table:table-cell office:value-type="float" office:value="24.4" table:style-name="ce1">
            <text:p>24.4</text:p>
          </table:table-cell>
          <table:table-cell office:value-type="float" office:value="24.4" table:style-name="ce1">
            <text:p>2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8.8" table:style-name="ce1">
            <text:p>48.8</text:p>
          </table:table-cell>
          <table:table-cell table:number-columns-repeated="16128"/>
        </table:table-row>
        <table:table-row table:style-name="ro1">
          <table:table-cell office:value-type="time" office:time-value="PT986631H12M44.000S" table:style-name="ce9">
            <text:p>15:12:44</text:p>
          </table:table-cell>
          <table:table-cell office:value-type="float" office:value="503.6" table:style-name="ce1">
            <text:p>503.6</text:p>
          </table:table-cell>
          <table:table-cell office:value-type="float" office:value="503.6" table:style-name="ce1">
            <text:p>50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07.2" table:style-name="ce1">
            <text:p>1007.2</text:p>
          </table:table-cell>
          <table:table-cell table:number-columns-repeated="16128"/>
        </table:table-row>
        <table:table-row table:style-name="ro1">
          <table:table-cell office:value-type="time" office:time-value="PT986631H13M14.000S" table:style-name="ce9">
            <text:p>15:13:14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64" table:style-name="ce1">
            <text:p>764</text:p>
          </table:table-cell>
          <table:table-cell table:number-columns-repeated="16128"/>
        </table:table-row>
        <table:table-row table:style-name="ro1">
          <table:table-cell office:value-type="time" office:time-value="PT986631H13M44.000S" table:style-name="ce9">
            <text:p>15:13:44</text:p>
          </table:table-cell>
          <table:table-cell office:value-type="float" office:value="2387.1999999999998" table:style-name="ce1">
            <text:p>2387.2</text:p>
          </table:table-cell>
          <table:table-cell office:value-type="float" office:value="2387.1999999999998" table:style-name="ce1">
            <text:p>238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774.3999999999996" table:style-name="ce1">
            <text:p>4774.4</text:p>
          </table:table-cell>
          <table:table-cell table:number-columns-repeated="16128"/>
        </table:table-row>
        <table:table-row table:style-name="ro1">
          <table:table-cell office:value-type="time" office:time-value="PT986631H14M14.000S" table:style-name="ce9">
            <text:p>15:14:14</text:p>
          </table:table-cell>
          <table:table-cell office:value-type="float" office:value="1533.9" table:style-name="ce1">
            <text:p>1533.9</text:p>
          </table:table-cell>
          <table:table-cell office:value-type="float" office:value="1533.9" table:style-name="ce1">
            <text:p>153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067.8" table:style-name="ce1">
            <text:p>3067.8</text:p>
          </table:table-cell>
          <table:table-cell table:number-columns-repeated="16128"/>
        </table:table-row>
        <table:table-row table:style-name="ro1">
          <table:table-cell office:value-type="time" office:time-value="PT986631H14M44.000S" table:style-name="ce9">
            <text:p>15:14:44</text:p>
          </table:table-cell>
          <table:table-cell office:value-type="float" office:value="359" table:style-name="ce1">
            <text:p>359</text:p>
          </table:table-cell>
          <table:table-cell office:value-type="float" office:value="359" table:style-name="ce1">
            <text:p>3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18" table:style-name="ce1">
            <text:p>718</text:p>
          </table:table-cell>
          <table:table-cell table:number-columns-repeated="16128"/>
        </table:table-row>
        <table:table-row table:style-name="ro1">
          <table:table-cell office:value-type="time" office:time-value="PT986631H15M14.000S" table:style-name="ce9">
            <text:p>15:15:14</text:p>
          </table:table-cell>
          <table:table-cell office:value-type="float" office:value="1115.8" table:style-name="ce1">
            <text:p>1115.8</text:p>
          </table:table-cell>
          <table:table-cell office:value-type="float" office:value="1115.8" table:style-name="ce1">
            <text:p>1115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31.6" table:style-name="ce1">
            <text:p>2231.6</text:p>
          </table:table-cell>
          <table:table-cell table:number-columns-repeated="16128"/>
        </table:table-row>
        <table:table-row table:style-name="ro1">
          <table:table-cell office:value-type="time" office:time-value="PT986631H15M44.000S" table:style-name="ce9">
            <text:p>15:15:44</text:p>
          </table:table-cell>
          <table:table-cell office:value-type="float" office:value="1288.7" table:style-name="ce1">
            <text:p>1288.7</text:p>
          </table:table-cell>
          <table:table-cell office:value-type="float" office:value="1288.7" table:style-name="ce1">
            <text:p>128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577.4" table:style-name="ce1">
            <text:p>2577.4</text:p>
          </table:table-cell>
          <table:table-cell table:number-columns-repeated="16128"/>
        </table:table-row>
        <table:table-row table:style-name="ro1">
          <table:table-cell office:value-type="time" office:time-value="PT986631H16M14.000S" table:style-name="ce9">
            <text:p>15:16:14</text:p>
          </table:table-cell>
          <table:table-cell office:value-type="float" office:value="1307.3" table:style-name="ce1">
            <text:p>1307.3</text:p>
          </table:table-cell>
          <table:table-cell office:value-type="float" office:value="1307.3" table:style-name="ce1">
            <text:p>130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614.6" table:style-name="ce1">
            <text:p>2614.6</text:p>
          </table:table-cell>
          <table:table-cell table:number-columns-repeated="16128"/>
        </table:table-row>
        <table:table-row table:style-name="ro1">
          <table:table-cell office:value-type="time" office:time-value="PT986631H16M44.000S" table:style-name="ce9">
            <text:p>15:16:44</text:p>
          </table:table-cell>
          <table:table-cell office:value-type="float" office:value="320.10000000000002" table:style-name="ce1">
            <text:p>320.1</text:p>
          </table:table-cell>
          <table:table-cell office:value-type="float" office:value="320.10000000000002" table:style-name="ce1">
            <text:p>32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40.20000000000005" table:style-name="ce1">
            <text:p>640.2</text:p>
          </table:table-cell>
          <table:table-cell table:number-columns-repeated="16128"/>
        </table:table-row>
        <table:table-row table:style-name="ro1">
          <table:table-cell office:value-type="time" office:time-value="PT986631H17M14.000S" table:style-name="ce9">
            <text:p>15:17:14</text:p>
          </table:table-cell>
          <table:table-cell office:value-type="float" office:value="84.3" table:style-name="ce1">
            <text:p>84.3</text:p>
          </table:table-cell>
          <table:table-cell office:value-type="float" office:value="84.3" table:style-name="ce1">
            <text:p>84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8.6" table:style-name="ce1">
            <text:p>168.6</text:p>
          </table:table-cell>
          <table:table-cell table:number-columns-repeated="16128"/>
        </table:table-row>
        <table:table-row table:style-name="ro1">
          <table:table-cell office:value-type="time" office:time-value="PT986631H17M44.000S" table:style-name="ce9">
            <text:p>15:17:44</text:p>
          </table:table-cell>
          <table:table-cell office:value-type="float" office:value="33.5" table:style-name="ce1">
            <text:p>33.5</text:p>
          </table:table-cell>
          <table:table-cell office:value-type="float" office:value="33.5" table:style-name="ce1">
            <text:p>3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7" table:style-name="ce1">
            <text:p>67</text:p>
          </table:table-cell>
          <table:table-cell table:number-columns-repeated="16128"/>
        </table:table-row>
        <table:table-row table:style-name="ro1">
          <table:table-cell office:value-type="time" office:time-value="PT986631H18M14.000S" table:style-name="ce9">
            <text:p>15:18:14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5999999999999996" table:style-name="ce1">
            <text:p>4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667.29285714285709" table:formula="msoxl:=AVERAGE(B2:B15)" table:style-name="ce8">
            <text:p>667.3</text:p>
          </table:table-cell>
          <table:table-cell office:value-type="float" office:value="667.29285714285709" table:formula="msoxl:=AVERAGE(C2:C15)" table:style-name="ce8">
            <text:p>667.3</text:p>
          </table:table-cell>
          <table:table-cell office:value-type="float" office:value="0" table:formula="msoxl:=AVERAGE(D2:D15)" table:style-name="ce8">
            <text:p>0.0</text:p>
          </table:table-cell>
          <table:table-cell office:value-type="float" office:value="0" table:formula="msoxl:=AVERAGE(E2:E15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757.0202020194298" table:formula="msoxl:=IF(B17=0,0,MAX(SUMPRODUCT(B2:B15,B2:B15)/SUM(B2:B15)-B17,0))" table:style-name="ce8">
            <text:p>757.0</text:p>
          </table:table-cell>
          <table:table-cell office:value-type="float" office:value="757.0202020194298" table:formula="msoxl:=IF(C17=0,0,MAX(SUMPRODUCT(C2:C15,C2:C15)/SUM(C2:C15)-C17,0))" table:style-name="ce8">
            <text:p>757.0</text:p>
          </table:table-cell>
          <table:table-cell office:value-type="float" office:value="0" table:formula="msoxl:=IF(D17=0,0,MAX(SUMPRODUCT(D2:D15,D2:D15)/SUM(D2:D15)-D17,0))" table:style-name="ce8">
            <text:p>0.0</text:p>
          </table:table-cell>
          <table:table-cell office:value-type="float" office:value="0" table:formula="msoxl:=IF(E17=0,0,MAX(SUMPRODUCT(E2:E15,E2:E15)/SUM(E2:E15)-E17,0)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962.88694083771304" table:formula="msoxl:=ABS(MAX(B2:B15)-B17-B18)" table:style-name="ce8">
            <text:p>962.9</text:p>
          </table:table-cell>
          <table:table-cell office:value-type="float" office:value="962.88694083771304" table:formula="msoxl:=ABS(MAX(C2:C15)-C17-C18)" table:style-name="ce8">
            <text:p>962.9</text:p>
          </table:table-cell>
          <table:table-cell office:value-type="float" office:value="0" table:formula="msoxl:=ABS(MAX(D2:D15)-D17-D18)" table:style-name="ce8">
            <text:p>0.0</text:p>
          </table:table-cell>
          <table:table-cell office:value-type="float" office:value="0" table:formula="msoxl:=ABS(MAX(E2:E15)-E17-E18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424.3130591622869" table:formula="msoxl:=B17+ B18" table:style-name="ce8">
            <text:p>1424.3</text:p>
          </table:table-cell>
          <table:table-cell office:value-type="float" office:value="1424.3130591622869" table:formula="msoxl:=C17+ C18" table:style-name="ce8">
            <text:p>1424.3</text:p>
          </table:table-cell>
          <table:table-cell office:value-type="float" office:value="0" table:formula="msoxl:=D17+ D18" table:style-name="ce8">
            <text:p>0.0</text:p>
          </table:table-cell>
          <table:table-cell office:value-type="float" office:value="0" table:formula="msoxl:=E17+ E18" table:style-name="ce8">
            <text:p>0.0</text:p>
          </table:table-cell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  <table:table table:name="DISKXFER" table:style-name="ta1">
        <table:shapes>
          <draw:frame draw:z-index="1" draw:id="id14" draw:style-name="a14" draw:name="Chart 1" svg:x="0.66667in" svg:y="3.34722in" svg:width="13.02778in" svg:height="5.41667in" style:rel-width="scale" style:rel-height="scale">
            <draw:object xlink:href="Object 15/" xlink:type="simple" xlink:show="embed" xlink:actuate="onLoad"/>
            <svg:title/>
            <svg:desc/>
          </draw:frame>
          <draw:frame draw:z-index="2" draw:id="id15" draw:style-name="a15" draw:name="Chart 2" svg:x="0.66667in" svg:y="8.77778in" svg:width="13.02778in" svg:height="5.41667in" style:rel-width="scale" style:rel-height="scale">
            <draw:object xlink:href="Object 1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6631H11M44.000S" table:style-name="ce9">
            <text:p>15:11:44</text:p>
          </table:table-cell>
          <table:table-cell office:value-type="float" office:value="16.5" table:style-name="ce1">
            <text:p>16.5</text:p>
          </table:table-cell>
          <table:table-cell office:value-type="float" office:value="16.5" table:style-name="ce1">
            <text:p>1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3" table:style-name="ce1">
            <text:p>33</text:p>
          </table:table-cell>
          <table:table-cell table:number-columns-repeated="16128"/>
        </table:table-row>
        <table:table-row table:style-name="ro1">
          <table:table-cell office:value-type="time" office:time-value="PT986631H12M14.000S" table:style-name="ce9">
            <text:p>15:12:14</text:p>
          </table:table-cell>
          <table:table-cell office:value-type="float" office:value="5.2" table:style-name="ce1">
            <text:p>5.2</text:p>
          </table:table-cell>
          <table:table-cell office:value-type="float" office:value="5.2" table:style-name="ce1">
            <text:p>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4" table:style-name="ce1">
            <text:p>10.4</text:p>
          </table:table-cell>
          <table:table-cell table:number-columns-repeated="16128"/>
        </table:table-row>
        <table:table-row table:style-name="ro1">
          <table:table-cell office:value-type="time" office:time-value="PT986631H12M44.000S" table:style-name="ce9">
            <text:p>15:12:44</text:p>
          </table:table-cell>
          <table:table-cell office:value-type="float" office:value="5.7" table:style-name="ce1">
            <text:p>5.7</text:p>
          </table:table-cell>
          <table:table-cell office:value-type="float" office:value="5.7" table:style-name="ce1">
            <text:p>5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4" table:style-name="ce1">
            <text:p>11.4</text:p>
          </table:table-cell>
          <table:table-cell table:number-columns-repeated="16128"/>
        </table:table-row>
        <table:table-row table:style-name="ro1">
          <table:table-cell office:value-type="time" office:time-value="PT986631H13M14.000S" table:style-name="ce9">
            <text:p>15:13:14</text:p>
          </table:table-cell>
          <table:table-cell office:value-type="float" office:value="5.7" table:style-name="ce1">
            <text:p>5.7</text:p>
          </table:table-cell>
          <table:table-cell office:value-type="float" office:value="5.7" table:style-name="ce1">
            <text:p>5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4" table:style-name="ce1">
            <text:p>11.4</text:p>
          </table:table-cell>
          <table:table-cell table:number-columns-repeated="16128"/>
        </table:table-row>
        <table:table-row table:style-name="ro1">
          <table:table-cell office:value-type="time" office:time-value="PT986631H13M44.000S" table:style-name="ce9">
            <text:p>15:13:44</text:p>
          </table:table-cell>
          <table:table-cell office:value-type="float" office:value="6.9" table:style-name="ce1">
            <text:p>6.9</text:p>
          </table:table-cell>
          <table:table-cell office:value-type="float" office:value="6.9" table:style-name="ce1">
            <text:p>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8" table:style-name="ce1">
            <text:p>13.8</text:p>
          </table:table-cell>
          <table:table-cell table:number-columns-repeated="16128"/>
        </table:table-row>
        <table:table-row table:style-name="ro1">
          <table:table-cell office:value-type="time" office:time-value="PT986631H14M14.000S" table:style-name="ce9">
            <text:p>15:14:14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.600000000000001" table:style-name="ce1">
            <text:p>18.6</text:p>
          </table:table-cell>
          <table:table-cell table:number-columns-repeated="16128"/>
        </table:table-row>
        <table:table-row table:style-name="ro1">
          <table:table-cell office:value-type="time" office:time-value="PT986631H14M44.000S" table:style-name="ce9">
            <text:p>15:14:44</text:p>
          </table:table-cell>
          <table:table-cell office:value-type="float" office:value="3.2" table:style-name="ce1">
            <text:p>3.2</text:p>
          </table:table-cell>
          <table:table-cell office:value-type="float" office:value="3.2" table:style-name="ce1">
            <text:p>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4" table:style-name="ce1">
            <text:p>6.4</text:p>
          </table:table-cell>
          <table:table-cell table:number-columns-repeated="16128"/>
        </table:table-row>
        <table:table-row table:style-name="ro1">
          <table:table-cell office:value-type="time" office:time-value="PT986631H15M14.000S" table:style-name="ce9">
            <text:p>15:15:14</text:p>
          </table:table-cell>
          <table:table-cell office:value-type="float" office:value="7.7" table:style-name="ce1">
            <text:p>7.7</text:p>
          </table:table-cell>
          <table:table-cell office:value-type="float" office:value="7.7" table:style-name="ce1">
            <text:p>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.4" table:style-name="ce1">
            <text:p>15.4</text:p>
          </table:table-cell>
          <table:table-cell table:number-columns-repeated="16128"/>
        </table:table-row>
        <table:table-row table:style-name="ro1">
          <table:table-cell office:value-type="time" office:time-value="PT986631H15M44.000S" table:style-name="ce9">
            <text:p>15:15:4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.399999999999999" table:style-name="ce1">
            <text:p>16.4</text:p>
          </table:table-cell>
          <table:table-cell table:number-columns-repeated="16128"/>
        </table:table-row>
        <table:table-row table:style-name="ro1">
          <table:table-cell office:value-type="time" office:time-value="PT986631H16M14.000S" table:style-name="ce9">
            <text:p>15:16:14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.600000000000001" table:style-name="ce1">
            <text:p>19.6</text:p>
          </table:table-cell>
          <table:table-cell table:number-columns-repeated="16128"/>
        </table:table-row>
        <table:table-row table:style-name="ro1">
          <table:table-cell office:value-type="time" office:time-value="PT986631H16M44.000S" table:style-name="ce9">
            <text:p>15:16:44</text:p>
          </table:table-cell>
          <table:table-cell office:value-type="float" office:value="4.8" table:style-name="ce1">
            <text:p>4.8</text:p>
          </table:table-cell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6" table:style-name="ce1">
            <text:p>9.6</text:p>
          </table:table-cell>
          <table:table-cell table:number-columns-repeated="16128"/>
        </table:table-row>
        <table:table-row table:style-name="ro1">
          <table:table-cell office:value-type="time" office:time-value="PT986631H17M14.000S" table:style-name="ce9">
            <text:p>15:17:14</text:p>
          </table:table-cell>
          <table:table-cell office:value-type="float" office:value="2.6" table:style-name="ce1">
            <text:p>2.6</text:p>
          </table:table-cell>
          <table:table-cell office:value-type="float" office:value="2.6" table:style-name="ce1">
            <text:p>2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2" table:style-name="ce1">
            <text:p>5.2</text:p>
          </table:table-cell>
          <table:table-cell table:number-columns-repeated="16128"/>
        </table:table-row>
        <table:table-row table:style-name="ro1">
          <table:table-cell office:value-type="time" office:time-value="PT986631H17M44.000S" table:style-name="ce9">
            <text:p>15:17:44</text:p>
          </table:table-cell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2" table:style-name="ce1">
            <text:p>3.2</text:p>
          </table:table-cell>
          <table:table-cell table:number-columns-repeated="16128"/>
        </table:table-row>
        <table:table-row table:style-name="ro1">
          <table:table-cell office:value-type="time" office:time-value="PT986631H18M14.000S" table:style-name="ce9">
            <text:p>15:18:14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6.2571428571428571" table:formula="msoxl:=AVERAGE(B2:B15)" table:style-name="ce8">
            <text:p>6.3</text:p>
          </table:table-cell>
          <table:table-cell office:value-type="float" office:value="6.2571428571428571" table:formula="msoxl:=AVERAGE(C2:C15)" table:style-name="ce8">
            <text:p>6.3</text:p>
          </table:table-cell>
          <table:table-cell office:value-type="float" office:value="0" table:formula="msoxl:=AVERAGE(D2:D15)" table:style-name="ce8">
            <text:p>0.0</text:p>
          </table:table-cell>
          <table:table-cell office:value-type="float" office:value="0" table:formula="msoxl:=AVERAGE(E2:E15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4608936725375079" table:formula="msoxl:=IF(B17=0,0,MAX(SUMPRODUCT(B2:B15,B2:B15)/SUM(B2:B15)-B17,0))" table:style-name="ce8">
            <text:p>2.5</text:p>
          </table:table-cell>
          <table:table-cell office:value-type="float" office:value="2.4608936725375079" table:formula="msoxl:=IF(C17=0,0,MAX(SUMPRODUCT(C2:C15,C2:C15)/SUM(C2:C15)-C17,0))" table:style-name="ce8">
            <text:p>2.5</text:p>
          </table:table-cell>
          <table:table-cell office:value-type="float" office:value="0" table:formula="msoxl:=IF(D17=0,0,MAX(SUMPRODUCT(D2:D15,D2:D15)/SUM(D2:D15)-D17,0))" table:style-name="ce8">
            <text:p>0.0</text:p>
          </table:table-cell>
          <table:table-cell office:value-type="float" office:value="0" table:formula="msoxl:=IF(E17=0,0,MAX(SUMPRODUCT(E2:E15,E2:E15)/SUM(E2:E15)-E17,0)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7.7819634703196359" table:formula="msoxl:=ABS(MAX(B2:B15)-B17-B18)" table:style-name="ce8">
            <text:p>7.8</text:p>
          </table:table-cell>
          <table:table-cell office:value-type="float" office:value="7.7819634703196359" table:formula="msoxl:=ABS(MAX(C2:C15)-C17-C18)" table:style-name="ce8">
            <text:p>7.8</text:p>
          </table:table-cell>
          <table:table-cell office:value-type="float" office:value="0" table:formula="msoxl:=ABS(MAX(D2:D15)-D17-D18)" table:style-name="ce8">
            <text:p>0.0</text:p>
          </table:table-cell>
          <table:table-cell office:value-type="float" office:value="0" table:formula="msoxl:=ABS(MAX(E2:E15)-E17-E18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8.718036529680365" table:formula="msoxl:=B17+ B18" table:style-name="ce8">
            <text:p>8.7</text:p>
          </table:table-cell>
          <table:table-cell office:value-type="float" office:value="8.718036529680365" table:formula="msoxl:=C17+ C18" table:style-name="ce8">
            <text:p>8.7</text:p>
          </table:table-cell>
          <table:table-cell office:value-type="float" office:value="0" table:formula="msoxl:=D17+ D18" table:style-name="ce8">
            <text:p>0.0</text:p>
          </table:table-cell>
          <table:table-cell office:value-type="float" office:value="0" table:formula="msoxl:=E17+ E18" table:style-name="ce8">
            <text:p>0.0</text:p>
          </table:table-cell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  <table:table table:name="JFSFILE" table:style-name="ta1">
        <table:shapes>
          <draw:frame draw:z-index="1" draw:id="id16" draw:style-name="a16" draw:name="Chart 1" svg:x="0.66667in" svg:y="3.34722in" svg:width="13.02778in" svg:height="5.41667in" style:rel-width="scale" style:rel-height="scale">
            <draw:object xlink:href="Object 1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6631H11M44.000S" table:style-name="ce9">
            <text:p>15:11:44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31H12M14.000S" table:style-name="ce9">
            <text:p>15:12:14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31H12M44.000S" table:style-name="ce9">
            <text:p>15:12:44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31H13M14.000S" table:style-name="ce9">
            <text:p>15:13:14</text:p>
          </table:table-cell>
          <table:table-cell office:value-type="float" office:value="58.8" table:style-name="ce1">
            <text:p>5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31H13M44.000S" table:style-name="ce9">
            <text:p>15:13:44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31H14M14.000S" table:style-name="ce9">
            <text:p>15:14:14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31H14M44.000S" table:style-name="ce9">
            <text:p>15:14:44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31H15M14.000S" table:style-name="ce9">
            <text:p>15:15:14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31H15M44.000S" table:style-name="ce9">
            <text:p>15:15:44</text:p>
          </table:table-cell>
          <table:table-cell office:value-type="float" office:value="58.8" table:style-name="ce1">
            <text:p>5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31H16M14.000S" table:style-name="ce9">
            <text:p>15:16:14</text:p>
          </table:table-cell>
          <table:table-cell office:value-type="float" office:value="58.5" table:style-name="ce1">
            <text:p>5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31H16M44.000S" table:style-name="ce9">
            <text:p>15:16:44</text:p>
          </table:table-cell>
          <table:table-cell office:value-type="float" office:value="58.2" table:style-name="ce1">
            <text:p>58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31H17M14.000S" table:style-name="ce9">
            <text:p>15:17:14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31H17M44.000S" table:style-name="ce9">
            <text:p>15:17:44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31H18M14.000S" table:style-name="ce9">
            <text:p>15:18:14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8.364285714285707" table:formula="msoxl:=AVERAGE(B2:B15)" table:style-name="ce8">
            <text:p>58.4</text:p>
          </table:table-cell>
          <table:table-cell office:value-type="float" office:value="0" table:formula="msoxl:=AVERAGE(C2:C15)" table:style-name="ce8">
            <text:p>0.0</text:p>
          </table:table-cell>
          <table:table-cell office:value-type="float" office:value="0" table:formula="msoxl:=AVERAGE(D2:D15)" table:style-name="ce8">
            <text:p>0.0</text:p>
          </table:table-cell>
          <table:table-cell office:value-type="float" office:value="0" table:formula="msoxl:=AVERAGE(E2:E15)" table:style-name="ce8">
            <text:p>0.0</text:p>
          </table:table-cell>
          <table:table-cell office:value-type="float" office:value="0" table:formula="msoxl:=AVERAGE(F2:F15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.7842893858268667E-3" table:formula="msoxl:=IF(B17=0,0,MAX(SUMPRODUCT(B2:B15,B2:B15)/SUM(B2:B15)-B17,0))" table:style-name="ce8">
            <text:p>0.0</text:p>
          </table:table-cell>
          <table:table-cell office:value-type="float" office:value="0" table:formula="msoxl:=IF(C17=0,0,MAX(SUMPRODUCT(C2:C15,C2:C15)/SUM(C2:C15)-C17,0))" table:style-name="ce8">
            <text:p>0.0</text:p>
          </table:table-cell>
          <table:table-cell office:value-type="float" office:value="0" table:formula="msoxl:=IF(D17=0,0,MAX(SUMPRODUCT(D2:D15,D2:D15)/SUM(D2:D15)-D17,0))" table:style-name="ce8">
            <text:p>0.0</text:p>
          </table:table-cell>
          <table:table-cell office:value-type="float" office:value="0" table:formula="msoxl:=IF(E17=0,0,MAX(SUMPRODUCT(E2:E15,E2:E15)/SUM(E2:E15)-E17,0))" table:style-name="ce8">
            <text:p>0.0</text:p>
          </table:table-cell>
          <table:table-cell office:value-type="float" office:value="0" table:formula="msoxl:=IF(F17=0,0,MAX(SUMPRODUCT(F2:F15,F2:F15)/SUM(F2:F15)-F17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53192999632846494" table:formula="msoxl:=ABS(MAX(B2:B15)-B17-B18)" table:style-name="ce8">
            <text:p>0.5</text:p>
          </table:table-cell>
          <table:table-cell office:value-type="float" office:value="0" table:formula="msoxl:=ABS(MAX(C2:C15)-C17-C18)" table:style-name="ce8">
            <text:p>0.0</text:p>
          </table:table-cell>
          <table:table-cell office:value-type="float" office:value="0" table:formula="msoxl:=ABS(MAX(D2:D15)-D17-D18)" table:style-name="ce8">
            <text:p>0.0</text:p>
          </table:table-cell>
          <table:table-cell office:value-type="float" office:value="0" table:formula="msoxl:=ABS(MAX(E2:E15)-E17-E18)" table:style-name="ce8">
            <text:p>0.0</text:p>
          </table:table-cell>
          <table:table-cell office:value-type="float" office:value="0" table:formula="msoxl:=ABS(MAX(F2:F15)-F17-F18)" table:style-name="ce8">
            <text:p>0.0</text:p>
          </table:table-cell>
          <table:table-cell table:number-columns-repeated="16378"/>
        </table:table-row>
        <table:table-row table:number-rows-repeated="1048557" table:style-name="ro1">
          <table:table-cell table:number-columns-repeated="16384"/>
        </table:table-row>
      </table:table>
      <table:table table:name="MEM" table:style-name="ta1">
        <table:shapes>
          <draw:frame draw:z-index="1" draw:id="id17" draw:style-name="a17" draw:name="Chart 1" svg:x="0.66667in" svg:y="3.34722in" svg:width="13.02778in" svg:height="5.41667in" style:rel-width="scale" style:rel-height="scale">
            <draw:object xlink:href="Object 18/" xlink:type="simple" xlink:show="embed" xlink:actuate="onLoad"/>
            <svg:title/>
            <svg:desc/>
          </draw:frame>
          <draw:frame draw:z-index="2" draw:id="id18" draw:style-name="a18" draw:name="Chart 2" svg:x="0.66667in" svg:y="8.77778in" svg:width="13.02778in" svg:height="5.41667in" style:rel-width="scale" style:rel-height="scale">
            <draw:object xlink:href="Object 19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6631H11M44.000S" table:style-name="ce9">
            <text:p>15:11:4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12.6000000000004" table:style-name="ce1">
            <text:p>4612.6</text:p>
          </table:table-cell>
          <table:table-cell office:value-type="float" office:value="3906.4" table:style-name="ce1">
            <text:p>3906.4</text:p>
          </table:table-cell>
          <table:table-cell office:value-type="float" office:value="706.2" table:style-name="ce1">
            <text:p>706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5.1" table:style-name="ce1">
            <text:p>705.1</text:p>
          </table:table-cell>
          <table:table-cell office:value-type="float" office:value="1975" table:style-name="ce1">
            <text:p>1975</text:p>
          </table:table-cell>
          <table:table-cell office:value-type="float" office:value="-1" table:style-name="ce1">
            <text:p>-1</text:p>
          </table:table-cell>
          <table:table-cell office:value-type="float" office:value="43.5" table:style-name="ce1">
            <text:p>43.5</text:p>
          </table:table-cell>
          <table:table-cell office:value-type="float" office:value="0" table:style-name="ce1">
            <text:p>0</text:p>
          </table:table-cell>
          <table:table-cell office:value-type="float" office:value="427.3" table:style-name="ce1">
            <text:p>427.3</text:p>
          </table:table-cell>
          <table:table-cell table:number-columns-repeated="16368"/>
        </table:table-row>
        <table:table-row table:style-name="ro1">
          <table:table-cell office:value-type="time" office:time-value="PT986631H12M14.000S" table:style-name="ce9">
            <text:p>15:12:1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50.2" table:style-name="ce1">
            <text:p>4550.2</text:p>
          </table:table-cell>
          <table:table-cell office:value-type="float" office:value="3847.5" table:style-name="ce1">
            <text:p>3847.5</text:p>
          </table:table-cell>
          <table:table-cell office:value-type="float" office:value="702.8" table:style-name="ce1">
            <text:p>702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2.7" table:style-name="ce1">
            <text:p>722.7</text:p>
          </table:table-cell>
          <table:table-cell office:value-type="float" office:value="2021.5" table:style-name="ce1">
            <text:p>2021.5</text:p>
          </table:table-cell>
          <table:table-cell office:value-type="float" office:value="-1" table:style-name="ce1">
            <text:p>-1</text:p>
          </table:table-cell>
          <table:table-cell office:value-type="float" office:value="43.9" table:style-name="ce1">
            <text:p>43.9</text:p>
          </table:table-cell>
          <table:table-cell office:value-type="float" office:value="0" table:style-name="ce1">
            <text:p>0</text:p>
          </table:table-cell>
          <table:table-cell office:value-type="float" office:value="441.1" table:style-name="ce1">
            <text:p>441.1</text:p>
          </table:table-cell>
          <table:table-cell table:number-columns-repeated="16368"/>
        </table:table-row>
        <table:table-row table:style-name="ro1">
          <table:table-cell office:value-type="time" office:time-value="PT986631H12M44.000S" table:style-name="ce9">
            <text:p>15:12:4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73" table:style-name="ce1">
            <text:p>4473</text:p>
          </table:table-cell>
          <table:table-cell office:value-type="float" office:value="3770.3" table:style-name="ce1">
            <text:p>3770.3</text:p>
          </table:table-cell>
          <table:table-cell office:value-type="float" office:value="702.6" table:style-name="ce1">
            <text:p>702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2.9" table:style-name="ce1">
            <text:p>722.9</text:p>
          </table:table-cell>
          <table:table-cell office:value-type="float" office:value="2098.8000000000002" table:style-name="ce1">
            <text:p>2098.8</text:p>
          </table:table-cell>
          <table:table-cell office:value-type="float" office:value="-1" table:style-name="ce1">
            <text:p>-1</text:p>
          </table:table-cell>
          <table:table-cell office:value-type="float" office:value="43.9" table:style-name="ce1">
            <text:p>43.9</text:p>
          </table:table-cell>
          <table:table-cell office:value-type="float" office:value="0" table:style-name="ce1">
            <text:p>0</text:p>
          </table:table-cell>
          <table:table-cell office:value-type="float" office:value="441.3" table:style-name="ce1">
            <text:p>441.3</text:p>
          </table:table-cell>
          <table:table-cell table:number-columns-repeated="16368"/>
        </table:table-row>
        <table:table-row table:style-name="ro1">
          <table:table-cell office:value-type="time" office:time-value="PT986631H13M14.000S" table:style-name="ce9">
            <text:p>15:13:1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79.3999999999996" table:style-name="ce1">
            <text:p>4279.4</text:p>
          </table:table-cell>
          <table:table-cell office:value-type="float" office:value="3577.4" table:style-name="ce1">
            <text:p>3577.4</text:p>
          </table:table-cell>
          <table:table-cell office:value-type="float" office:value="701.9" table:style-name="ce1">
            <text:p>701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6.4" table:style-name="ce1">
            <text:p>786.4</text:p>
          </table:table-cell>
          <table:table-cell office:value-type="float" office:value="2259.8000000000002" table:style-name="ce1">
            <text:p>2259.8</text:p>
          </table:table-cell>
          <table:table-cell office:value-type="float" office:value="-1" table:style-name="ce1">
            <text:p>-1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472.9" table:style-name="ce1">
            <text:p>472.9</text:p>
          </table:table-cell>
          <table:table-cell table:number-columns-repeated="16368"/>
        </table:table-row>
        <table:table-row table:style-name="ro1">
          <table:table-cell office:value-type="time" office:time-value="PT986631H13M44.000S" table:style-name="ce9">
            <text:p>15:13:4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32" table:style-name="ce1">
            <text:p>4232</text:p>
          </table:table-cell>
          <table:table-cell office:value-type="float" office:value="3531.1" table:style-name="ce1">
            <text:p>3531.1</text:p>
          </table:table-cell>
          <table:table-cell office:value-type="float" office:value="701" table:style-name="ce1">
            <text:p>70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93.5" table:style-name="ce1">
            <text:p>793.5</text:p>
          </table:table-cell>
          <table:table-cell office:value-type="float" office:value="2329.1" table:style-name="ce1">
            <text:p>2329.1</text:p>
          </table:table-cell>
          <table:table-cell office:value-type="float" office:value="-1" table:style-name="ce1">
            <text:p>-1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450.1" table:style-name="ce1">
            <text:p>450.1</text:p>
          </table:table-cell>
          <table:table-cell table:number-columns-repeated="16368"/>
        </table:table-row>
        <table:table-row table:style-name="ro1">
          <table:table-cell office:value-type="time" office:time-value="PT986631H14M14.000S" table:style-name="ce9">
            <text:p>15:14:1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47.2" table:style-name="ce1">
            <text:p>4247.2</text:p>
          </table:table-cell>
          <table:table-cell office:value-type="float" office:value="3546.4" table:style-name="ce1">
            <text:p>3546.4</text:p>
          </table:table-cell>
          <table:table-cell office:value-type="float" office:value="700.8" table:style-name="ce1">
            <text:p>700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94.8" table:style-name="ce1">
            <text:p>794.8</text:p>
          </table:table-cell>
          <table:table-cell office:value-type="float" office:value="2316.1" table:style-name="ce1">
            <text:p>2316.1</text:p>
          </table:table-cell>
          <table:table-cell office:value-type="float" office:value="-1" table:style-name="ce1">
            <text:p>-1</text:p>
          </table:table-cell>
          <table:table-cell office:value-type="float" office:value="44.1" table:style-name="ce1">
            <text:p>44.1</text:p>
          </table:table-cell>
          <table:table-cell office:value-type="float" office:value="0" table:style-name="ce1">
            <text:p>0</text:p>
          </table:table-cell>
          <table:table-cell office:value-type="float" office:value="445.4" table:style-name="ce1">
            <text:p>445.4</text:p>
          </table:table-cell>
          <table:table-cell table:number-columns-repeated="16368"/>
        </table:table-row>
        <table:table-row table:style-name="ro1">
          <table:table-cell office:value-type="time" office:time-value="PT986631H14M44.000S" table:style-name="ce9">
            <text:p>15:14:4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40.8" table:style-name="ce1">
            <text:p>4240.8</text:p>
          </table:table-cell>
          <table:table-cell office:value-type="float" office:value="3540" table:style-name="ce1">
            <text:p>3540</text:p>
          </table:table-cell>
          <table:table-cell office:value-type="float" office:value="700.8" table:style-name="ce1">
            <text:p>700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94.7" table:style-name="ce1">
            <text:p>794.7</text:p>
          </table:table-cell>
          <table:table-cell office:value-type="float" office:value="2323.8000000000002" table:style-name="ce1">
            <text:p>2323.8</text:p>
          </table:table-cell>
          <table:table-cell office:value-type="float" office:value="-1" table:style-name="ce1">
            <text:p>-1</text:p>
          </table:table-cell>
          <table:table-cell office:value-type="float" office:value="44.1" table:style-name="ce1">
            <text:p>44.1</text:p>
          </table:table-cell>
          <table:table-cell office:value-type="float" office:value="0" table:style-name="ce1">
            <text:p>0</text:p>
          </table:table-cell>
          <table:table-cell office:value-type="float" office:value="446" table:style-name="ce1">
            <text:p>446</text:p>
          </table:table-cell>
          <table:table-cell table:number-columns-repeated="16368"/>
        </table:table-row>
        <table:table-row table:style-name="ro1">
          <table:table-cell office:value-type="time" office:time-value="PT986631H15M14.000S" table:style-name="ce9">
            <text:p>15:15:1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49.7" table:style-name="ce1">
            <text:p>4249.7</text:p>
          </table:table-cell>
          <table:table-cell office:value-type="float" office:value="3549.1" table:style-name="ce1">
            <text:p>3549.1</text:p>
          </table:table-cell>
          <table:table-cell office:value-type="float" office:value="700.6" table:style-name="ce1">
            <text:p>700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95.9" table:style-name="ce1">
            <text:p>795.9</text:p>
          </table:table-cell>
          <table:table-cell office:value-type="float" office:value="2311.6999999999998" table:style-name="ce1">
            <text:p>2311.7</text:p>
          </table:table-cell>
          <table:table-cell office:value-type="float" office:value="-1" table:style-name="ce1">
            <text:p>-1</text:p>
          </table:table-cell>
          <table:table-cell office:value-type="float" office:value="44.2" table:style-name="ce1">
            <text:p>44.2</text:p>
          </table:table-cell>
          <table:table-cell office:value-type="float" office:value="0" table:style-name="ce1">
            <text:p>0</text:p>
          </table:table-cell>
          <table:table-cell office:value-type="float" office:value="447" table:style-name="ce1">
            <text:p>447</text:p>
          </table:table-cell>
          <table:table-cell table:number-columns-repeated="16368"/>
        </table:table-row>
        <table:table-row table:style-name="ro1">
          <table:table-cell office:value-type="time" office:time-value="PT986631H15M44.000S" table:style-name="ce9">
            <text:p>15:15:4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64.6000000000004" table:style-name="ce1">
            <text:p>4264.6</text:p>
          </table:table-cell>
          <table:table-cell office:value-type="float" office:value="3564.1" table:style-name="ce1">
            <text:p>3564.1</text:p>
          </table:table-cell>
          <table:table-cell office:value-type="float" office:value="700.5" table:style-name="ce1">
            <text:p>700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91.3" table:style-name="ce1">
            <text:p>791.3</text:p>
          </table:table-cell>
          <table:table-cell office:value-type="float" office:value="2299.5" table:style-name="ce1">
            <text:p>2299.5</text:p>
          </table:table-cell>
          <table:table-cell office:value-type="float" office:value="-1" table:style-name="ce1">
            <text:p>-1</text:p>
          </table:table-cell>
          <table:table-cell office:value-type="float" office:value="44.3" table:style-name="ce1">
            <text:p>44.3</text:p>
          </table:table-cell>
          <table:table-cell office:value-type="float" office:value="0" table:style-name="ce1">
            <text:p>0</text:p>
          </table:table-cell>
          <table:table-cell office:value-type="float" office:value="446.1" table:style-name="ce1">
            <text:p>446.1</text:p>
          </table:table-cell>
          <table:table-cell table:number-columns-repeated="16368"/>
        </table:table-row>
        <table:table-row table:style-name="ro1">
          <table:table-cell office:value-type="time" office:time-value="PT986631H16M14.000S" table:style-name="ce9">
            <text:p>15:16:1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72.5" table:style-name="ce1">
            <text:p>4272.5</text:p>
          </table:table-cell>
          <table:table-cell office:value-type="float" office:value="3571.7" table:style-name="ce1">
            <text:p>3571.7</text:p>
          </table:table-cell>
          <table:table-cell office:value-type="float" office:value="700.8" table:style-name="ce1">
            <text:p>700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6.2" table:style-name="ce1">
            <text:p>766.2</text:p>
          </table:table-cell>
          <table:table-cell office:value-type="float" office:value="2293.5" table:style-name="ce1">
            <text:p>2293.5</text:p>
          </table:table-cell>
          <table:table-cell office:value-type="float" office:value="-1" table:style-name="ce1">
            <text:p>-1</text:p>
          </table:table-cell>
          <table:table-cell office:value-type="float" office:value="44.4" table:style-name="ce1">
            <text:p>44.4</text:p>
          </table:table-cell>
          <table:table-cell office:value-type="float" office:value="0" table:style-name="ce1">
            <text:p>0</text:p>
          </table:table-cell>
          <table:table-cell office:value-type="float" office:value="442.9" table:style-name="ce1">
            <text:p>442.9</text:p>
          </table:table-cell>
          <table:table-cell table:number-columns-repeated="16368"/>
        </table:table-row>
        <table:table-row table:style-name="ro1">
          <table:table-cell office:value-type="time" office:time-value="PT986631H16M44.000S" table:style-name="ce9">
            <text:p>15:16:4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98.7" table:style-name="ce1">
            <text:p>4298.7</text:p>
          </table:table-cell>
          <table:table-cell office:value-type="float" office:value="3597.7" table:style-name="ce1">
            <text:p>3597.7</text:p>
          </table:table-cell>
          <table:table-cell office:value-type="float" office:value="701.1" table:style-name="ce1">
            <text:p>701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1.2" table:style-name="ce1">
            <text:p>741.2</text:p>
          </table:table-cell>
          <table:table-cell office:value-type="float" office:value="2271" table:style-name="ce1">
            <text:p>2271</text:p>
          </table:table-cell>
          <table:table-cell office:value-type="float" office:value="-1" table:style-name="ce1">
            <text:p>-1</text:p>
          </table:table-cell>
          <table:table-cell office:value-type="float" office:value="44.4" table:style-name="ce1">
            <text:p>44.4</text:p>
          </table:table-cell>
          <table:table-cell office:value-type="float" office:value="0" table:style-name="ce1">
            <text:p>0</text:p>
          </table:table-cell>
          <table:table-cell office:value-type="float" office:value="440.6" table:style-name="ce1">
            <text:p>440.6</text:p>
          </table:table-cell>
          <table:table-cell table:number-columns-repeated="16368"/>
        </table:table-row>
        <table:table-row table:style-name="ro1">
          <table:table-cell office:value-type="time" office:time-value="PT986631H17M14.000S" table:style-name="ce9">
            <text:p>15:17:1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19.8999999999996" table:style-name="ce1">
            <text:p>4319.9</text:p>
          </table:table-cell>
          <table:table-cell office:value-type="float" office:value="3618.8" table:style-name="ce1">
            <text:p>3618.8</text:p>
          </table:table-cell>
          <table:table-cell office:value-type="float" office:value="701.1" table:style-name="ce1">
            <text:p>701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9.2" table:style-name="ce1">
            <text:p>719.2</text:p>
          </table:table-cell>
          <table:table-cell office:value-type="float" office:value="2251.6" table:style-name="ce1">
            <text:p>2251.6</text:p>
          </table:table-cell>
          <table:table-cell office:value-type="float" office:value="-1" table:style-name="ce1">
            <text:p>-1</text:p>
          </table:table-cell>
          <table:table-cell office:value-type="float" office:value="44.5" table:style-name="ce1">
            <text:p>44.5</text:p>
          </table:table-cell>
          <table:table-cell office:value-type="float" office:value="0" table:style-name="ce1">
            <text:p>0</text:p>
          </table:table-cell>
          <table:table-cell office:value-type="float" office:value="437.8" table:style-name="ce1">
            <text:p>437.8</text:p>
          </table:table-cell>
          <table:table-cell table:number-columns-repeated="16368"/>
        </table:table-row>
        <table:table-row table:style-name="ro1">
          <table:table-cell office:value-type="time" office:time-value="PT986631H17M44.000S" table:style-name="ce9">
            <text:p>15:17:4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19.8999999999996" table:style-name="ce1">
            <text:p>4319.9</text:p>
          </table:table-cell>
          <table:table-cell office:value-type="float" office:value="3618.8" table:style-name="ce1">
            <text:p>3618.8</text:p>
          </table:table-cell>
          <table:table-cell office:value-type="float" office:value="701.1" table:style-name="ce1">
            <text:p>701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9.2" table:style-name="ce1">
            <text:p>719.2</text:p>
          </table:table-cell>
          <table:table-cell office:value-type="float" office:value="2251.6" table:style-name="ce1">
            <text:p>2251.6</text:p>
          </table:table-cell>
          <table:table-cell office:value-type="float" office:value="-1" table:style-name="ce1">
            <text:p>-1</text:p>
          </table:table-cell>
          <table:table-cell office:value-type="float" office:value="44.5" table:style-name="ce1">
            <text:p>44.5</text:p>
          </table:table-cell>
          <table:table-cell office:value-type="float" office:value="0" table:style-name="ce1">
            <text:p>0</text:p>
          </table:table-cell>
          <table:table-cell office:value-type="float" office:value="437.8" table:style-name="ce1">
            <text:p>437.8</text:p>
          </table:table-cell>
          <table:table-cell table:number-columns-repeated="16368"/>
        </table:table-row>
        <table:table-row table:style-name="ro1">
          <table:table-cell office:value-type="time" office:time-value="PT986631H18M14.000S" table:style-name="ce9">
            <text:p>15:18:1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20.1000000000004" table:style-name="ce1">
            <text:p>4320.1</text:p>
          </table:table-cell>
          <table:table-cell office:value-type="float" office:value="3619" table:style-name="ce1">
            <text:p>3619</text:p>
          </table:table-cell>
          <table:table-cell office:value-type="float" office:value="701.1" table:style-name="ce1">
            <text:p>701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9.2" table:style-name="ce1">
            <text:p>719.2</text:p>
          </table:table-cell>
          <table:table-cell office:value-type="float" office:value="2251.6" table:style-name="ce1">
            <text:p>2251.6</text:p>
          </table:table-cell>
          <table:table-cell office:value-type="float" office:value="-1" table:style-name="ce1">
            <text:p>-1</text:p>
          </table:table-cell>
          <table:table-cell office:value-type="float" office:value="44.6" table:style-name="ce1">
            <text:p>44.6</text:p>
          </table:table-cell>
          <table:table-cell office:value-type="float" office:value="0" table:style-name="ce1">
            <text:p>0</text:p>
          </table:table-cell>
          <table:table-cell office:value-type="float" office:value="437.9" table:style-name="ce1">
            <text:p>437.9</text:p>
          </table:table-cell>
          <table:table-cell table:number-columns-repeated="16368"/>
        </table:table-row>
        <table:table-row table:number-rows-repeated="1048561" table:style-name="ro1">
          <table:table-cell table:number-columns-repeated="16384"/>
        </table:table-row>
      </table:table>
      <table:table table:name="NET" table:style-name="ta1">
        <table:shapes>
          <draw:frame draw:z-index="1" draw:id="id19" draw:style-name="a19" draw:name="Chart 1" svg:x="0.66667in" svg:y="3.34722in" svg:width="13.02778in" svg:height="5.41667in" style:rel-width="scale" style:rel-height="scale">
            <draw:object xlink:href="Object 20/" xlink:type="simple" xlink:show="embed" xlink:actuate="onLoad"/>
            <svg:title/>
            <svg:desc/>
          </draw:frame>
          <draw:frame draw:z-index="2" draw:id="id20" draw:style-name="a20" draw:name="Chart 2" svg:x="0.66667in" svg:y="8.77778in" svg:width="13.02778in" svg:height="5.41667in" style:rel-width="scale" style:rel-height="scale">
            <draw:object xlink:href="Object 21/" xlink:type="simple" xlink:show="embed" xlink:actuate="onLoad"/>
            <svg:title/>
            <svg:desc/>
          </draw:frame>
          <draw:frame draw:z-index="3" draw:id="id21" draw:style-name="a21" draw:name="Chart 3" svg:x="0.66667in" svg:y="14.20833in" svg:width="13.02778in" svg:height="5.41667in" style:rel-width="scale" style:rel-height="scale">
            <draw:object xlink:href="Object 2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6631H11M44.000S" table:style-name="ce9">
            <text:p>15:11:44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3" table:style-name="ce1">
            <text:p>0.3</text:p>
          </table:table-cell>
          <table:table-cell office:value-type="float" office:value="-0.1" table:style-name="ce1">
            <text:p>-0.1</text:p>
          </table:table-cell>
          <table:table-cell table:number-columns-repeated="16375"/>
        </table:table-row>
        <table:table-row table:style-name="ro1">
          <table:table-cell office:value-type="time" office:time-value="PT986631H12M14.000S" table:style-name="ce9">
            <text:p>15:12:14</text:p>
          </table:table-cell>
          <table:table-cell office:value-type="float" office:value="3301.1" table:style-name="ce1">
            <text:p>3301.1</text:p>
          </table:table-cell>
          <table:table-cell office:value-type="float" office:value="26.1" table:style-name="ce1">
            <text:p>26.1</text:p>
          </table:table-cell>
          <table:table-cell office:value-type="float" office:value="3301.1" table:style-name="ce1">
            <text:p>3301.1</text:p>
          </table:table-cell>
          <table:table-cell office:value-type="float" office:value="329.5" table:style-name="ce1">
            <text:p>329.5</text:p>
          </table:table-cell>
          <table:table-cell office:value-type="float" office:value="6602.2" table:style-name="ce1">
            <text:p>6602.2</text:p>
          </table:table-cell>
          <table:table-cell office:value-type="float" office:value="355.6" table:style-name="ce1">
            <text:p>355.6</text:p>
          </table:table-cell>
          <table:table-cell office:value-type="float" office:value="3327.2" table:style-name="ce1">
            <text:p>3327.2</text:p>
          </table:table-cell>
          <table:table-cell office:value-type="float" office:value="-3630.6" table:style-name="ce1">
            <text:p>-3630.6</text:p>
          </table:table-cell>
          <table:table-cell table:number-columns-repeated="16375"/>
        </table:table-row>
        <table:table-row table:style-name="ro1">
          <table:table-cell office:value-type="time" office:time-value="PT986631H12M44.000S" table:style-name="ce9">
            <text:p>15:12:44</text:p>
          </table:table-cell>
          <table:table-cell office:value-type="float" office:value="5710.2" table:style-name="ce1">
            <text:p>5710.2</text:p>
          </table:table-cell>
          <table:table-cell office:value-type="float" office:value="0.9" table:style-name="ce1">
            <text:p>0.9</text:p>
          </table:table-cell>
          <table:table-cell office:value-type="float" office:value="5710.2" table:style-name="ce1">
            <text:p>5710.2</text:p>
          </table:table-cell>
          <table:table-cell office:value-type="float" office:value="2.6" table:style-name="ce1">
            <text:p>2.6</text:p>
          </table:table-cell>
          <table:table-cell office:value-type="float" office:value="11420.4" table:style-name="ce1">
            <text:p>11420.4</text:p>
          </table:table-cell>
          <table:table-cell office:value-type="float" office:value="3.5" table:style-name="ce1">
            <text:p>3.5</text:p>
          </table:table-cell>
          <table:table-cell office:value-type="float" office:value="5711.0999999999995" table:style-name="ce1">
            <text:p>5711.1</text:p>
          </table:table-cell>
          <table:table-cell office:value-type="float" office:value="-5712.8" table:style-name="ce1">
            <text:p>-5712.8</text:p>
          </table:table-cell>
          <table:table-cell table:number-columns-repeated="16375"/>
        </table:table-row>
        <table:table-row table:style-name="ro1">
          <table:table-cell office:value-type="time" office:time-value="PT986631H13M14.000S" table:style-name="ce9">
            <text:p>15:13:14</text:p>
          </table:table-cell>
          <table:table-cell office:value-type="float" office:value="4351.8999999999996" table:style-name="ce1">
            <text:p>4351.9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4351.8999999999996" table:style-name="ce1">
            <text:p>4351.9</text:p>
          </table:table-cell>
          <table:table-cell office:value-type="float" office:value="1771.4" table:style-name="ce1">
            <text:p>1771.4</text:p>
          </table:table-cell>
          <table:table-cell office:value-type="float" office:value="8703.7999999999993" table:style-name="ce1">
            <text:p>8703.8</text:p>
          </table:table-cell>
          <table:table-cell office:value-type="float" office:value="1803.7" table:style-name="ce1">
            <text:p>1803.7</text:p>
          </table:table-cell>
          <table:table-cell office:value-type="float" office:value="4384.2" table:style-name="ce1">
            <text:p>4384.2</text:p>
          </table:table-cell>
          <table:table-cell office:value-type="float" office:value="-6123.2999999999993" table:style-name="ce1">
            <text:p>-6123.3</text:p>
          </table:table-cell>
          <table:table-cell table:number-columns-repeated="16375"/>
        </table:table-row>
        <table:table-row table:style-name="ro1">
          <table:table-cell office:value-type="time" office:time-value="PT986631H13M44.000S" table:style-name="ce9">
            <text:p>15:13:44</text:p>
          </table:table-cell>
          <table:table-cell office:value-type="float" office:value="754.6" table:style-name="ce1">
            <text:p>754.6</text:p>
          </table:table-cell>
          <table:table-cell office:value-type="float" office:value="11.5" table:style-name="ce1">
            <text:p>11.5</text:p>
          </table:table-cell>
          <table:table-cell office:value-type="float" office:value="754.6" table:style-name="ce1">
            <text:p>754.6</text:p>
          </table:table-cell>
          <table:table-cell office:value-type="float" office:value="549.29999999999995" table:style-name="ce1">
            <text:p>549.3</text:p>
          </table:table-cell>
          <table:table-cell office:value-type="float" office:value="1509.2" table:style-name="ce1">
            <text:p>1509.2</text:p>
          </table:table-cell>
          <table:table-cell office:value-type="float" office:value="560.79999999999995" table:style-name="ce1">
            <text:p>560.8</text:p>
          </table:table-cell>
          <table:table-cell office:value-type="float" office:value="766.1" table:style-name="ce1">
            <text:p>766.1</text:p>
          </table:table-cell>
          <table:table-cell office:value-type="float" office:value="-1303.9000000000001" table:style-name="ce1">
            <text:p>-1303.9</text:p>
          </table:table-cell>
          <table:table-cell table:number-columns-repeated="16375"/>
        </table:table-row>
        <table:table-row table:style-name="ro1">
          <table:table-cell office:value-type="time" office:time-value="PT986631H14M14.000S" table:style-name="ce9">
            <text:p>15:14:14</text:p>
          </table:table-cell>
          <table:table-cell office:value-type="float" office:value="3009.4" table:style-name="ce1">
            <text:p>3009.4</text:p>
          </table:table-cell>
          <table:table-cell office:value-type="float" office:value="16.5" table:style-name="ce1">
            <text:p>16.5</text:p>
          </table:table-cell>
          <table:table-cell office:value-type="float" office:value="3009.4" table:style-name="ce1">
            <text:p>3009.4</text:p>
          </table:table-cell>
          <table:table-cell office:value-type="float" office:value="650.20000000000005" table:style-name="ce1">
            <text:p>650.2</text:p>
          </table:table-cell>
          <table:table-cell office:value-type="float" office:value="6018.8" table:style-name="ce1">
            <text:p>6018.8</text:p>
          </table:table-cell>
          <table:table-cell office:value-type="float" office:value="666.7" table:style-name="ce1">
            <text:p>666.7</text:p>
          </table:table-cell>
          <table:table-cell office:value-type="float" office:value="3025.9" table:style-name="ce1">
            <text:p>3025.9</text:p>
          </table:table-cell>
          <table:table-cell office:value-type="float" office:value="-3659.6000000000004" table:style-name="ce1">
            <text:p>-3659.6</text:p>
          </table:table-cell>
          <table:table-cell table:number-columns-repeated="16375"/>
        </table:table-row>
        <table:table-row table:style-name="ro1">
          <table:table-cell office:value-type="time" office:time-value="PT986631H14M44.000S" table:style-name="ce9">
            <text:p>15:14:44</text:p>
          </table:table-cell>
          <table:table-cell office:value-type="float" office:value="9992.7999999999993" table:style-name="ce1">
            <text:p>9992.8</text:p>
          </table:table-cell>
          <table:table-cell office:value-type="float" office:value="20.8" table:style-name="ce1">
            <text:p>20.8</text:p>
          </table:table-cell>
          <table:table-cell office:value-type="float" office:value="9992.7999999999993" table:style-name="ce1">
            <text:p>9992.8</text:p>
          </table:table-cell>
          <table:table-cell office:value-type="float" office:value="802.5" table:style-name="ce1">
            <text:p>802.5</text:p>
          </table:table-cell>
          <table:table-cell office:value-type="float" office:value="19985.599999999999" table:style-name="ce1">
            <text:p>19985.6</text:p>
          </table:table-cell>
          <table:table-cell office:value-type="float" office:value="823.3" table:style-name="ce1">
            <text:p>823.3</text:p>
          </table:table-cell>
          <table:table-cell office:value-type="float" office:value="10013.599999999999" table:style-name="ce1">
            <text:p>10013.6</text:p>
          </table:table-cell>
          <table:table-cell office:value-type="float" office:value="-10795.3" table:style-name="ce1">
            <text:p>-10795.3</text:p>
          </table:table-cell>
          <table:table-cell table:number-columns-repeated="16375"/>
        </table:table-row>
        <table:table-row table:style-name="ro1">
          <table:table-cell office:value-type="time" office:time-value="PT986631H15M14.000S" table:style-name="ce9">
            <text:p>15:15:14</text:p>
          </table:table-cell>
          <table:table-cell office:value-type="float" office:value="5794.6" table:style-name="ce1">
            <text:p>5794.6</text:p>
          </table:table-cell>
          <table:table-cell office:value-type="float" office:value="19.2" table:style-name="ce1">
            <text:p>19.2</text:p>
          </table:table-cell>
          <table:table-cell office:value-type="float" office:value="5794.6" table:style-name="ce1">
            <text:p>5794.6</text:p>
          </table:table-cell>
          <table:table-cell office:value-type="float" office:value="769.4" table:style-name="ce1">
            <text:p>769.4</text:p>
          </table:table-cell>
          <table:table-cell office:value-type="float" office:value="11589.2" table:style-name="ce1">
            <text:p>11589.2</text:p>
          </table:table-cell>
          <table:table-cell office:value-type="float" office:value="788.6" table:style-name="ce1">
            <text:p>788.6</text:p>
          </table:table-cell>
          <table:table-cell office:value-type="float" office:value="5813.8" table:style-name="ce1">
            <text:p>5813.8</text:p>
          </table:table-cell>
          <table:table-cell office:value-type="float" office:value="-6564" table:style-name="ce1">
            <text:p>-6564</text:p>
          </table:table-cell>
          <table:table-cell table:number-columns-repeated="16375"/>
        </table:table-row>
        <table:table-row table:style-name="ro1">
          <table:table-cell office:value-type="time" office:time-value="PT986631H15M44.000S" table:style-name="ce9">
            <text:p>15:15:44</text:p>
          </table:table-cell>
          <table:table-cell office:value-type="float" office:value="5359.2" table:style-name="ce1">
            <text:p>5359.2</text:p>
          </table:table-cell>
          <table:table-cell office:value-type="float" office:value="24.7" table:style-name="ce1">
            <text:p>24.7</text:p>
          </table:table-cell>
          <table:table-cell office:value-type="float" office:value="5359.2" table:style-name="ce1">
            <text:p>5359.2</text:p>
          </table:table-cell>
          <table:table-cell office:value-type="float" office:value="819.5" table:style-name="ce1">
            <text:p>819.5</text:p>
          </table:table-cell>
          <table:table-cell office:value-type="float" office:value="10718.4" table:style-name="ce1">
            <text:p>10718.4</text:p>
          </table:table-cell>
          <table:table-cell office:value-type="float" office:value="844.2" table:style-name="ce1">
            <text:p>844.2</text:p>
          </table:table-cell>
          <table:table-cell office:value-type="float" office:value="5383.9" table:style-name="ce1">
            <text:p>5383.9</text:p>
          </table:table-cell>
          <table:table-cell office:value-type="float" office:value="-6178.7" table:style-name="ce1">
            <text:p>-6178.7</text:p>
          </table:table-cell>
          <table:table-cell table:number-columns-repeated="16375"/>
        </table:table-row>
        <table:table-row table:style-name="ro1">
          <table:table-cell office:value-type="time" office:time-value="PT986631H16M14.000S" table:style-name="ce9">
            <text:p>15:16:14</text:p>
          </table:table-cell>
          <table:table-cell office:value-type="float" office:value="6194.2" table:style-name="ce1">
            <text:p>6194.2</text:p>
          </table:table-cell>
          <table:table-cell office:value-type="float" office:value="21.1" table:style-name="ce1">
            <text:p>21.1</text:p>
          </table:table-cell>
          <table:table-cell office:value-type="float" office:value="6194.2" table:style-name="ce1">
            <text:p>6194.2</text:p>
          </table:table-cell>
          <table:table-cell office:value-type="float" office:value="579.5" table:style-name="ce1">
            <text:p>579.5</text:p>
          </table:table-cell>
          <table:table-cell office:value-type="float" office:value="12388.4" table:style-name="ce1">
            <text:p>12388.4</text:p>
          </table:table-cell>
          <table:table-cell office:value-type="float" office:value="600.6" table:style-name="ce1">
            <text:p>600.6</text:p>
          </table:table-cell>
          <table:table-cell office:value-type="float" office:value="6215.3" table:style-name="ce1">
            <text:p>6215.3</text:p>
          </table:table-cell>
          <table:table-cell office:value-type="float" office:value="-6773.7" table:style-name="ce1">
            <text:p>-6773.7</text:p>
          </table:table-cell>
          <table:table-cell table:number-columns-repeated="16375"/>
        </table:table-row>
        <table:table-row table:style-name="ro1">
          <table:table-cell office:value-type="time" office:time-value="PT986631H16M44.000S" table:style-name="ce9">
            <text:p>15:16:44</text:p>
          </table:table-cell>
          <table:table-cell office:value-type="float" office:value="3477" table:style-name="ce1">
            <text:p>3477</text:p>
          </table:table-cell>
          <table:table-cell office:value-type="float" office:value="13.5" table:style-name="ce1">
            <text:p>13.5</text:p>
          </table:table-cell>
          <table:table-cell office:value-type="float" office:value="3477" table:style-name="ce1">
            <text:p>3477</text:p>
          </table:table-cell>
          <table:table-cell office:value-type="float" office:value="337.2" table:style-name="ce1">
            <text:p>337.2</text:p>
          </table:table-cell>
          <table:table-cell office:value-type="float" office:value="6954" table:style-name="ce1">
            <text:p>6954</text:p>
          </table:table-cell>
          <table:table-cell office:value-type="float" office:value="350.7" table:style-name="ce1">
            <text:p>350.7</text:p>
          </table:table-cell>
          <table:table-cell office:value-type="float" office:value="3490.5" table:style-name="ce1">
            <text:p>3490.5</text:p>
          </table:table-cell>
          <table:table-cell office:value-type="float" office:value="-3814.2" table:style-name="ce1">
            <text:p>-3814.2</text:p>
          </table:table-cell>
          <table:table-cell table:number-columns-repeated="16375"/>
        </table:table-row>
        <table:table-row table:style-name="ro1">
          <table:table-cell office:value-type="time" office:time-value="PT986631H17M14.000S" table:style-name="ce9">
            <text:p>15:17:14</text:p>
          </table:table-cell>
          <table:table-cell office:value-type="float" office:value="1323.3" table:style-name="ce1">
            <text:p>1323.3</text:p>
          </table:table-cell>
          <table:table-cell office:value-type="float" office:value="5.5" table:style-name="ce1">
            <text:p>5.5</text:p>
          </table:table-cell>
          <table:table-cell office:value-type="float" office:value="1323.3" table:style-name="ce1">
            <text:p>1323.3</text:p>
          </table:table-cell>
          <table:table-cell office:value-type="float" office:value="125.5" table:style-name="ce1">
            <text:p>125.5</text:p>
          </table:table-cell>
          <table:table-cell office:value-type="float" office:value="2646.6" table:style-name="ce1">
            <text:p>2646.6</text:p>
          </table:table-cell>
          <table:table-cell office:value-type="float" office:value="131" table:style-name="ce1">
            <text:p>131</text:p>
          </table:table-cell>
          <table:table-cell office:value-type="float" office:value="1328.8" table:style-name="ce1">
            <text:p>1328.8</text:p>
          </table:table-cell>
          <table:table-cell office:value-type="float" office:value="-1448.8" table:style-name="ce1">
            <text:p>-1448.8</text:p>
          </table:table-cell>
          <table:table-cell table:number-columns-repeated="16375"/>
        </table:table-row>
        <table:table-row table:style-name="ro1">
          <table:table-cell office:value-type="time" office:time-value="PT986631H17M44.000S" table:style-name="ce9">
            <text:p>15:17:44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time" office:time-value="PT986631H18M14.000S" table:style-name="ce9">
            <text:p>15:18:14</text:p>
          </table:table-cell>
          <table:table-cell office:value-type="float" office:value="1.2" table:style-name="ce1">
            <text:p>1.2</text:p>
          </table:table-cell>
          <table:table-cell office:value-type="float" office:value="0.3" table:style-name="ce1">
            <text:p>0.3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2.4" table:style-name="ce1">
            <text:p>2.4</text:p>
          </table:table-cell>
          <table:table-cell office:value-type="float" office:value="0.3" table:style-name="ce1">
            <text:p>0.3</text:p>
          </table:table-cell>
          <table:table-cell office:value-type="float" office:value="1.5" table:style-name="ce1">
            <text:p>1.5</text:p>
          </table:table-cell>
          <table:table-cell office:value-type="float" office:value="-1.2" table:style-name="ce1">
            <text:p>-1.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519.2499999999995" table:formula="msoxl:=AVERAGE(B2:B15)" table:style-name="ce8">
            <text:p>3519.3</text:p>
          </table:table-cell>
          <table:table-cell office:value-type="float" office:value="13.792857142857143" table:formula="msoxl:=AVERAGE(C2:C15)" table:style-name="ce8">
            <text:p>13.8</text:p>
          </table:table-cell>
          <table:table-cell office:value-type="float" office:value="3519.2499999999995" table:formula="msoxl:=AVERAGE(D2:D15)" table:style-name="ce8">
            <text:p>3519.3</text:p>
          </table:table-cell>
          <table:table-cell office:value-type="float" office:value="481.19285714285712" table:formula="msoxl:=AVERAGE(E2:E15)" table:style-name="ce8">
            <text:p>481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294.3227171982667" table:formula="msoxl:=IF(B17=0,0,MAX(SUMPRODUCT(B2:B15,B2:B15)/SUM(B2:B15)-B17,0))" table:style-name="ce8">
            <text:p>2294.3</text:p>
          </table:table-cell>
          <table:table-cell office:value-type="float" office:value="7.9535436857290787" table:formula="msoxl:=IF(C17=0,0,MAX(SUMPRODUCT(C2:C15,C2:C15)/SUM(C2:C15)-C17,0))" table:style-name="ce8">
            <text:p>8.0</text:p>
          </table:table-cell>
          <table:table-cell office:value-type="float" office:value="2294.3227171982667" table:formula="msoxl:=IF(D17=0,0,MAX(SUMPRODUCT(D2:D15,D2:D15)/SUM(D2:D15)-D17,0))" table:style-name="ce8">
            <text:p>2294.3</text:p>
          </table:table-cell>
          <table:table-cell office:value-type="float" office:value="460.47928351948502" table:formula="msoxl:=IF(E17=0,0,MAX(SUMPRODUCT(E2:E15,E2:E15)/SUM(E2:E15)-E17,0))" table:style-name="ce8">
            <text:p>46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179.2272828017321" table:formula="msoxl:=ABS(MAX(B2:B15)-B17-B18)" table:style-name="ce8">
            <text:p>4179.2</text:p>
          </table:table-cell>
          <table:table-cell office:value-type="float" office:value="10.553599171413774" table:formula="msoxl:=ABS(MAX(C2:C15)-C17-C18)" table:style-name="ce8">
            <text:p>10.6</text:p>
          </table:table-cell>
          <table:table-cell office:value-type="float" office:value="4179.2272828017321" table:formula="msoxl:=ABS(MAX(D2:D15)-D17-D18)" table:style-name="ce8">
            <text:p>4179.2</text:p>
          </table:table-cell>
          <table:table-cell office:value-type="float" office:value="829.72785933765795" table:formula="msoxl:=ABS(MAX(E2:E15)-E17-E18)" table:style-name="ce8">
            <text:p>829.7</text:p>
          </table:table-cell>
          <table:table-cell table:number-columns-repeated="16379"/>
        </table:table-row>
        <table:table-row table:number-rows-repeated="1048557" table:style-name="ro1">
          <table:table-cell table:number-columns-repeated="16384"/>
        </table:table-row>
      </table:table>
      <table:table table:name="NETPACKET" table:style-name="ta1">
        <table:shapes>
          <draw:frame draw:z-index="1" draw:id="id22" draw:style-name="a22" draw:name="Chart 1" svg:x="0.66667in" svg:y="3.34722in" svg:width="13.02778in" svg:height="5.41667in" style:rel-width="scale" style:rel-height="scale">
            <draw:object xlink:href="Object 23/" xlink:type="simple" xlink:show="embed" xlink:actuate="onLoad"/>
            <svg:title/>
            <svg:desc/>
          </draw:frame>
          <draw:frame draw:z-index="2" draw:id="id23" draw:style-name="a23" draw:name="Chart 2" svg:x="0.66667in" svg:y="8.77778in" svg:width="13.02778in" svg:height="5.41667in" style:rel-width="scale" style:rel-height="scale">
            <draw:object xlink:href="Object 2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6631H11M44.000S" table:style-name="ce9">
            <text:p>15:11:44</text:p>
          </table:table-cell>
          <table:table-cell office:value-type="float" office:value="0" table:style-name="ce1">
            <text:p>0</text:p>
          </table:table-cell>
          <table:table-cell office:value-type="float" office:value="6.2" table:style-name="ce1">
            <text:p>6.2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table:number-columns-repeated="16379"/>
        </table:table-row>
        <table:table-row table:style-name="ro1">
          <table:table-cell office:value-type="time" office:time-value="PT986631H12M14.000S" table:style-name="ce9">
            <text:p>15:12:14</text:p>
          </table:table-cell>
          <table:table-cell office:value-type="float" office:value="10304.5" table:style-name="ce1">
            <text:p>10304.5</text:p>
          </table:table-cell>
          <table:table-cell office:value-type="float" office:value="149.4" table:style-name="ce1">
            <text:p>149.4</text:p>
          </table:table-cell>
          <table:table-cell office:value-type="float" office:value="10304.5" table:style-name="ce1">
            <text:p>10304.5</text:p>
          </table:table-cell>
          <table:table-cell office:value-type="float" office:value="303" table:style-name="ce1">
            <text:p>303</text:p>
          </table:table-cell>
          <table:table-cell table:number-columns-repeated="16379"/>
        </table:table-row>
        <table:table-row table:style-name="ro1">
          <table:table-cell office:value-type="time" office:time-value="PT986631H12M44.000S" table:style-name="ce9">
            <text:p>15:12:44</text:p>
          </table:table-cell>
          <table:table-cell office:value-type="float" office:value="19166.7" table:style-name="ce1">
            <text:p>19166.7</text:p>
          </table:table-cell>
          <table:table-cell office:value-type="float" office:value="14.8" table:style-name="ce1">
            <text:p>14.8</text:p>
          </table:table-cell>
          <table:table-cell office:value-type="float" office:value="19166.7" table:style-name="ce1">
            <text:p>19166.7</text:p>
          </table:table-cell>
          <table:table-cell office:value-type="float" office:value="3.1" table:style-name="ce1">
            <text:p>3.1</text:p>
          </table:table-cell>
          <table:table-cell table:number-columns-repeated="16379"/>
        </table:table-row>
        <table:table-row table:style-name="ro1">
          <table:table-cell office:value-type="time" office:time-value="PT986631H13M14.000S" table:style-name="ce9">
            <text:p>15:13:14</text:p>
          </table:table-cell>
          <table:table-cell office:value-type="float" office:value="14904.6" table:style-name="ce1">
            <text:p>14904.6</text:p>
          </table:table-cell>
          <table:table-cell office:value-type="float" office:value="502" table:style-name="ce1">
            <text:p>502</text:p>
          </table:table-cell>
          <table:table-cell office:value-type="float" office:value="14904.6" table:style-name="ce1">
            <text:p>14904.6</text:p>
          </table:table-cell>
          <table:table-cell office:value-type="float" office:value="1272.5999999999999" table:style-name="ce1">
            <text:p>1272.6</text:p>
          </table:table-cell>
          <table:table-cell table:number-columns-repeated="16379"/>
        </table:table-row>
        <table:table-row table:style-name="ro1">
          <table:table-cell office:value-type="time" office:time-value="PT986631H13M44.000S" table:style-name="ce9">
            <text:p>15:13:44</text:p>
          </table:table-cell>
          <table:table-cell office:value-type="float" office:value="2407.3000000000002" table:style-name="ce1">
            <text:p>2407.3</text:p>
          </table:table-cell>
          <table:table-cell office:value-type="float" office:value="170.1" table:style-name="ce1">
            <text:p>170.1</text:p>
          </table:table-cell>
          <table:table-cell office:value-type="float" office:value="2407.3000000000002" table:style-name="ce1">
            <text:p>2407.3</text:p>
          </table:table-cell>
          <table:table-cell office:value-type="float" office:value="401.3" table:style-name="ce1">
            <text:p>401.3</text:p>
          </table:table-cell>
          <table:table-cell table:number-columns-repeated="16379"/>
        </table:table-row>
        <table:table-row table:style-name="ro1">
          <table:table-cell office:value-type="time" office:time-value="PT986631H14M14.000S" table:style-name="ce9">
            <text:p>15:14:14</text:p>
          </table:table-cell>
          <table:table-cell office:value-type="float" office:value="9964.7999999999993" table:style-name="ce1">
            <text:p>9964.8</text:p>
          </table:table-cell>
          <table:table-cell office:value-type="float" office:value="205.3" table:style-name="ce1">
            <text:p>205.3</text:p>
          </table:table-cell>
          <table:table-cell office:value-type="float" office:value="9964.7999999999993" table:style-name="ce1">
            <text:p>9964.8</text:p>
          </table:table-cell>
          <table:table-cell office:value-type="float" office:value="478.5" table:style-name="ce1">
            <text:p>478.5</text:p>
          </table:table-cell>
          <table:table-cell table:number-columns-repeated="16379"/>
        </table:table-row>
        <table:table-row table:style-name="ro1">
          <table:table-cell office:value-type="time" office:time-value="PT986631H14M44.000S" table:style-name="ce9">
            <text:p>15:14:44</text:p>
          </table:table-cell>
          <table:table-cell office:value-type="float" office:value="33257.9" table:style-name="ce1">
            <text:p>33257.9</text:p>
          </table:table-cell>
          <table:table-cell office:value-type="float" office:value="248.7" table:style-name="ce1">
            <text:p>248.7</text:p>
          </table:table-cell>
          <table:table-cell office:value-type="float" office:value="33257.9" table:style-name="ce1">
            <text:p>33257.9</text:p>
          </table:table-cell>
          <table:table-cell office:value-type="float" office:value="595.9" table:style-name="ce1">
            <text:p>595.9</text:p>
          </table:table-cell>
          <table:table-cell table:number-columns-repeated="16379"/>
        </table:table-row>
        <table:table-row table:style-name="ro1">
          <table:table-cell office:value-type="time" office:time-value="PT986631H15M14.000S" table:style-name="ce9">
            <text:p>15:15:14</text:p>
          </table:table-cell>
          <table:table-cell office:value-type="float" office:value="19644" table:style-name="ce1">
            <text:p>19644</text:p>
          </table:table-cell>
          <table:table-cell office:value-type="float" office:value="239.9" table:style-name="ce1">
            <text:p>239.9</text:p>
          </table:table-cell>
          <table:table-cell office:value-type="float" office:value="19644" table:style-name="ce1">
            <text:p>19644</text:p>
          </table:table-cell>
          <table:table-cell office:value-type="float" office:value="572.79999999999995" table:style-name="ce1">
            <text:p>572.8</text:p>
          </table:table-cell>
          <table:table-cell table:number-columns-repeated="16379"/>
        </table:table-row>
        <table:table-row table:style-name="ro1">
          <table:table-cell office:value-type="time" office:time-value="PT986631H15M44.000S" table:style-name="ce9">
            <text:p>15:15:44</text:p>
          </table:table-cell>
          <table:table-cell office:value-type="float" office:value="17731.099999999999" table:style-name="ce1">
            <text:p>17731.1</text:p>
          </table:table-cell>
          <table:table-cell office:value-type="float" office:value="256" table:style-name="ce1">
            <text:p>256</text:p>
          </table:table-cell>
          <table:table-cell office:value-type="float" office:value="17731.099999999999" table:style-name="ce1">
            <text:p>17731.1</text:p>
          </table:table-cell>
          <table:table-cell office:value-type="float" office:value="617.79999999999995" table:style-name="ce1">
            <text:p>617.8</text:p>
          </table:table-cell>
          <table:table-cell table:number-columns-repeated="16379"/>
        </table:table-row>
        <table:table-row table:style-name="ro1">
          <table:table-cell office:value-type="time" office:time-value="PT986631H16M14.000S" table:style-name="ce9">
            <text:p>15:16:14</text:p>
          </table:table-cell>
          <table:table-cell office:value-type="float" office:value="20449.099999999999" table:style-name="ce1">
            <text:p>20449.1</text:p>
          </table:table-cell>
          <table:table-cell office:value-type="float" office:value="197.2" table:style-name="ce1">
            <text:p>197.2</text:p>
          </table:table-cell>
          <table:table-cell office:value-type="float" office:value="20449.099999999999" table:style-name="ce1">
            <text:p>20449.1</text:p>
          </table:table-cell>
          <table:table-cell office:value-type="float" office:value="447.5" table:style-name="ce1">
            <text:p>447.5</text:p>
          </table:table-cell>
          <table:table-cell table:number-columns-repeated="16379"/>
        </table:table-row>
        <table:table-row table:style-name="ro1">
          <table:table-cell office:value-type="time" office:time-value="PT986631H16M44.000S" table:style-name="ce9">
            <text:p>15:16:44</text:p>
          </table:table-cell>
          <table:table-cell office:value-type="float" office:value="11421.4" table:style-name="ce1">
            <text:p>11421.4</text:p>
          </table:table-cell>
          <table:table-cell office:value-type="float" office:value="117" table:style-name="ce1">
            <text:p>117</text:p>
          </table:table-cell>
          <table:table-cell office:value-type="float" office:value="11421.4" table:style-name="ce1">
            <text:p>11421.4</text:p>
          </table:table-cell>
          <table:table-cell office:value-type="float" office:value="265" table:style-name="ce1">
            <text:p>265</text:p>
          </table:table-cell>
          <table:table-cell table:number-columns-repeated="16379"/>
        </table:table-row>
        <table:table-row table:style-name="ro1">
          <table:table-cell office:value-type="time" office:time-value="PT986631H17M14.000S" table:style-name="ce9">
            <text:p>15:17:14</text:p>
          </table:table-cell>
          <table:table-cell office:value-type="float" office:value="4342.1000000000004" table:style-name="ce1">
            <text:p>4342.1</text:p>
          </table:table-cell>
          <table:table-cell office:value-type="float" office:value="49.7" table:style-name="ce1">
            <text:p>49.7</text:p>
          </table:table-cell>
          <table:table-cell office:value-type="float" office:value="4342.1000000000004" table:style-name="ce1">
            <text:p>4342.1</text:p>
          </table:table-cell>
          <table:table-cell office:value-type="float" office:value="98.8" table:style-name="ce1">
            <text:p>98.8</text:p>
          </table:table-cell>
          <table:table-cell table:number-columns-repeated="16379"/>
        </table:table-row>
        <table:table-row table:style-name="ro1">
          <table:table-cell office:value-type="time" office:time-value="PT986631H17M44.000S" table:style-name="ce9">
            <text:p>15:17:44</text:p>
          </table:table-cell>
          <table:table-cell office:value-type="float" office:value="0" table:style-name="ce1">
            <text:p>0</text:p>
          </table:table-cell>
          <table:table-cell office:value-type="float" office:value="5.9" table:style-name="ce1">
            <text:p>5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time" office:time-value="PT986631H18M14.000S" table:style-name="ce9">
            <text:p>15:18:14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5.8" table:style-name="ce1">
            <text:p>5.8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1685.407142857146" table:formula="msoxl:=AVERAGE(B2:B15)" table:style-name="ce8">
            <text:p>11685.4</text:p>
          </table:table-cell>
          <table:table-cell office:value-type="float" office:value="154.85714285714289" table:formula="msoxl:=AVERAGE(C2:C15)" table:style-name="ce8">
            <text:p>154.9</text:p>
          </table:table-cell>
          <table:table-cell office:value-type="float" office:value="11685.407142857146" table:formula="msoxl:=AVERAGE(D2:D15)" table:style-name="ce8">
            <text:p>11685.4</text:p>
          </table:table-cell>
          <table:table-cell office:value-type="float" office:value="361.21428571428572" table:formula="msoxl:=AVERAGE(E2:E15)" table:style-name="ce8">
            <text:p>361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7719.864537694355" table:formula="msoxl:=IF(B17=0,0,MAX(SUMPRODUCT(B2:B15,B2:B15)/SUM(B2:B15)-B17,0))" table:style-name="ce8">
            <text:p>7719.9</text:p>
          </table:table-cell>
          <table:table-cell office:value-type="float" office:value="115.30845677385344" table:formula="msoxl:=IF(C17=0,0,MAX(SUMPRODUCT(C2:C15,C2:C15)/SUM(C2:C15)-C17,0))" table:style-name="ce8">
            <text:p>115.3</text:p>
          </table:table-cell>
          <table:table-cell office:value-type="float" office:value="7719.864537694355" table:formula="msoxl:=IF(D17=0,0,MAX(SUMPRODUCT(D2:D15,D2:D15)/SUM(D2:D15)-D17,0))" table:style-name="ce8">
            <text:p>7719.9</text:p>
          </table:table-cell>
          <table:table-cell office:value-type="float" office:value="320.30637475634893" table:formula="msoxl:=IF(E17=0,0,MAX(SUMPRODUCT(E2:E15,E2:E15)/SUM(E2:E15)-E17,0))" table:style-name="ce8">
            <text:p>32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3852.628319448499" table:formula="msoxl:=ABS(MAX(B2:B15)-B17-B18)" table:style-name="ce8">
            <text:p>13852.6</text:p>
          </table:table-cell>
          <table:table-cell office:value-type="float" office:value="231.83440036900367" table:formula="msoxl:=ABS(MAX(C2:C15)-C17-C18)" table:style-name="ce8">
            <text:p>231.8</text:p>
          </table:table-cell>
          <table:table-cell office:value-type="float" office:value="13852.628319448499" table:formula="msoxl:=ABS(MAX(D2:D15)-D17-D18)" table:style-name="ce8">
            <text:p>13852.6</text:p>
          </table:table-cell>
          <table:table-cell office:value-type="float" office:value="591.07933952936514" table:formula="msoxl:=ABS(MAX(E2:E15)-E17-E18)" table:style-name="ce8">
            <text:p>591.1</text:p>
          </table:table-cell>
          <table:table-cell table:number-columns-repeated="16379"/>
        </table:table-row>
        <table:table-row table:number-rows-repeated="1048557" table:style-name="ro1">
          <table:table-cell table:number-columns-repeated="16384"/>
        </table:table-row>
      </table:table>
      <table:table table:name="PROC" table:style-name="ta1">
        <table:shapes>
          <draw:frame draw:z-index="1" draw:id="id24" draw:style-name="a24" draw:name="Chart 1" svg:x="0.66667in" svg:y="3.34722in" svg:width="13.02778in" svg:height="5.41667in" style:rel-width="scale" style:rel-height="scale">
            <draw:object xlink:href="Object 25/" xlink:type="simple" xlink:show="embed" xlink:actuate="onLoad"/>
            <svg:title/>
            <svg:desc/>
          </draw:frame>
          <draw:frame draw:z-index="2" draw:id="id25" draw:style-name="a25" draw:name="Chart 2" svg:x="0.66667in" svg:y="8.77778in" svg:width="13.02778in" svg:height="5.41667in" style:rel-width="scale" style:rel-height="scale">
            <draw:object xlink:href="Object 26/" xlink:type="simple" xlink:show="embed" xlink:actuate="onLoad"/>
            <svg:title/>
            <svg:desc/>
          </draw:frame>
          <draw:frame draw:z-index="3" draw:id="id26" draw:style-name="a26" draw:name="Chart 3" svg:x="0.66667in" svg:y="14.20833in" svg:width="13.02778in" svg:height="5.41667in" style:rel-width="scale" style:rel-height="scale">
            <draw:object xlink:href="Object 2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6631H11M44.000S" table:style-name="ce9">
            <text:p>15:11:44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31H12M14.000S" table:style-name="ce9">
            <text:p>15:12:14</text:p>
          </table:table-cell>
          <table:table-cell office:value-type="float" office:value="14" table:style-name="ce1">
            <text:p>14</text:p>
          </table:table-cell>
          <table:table-cell office:value-type="float" office:value="-1" table:style-name="ce1">
            <text:p>-1</text:p>
          </table:table-cell>
          <table:table-cell office:value-type="float" office:value="13496" table:style-name="ce1">
            <text:p>1349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1.3" table:style-name="ce1">
            <text:p>21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31H12M44.000S" table:style-name="ce9">
            <text:p>15:12:44</text:p>
          </table:table-cell>
          <table:table-cell office:value-type="float" office:value="12" table:style-name="ce1">
            <text:p>12</text:p>
          </table:table-cell>
          <table:table-cell office:value-type="float" office:value="-1" table:style-name="ce1">
            <text:p>-1</text:p>
          </table:table-cell>
          <table:table-cell office:value-type="float" office:value="23202.6" table:style-name="ce1">
            <text:p>23202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6" table:style-name="ce1">
            <text:p>0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31H13M14.000S" table:style-name="ce9">
            <text:p>15:13:14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17167" table:style-name="ce1">
            <text:p>1716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31H13M44.000S" table:style-name="ce9">
            <text:p>15:13:44</text:p>
          </table:table-cell>
          <table:table-cell office:value-type="float" office:value="6" table:style-name="ce1">
            <text:p>6</text:p>
          </table:table-cell>
          <table:table-cell office:value-type="float" office:value="-1" table:style-name="ce1">
            <text:p>-1</text:p>
          </table:table-cell>
          <table:table-cell office:value-type="float" office:value="3761.8" table:style-name="ce1">
            <text:p>3761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1.2" table:style-name="ce1">
            <text:p>11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31H14M14.000S" table:style-name="ce9">
            <text:p>15:14:14</text:p>
          </table:table-cell>
          <table:table-cell office:value-type="float" office:value="31" table:style-name="ce1">
            <text:p>31</text:p>
          </table:table-cell>
          <table:table-cell office:value-type="float" office:value="-1" table:style-name="ce1">
            <text:p>-1</text:p>
          </table:table-cell>
          <table:table-cell office:value-type="float" office:value="11969.7" table:style-name="ce1">
            <text:p>11969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31H14M44.000S" table:style-name="ce9">
            <text:p>15:14:44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37810" table:style-name="ce1">
            <text:p>3781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9" table:style-name="ce1">
            <text:p>1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31H15M14.000S" table:style-name="ce9">
            <text:p>15:15:14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22632.3" table:style-name="ce1">
            <text:p>22632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.2" table:style-name="ce1">
            <text:p>4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31H15M44.000S" table:style-name="ce9">
            <text:p>15:15:44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19827.599999999999" table:style-name="ce1">
            <text:p>19827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.8" table:style-name="ce1">
            <text:p>6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31H16M14.000S" table:style-name="ce9">
            <text:p>15:16:14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22903.1" table:style-name="ce1">
            <text:p>22903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" table:style-name="ce1">
            <text:p>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31H16M44.000S" table:style-name="ce9">
            <text:p>15:16:44</text:p>
          </table:table-cell>
          <table:table-cell office:value-type="float" office:value="8" table:style-name="ce1">
            <text:p>8</text:p>
          </table:table-cell>
          <table:table-cell office:value-type="float" office:value="-1" table:style-name="ce1">
            <text:p>-1</text:p>
          </table:table-cell>
          <table:table-cell office:value-type="float" office:value="15000.7" table:style-name="ce1">
            <text:p>15000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.7" table:style-name="ce1">
            <text:p>7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31H17M14.000S" table:style-name="ce9">
            <text:p>15:17:14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6414.5" table:style-name="ce1">
            <text:p>6414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3" table:style-name="ce1">
            <text:p>3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31H17M44.000S" table:style-name="ce9">
            <text:p>15:17:44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97.2" table:style-name="ce1">
            <text:p>97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31H18M14.000S" table:style-name="ce9">
            <text:p>15:18:14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00.6" table:style-name="ce1">
            <text:p>100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VM" table:style-name="ta1">
        <table:shapes>
          <draw:frame draw:z-index="1" draw:id="id27" draw:style-name="a27" draw:name="Chart 1" svg:x="0.66667in" svg:y="3.34722in" svg:width="13.02778in" svg:height="5.41667in" style:rel-width="scale" style:rel-height="scale">
            <draw:object xlink:href="Object 28/" xlink:type="simple" xlink:show="embed" xlink:actuate="onLoad"/>
            <svg:title/>
            <svg:desc/>
          </draw:frame>
          <draw:frame draw:z-index="2" draw:id="id28" draw:style-name="a28" draw:name="Chart 2" svg:x="0.66667in" svg:y="8.77778in" svg:width="13.02778in" svg:height="5.41667in" style:rel-width="scale" style:rel-height="scale">
            <draw:object xlink:href="Object 29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6631H11M44.000S" table:style-name="ce9">
            <text:p>15:11:4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68" table:style-name="ce1">
            <text:p>36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3" table:style-name="ce1">
            <text:p>63</text:p>
          </table:table-cell>
          <table:table-cell office:value-type="float" office:value="-1" table:style-name="ce1">
            <text:p>-1</text:p>
          </table:table-cell>
          <table:table-cell office:value-type="float" office:value="200" table:style-name="ce1">
            <text:p>200</text:p>
          </table:table-cell>
          <table:table-cell office:value-type="float" office:value="425" table:style-name="ce1">
            <text:p>425</text:p>
          </table:table-cell>
          <table:table-cell office:value-type="float" office:value="-1" table:style-name="ce1">
            <text:p>-1</text:p>
          </table:table-cell>
          <table:table-cell office:value-type="float" office:value="191645" table:style-name="ce1">
            <text:p>19164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180" table:style-name="ce1">
            <text:p>18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table:number-columns-repeated="16346"/>
        </table:table-row>
        <table:table-row table:style-name="ro1">
          <table:table-cell office:value-type="time" office:time-value="PT986631H12M14.000S" table:style-name="ce9">
            <text:p>15:12:1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89" table:style-name="ce1">
            <text:p>88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3" table:style-name="ce1">
            <text:p>313</text:p>
          </table:table-cell>
          <table:table-cell office:value-type="float" office:value="0" table:style-name="ce1">
            <text:p>0</text:p>
          </table:table-cell>
          <table:table-cell office:value-type="float" office:value="8052" table:style-name="ce1">
            <text:p>8052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-191646" table:style-name="ce1">
            <text:p>-1916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table:number-columns-repeated="16346"/>
        </table:table-row>
        <table:table-row table:style-name="ro1">
          <table:table-cell office:value-type="time" office:time-value="PT986631H12M44.000S" table:style-name="ce9">
            <text:p>15:12:4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32" table:style-name="ce1">
            <text:p>93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502" table:style-name="ce1">
            <text:p>5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6324" table:style-name="ce1">
            <text:p>1963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table:number-columns-repeated="16346"/>
        </table:table-row>
        <table:table-row table:style-name="ro1">
          <table:table-cell office:value-type="time" office:time-value="PT986631H13M14.000S" table:style-name="ce9">
            <text:p>15:13:1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8" table:style-name="ce1">
            <text:p>2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669" table:style-name="ce1">
            <text:p>6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6314" table:style-name="ce1">
            <text:p>-1963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table:number-columns-repeated="16346"/>
        </table:table-row>
        <table:table-row table:style-name="ro1">
          <table:table-cell office:value-type="time" office:time-value="PT986631H13M44.000S" table:style-name="ce9">
            <text:p>15:13:4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96" table:style-name="ce1">
            <text:p>19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61" table:style-name="ce1">
            <text:p>861</text:p>
          </table:table-cell>
          <table:table-cell office:value-type="float" office:value="0" table:style-name="ce1">
            <text:p>0</text:p>
          </table:table-cell>
          <table:table-cell office:value-type="float" office:value="-2594" table:style-name="ce1">
            <text:p>-25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" table:style-name="ce1">
            <text:p>-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table:number-columns-repeated="16346"/>
        </table:table-row>
        <table:table-row table:style-name="ro1">
          <table:table-cell office:value-type="time" office:time-value="PT986631H14M14.000S" table:style-name="ce9">
            <text:p>15:14:1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92" table:style-name="ce1">
            <text:p>1492</text:p>
          </table:table-cell>
          <table:table-cell office:value-type="float" office:value="0" table:style-name="ce1">
            <text:p>0</text:p>
          </table:table-cell>
          <table:table-cell office:value-type="float" office:value="-1733" table:style-name="ce1">
            <text:p>-17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table:number-columns-repeated="16346"/>
        </table:table-row>
        <table:table-row table:style-name="ro1">
          <table:table-cell office:value-type="time" office:time-value="PT986631H14M44.000S" table:style-name="ce9">
            <text:p>15:14:4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49" table:style-name="ce1">
            <text:p>14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2789" table:style-name="ce1">
            <text:p>278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table:number-columns-repeated="16346"/>
        </table:table-row>
        <table:table-row table:style-name="ro1">
          <table:table-cell office:value-type="time" office:time-value="PT986631H15M14.000S" table:style-name="ce9">
            <text:p>15:15:1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14" table:style-name="ce1">
            <text:p>41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float" office:value="-7563" table:style-name="ce1">
            <text:p>-75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office:value-type="float" office:value="-17" table:style-name="ce1">
            <text:p>-17</text:p>
          </table:table-cell>
          <table:table-cell table:number-columns-repeated="16346"/>
        </table:table-row>
        <table:table-row table:style-name="ro1">
          <table:table-cell office:value-type="time" office:time-value="PT986631H15M44.000S" table:style-name="ce9">
            <text:p>15:15:4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78" table:style-name="ce1">
            <text:p>17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7" table:style-name="ce1">
            <text:p>287</text:p>
          </table:table-cell>
          <table:table-cell office:value-type="float" office:value="0" table:style-name="ce1">
            <text:p>0</text:p>
          </table:table-cell>
          <table:table-cell office:value-type="float" office:value="1319" table:style-name="ce1">
            <text:p>13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-14" table:style-name="ce1">
            <text:p>-14</text:p>
          </table:table-cell>
          <table:table-cell table:number-columns-repeated="16346"/>
        </table:table-row>
        <table:table-row table:style-name="ro1">
          <table:table-cell office:value-type="time" office:time-value="PT986631H16M14.000S" table:style-name="ce9">
            <text:p>15:16:1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47" table:style-name="ce1">
            <text:p>3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6811" table:style-name="ce1">
            <text:p>68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-39" table:style-name="ce1">
            <text:p>-39</text:p>
          </table:table-cell>
          <table:table-cell table:number-columns-repeated="16346"/>
        </table:table-row>
        <table:table-row table:style-name="ro1">
          <table:table-cell office:value-type="time" office:time-value="PT986631H16M44.000S" table:style-name="ce9">
            <text:p>15:16:4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72" table:style-name="ce1">
            <text:p>77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float" office:value="0" table:style-name="ce1">
            <text:p>0</text:p>
          </table:table-cell>
          <table:table-cell office:value-type="float" office:value="-5823" table:style-name="ce1">
            <text:p>-58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6" table:style-name="ce1">
            <text:p>66</text:p>
          </table:table-cell>
          <table:table-cell table:number-columns-repeated="16346"/>
        </table:table-row>
        <table:table-row table:style-name="ro1">
          <table:table-cell office:value-type="time" office:time-value="PT986631H17M14.000S" table:style-name="ce9">
            <text:p>15:17:1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4" table:style-name="ce1">
            <text:p>5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-1287" table:style-name="ce1">
            <text:p>-12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-7" table:style-name="ce1">
            <text:p>-7</text:p>
          </table:table-cell>
          <table:table-cell table:number-columns-repeated="16346"/>
        </table:table-row>
        <table:table-row table:style-name="ro1">
          <table:table-cell office:value-type="time" office:time-value="PT986631H17M44.000S" table:style-name="ce9">
            <text:p>15:17:4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8" table:style-name="ce1">
            <text:p>5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5526" table:style-name="ce1">
            <text:p>1955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office:value-type="float" office:value="-17" table:style-name="ce1">
            <text:p>-17</text:p>
          </table:table-cell>
          <table:table-cell table:number-columns-repeated="16346"/>
        </table:table-row>
        <table:table-row table:style-name="ro1">
          <table:table-cell office:value-type="time" office:time-value="PT986631H18M14.000S" table:style-name="ce9">
            <text:p>15:18:1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9" table:style-name="ce1">
            <text:p>6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-18" table:style-name="ce1">
            <text:p>-18</text:p>
          </table:table-cell>
          <table:table-cell table:number-columns-repeated="16346"/>
        </table:table-row>
        <table:table-row table:number-rows-repeated="1048561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5H11M44.000S" table:style-name="ce9">
            <text:p>15:11:44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1H11M44.000S" table:style-name="ce10">
            <text:p>15: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5H12M14.000S" table:style-name="ce9">
            <text:p>15:12:14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1H12M14.000S" table:style-name="ce10">
            <text:p>15: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5H12M44.000S" table:style-name="ce9">
            <text:p>15:12:44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1H12M44.000S" table:style-name="ce10">
            <text:p>15: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5H13M14.000S" table:style-name="ce9">
            <text:p>15:13:14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1H13M14.000S" table:style-name="ce10">
            <text:p>15: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5H13M44.000S" table:style-name="ce9">
            <text:p>15:13:44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1H13M44.000S" table:style-name="ce10">
            <text:p>15: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5H14M14.000S" table:style-name="ce9">
            <text:p>15:14:14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1H14M14.000S" table:style-name="ce10">
            <text:p>15: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5H14M44.000S" table:style-name="ce9">
            <text:p>15:14:44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1H14M44.000S" table:style-name="ce10">
            <text:p>15: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8</text:p>
          </table:table-cell>
          <table:table-cell office:value-type="time" office:time-value="PT15H15M14.000S" table:style-name="ce9">
            <text:p>15:15:14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1H15M14.000S" table:style-name="ce10">
            <text:p>15: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9</text:p>
          </table:table-cell>
          <table:table-cell office:value-type="time" office:time-value="PT15H15M44.000S" table:style-name="ce9">
            <text:p>15:15:44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1H15M44.000S" table:style-name="ce10">
            <text:p>15: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0</text:p>
          </table:table-cell>
          <table:table-cell office:value-type="time" office:time-value="PT15H16M14.000S" table:style-name="ce9">
            <text:p>15:16:14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1H16M14.000S" table:style-name="ce10">
            <text:p>15: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1</text:p>
          </table:table-cell>
          <table:table-cell office:value-type="time" office:time-value="PT15H16M44.000S" table:style-name="ce9">
            <text:p>15:16:44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1H16M44.000S" table:style-name="ce10">
            <text:p>15: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2</text:p>
          </table:table-cell>
          <table:table-cell office:value-type="time" office:time-value="PT15H17M14.000S" table:style-name="ce9">
            <text:p>15:17:14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1H17M14.000S" table:style-name="ce10">
            <text:p>15: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3</text:p>
          </table:table-cell>
          <table:table-cell office:value-type="time" office:time-value="PT15H17M44.000S" table:style-name="ce9">
            <text:p>15:17:44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1H17M44.000S" table:style-name="ce10">
            <text:p>15: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4</text:p>
          </table:table-cell>
          <table:table-cell office:value-type="time" office:time-value="PT15H18M14.000S" table:style-name="ce9">
            <text:p>15:18:14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1H18M14.000S" table:style-name="ce10">
            <text:p>15:18</text:p>
          </table:table-cell>
          <table:table-cell table:number-columns-repeated="16380"/>
        </table:table-row>
        <table:table-row table:number-rows-repeated="1048562" table:style-name="ro1">
          <table:table-cell table:number-columns-repeated="16384"/>
        </table:table-row>
      </table:table>
      <table:table table:name="CPU01" table:style-name="ta1">
        <table:shapes>
          <draw:frame draw:z-index="1" draw:id="id29" draw:style-name="a29" draw:name="Chart 1" svg:x="0.66667in" svg:y="3.34722in" svg:width="13.02778in" svg:height="5.41667in" style:rel-width="scale" style:rel-height="scale">
            <draw:object xlink:href="Object 30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6631H11M44.000S" table:style-name="ce9">
            <text:p>15:11:44</text:p>
          </table:table-cell>
          <table:table-cell office:value-type="float" office:value="3.6" table:style-name="ce1">
            <text:p>3.6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float" office:value="94.9" table:style-name="ce1">
            <text:p>94.9</text:p>
          </table:table-cell>
          <table:table-cell office:value-type="float" office:value="4.0999999999999996" table:style-name="ce1">
            <text:p>4.1</text:p>
          </table:table-cell>
          <table:table-cell table:number-columns-repeated="16378"/>
        </table:table-row>
        <table:table-row table:style-name="ro1">
          <table:table-cell office:value-type="time" office:time-value="PT986631H12M14.000S" table:style-name="ce9">
            <text:p>15:12:14</text:p>
          </table:table-cell>
          <table:table-cell office:value-type="float" office:value="47.2" table:style-name="ce1">
            <text:p>47.2</text:p>
          </table:table-cell>
          <table:table-cell office:value-type="float" office:value="6.1" table:style-name="ce1">
            <text:p>6.1</text:p>
          </table:table-cell>
          <table:table-cell office:value-type="float" office:value="0.4" table:style-name="ce1">
            <text:p>0.4</text:p>
          </table:table-cell>
          <table:table-cell office:value-type="float" office:value="46.3" table:style-name="ce1">
            <text:p>46.3</text:p>
          </table:table-cell>
          <table:table-cell office:value-type="float" office:value="53.300000000000004" table:style-name="ce1">
            <text:p>53.3</text:p>
          </table:table-cell>
          <table:table-cell table:number-columns-repeated="16378"/>
        </table:table-row>
        <table:table-row table:style-name="ro1">
          <table:table-cell office:value-type="time" office:time-value="PT986631H12M44.000S" table:style-name="ce9">
            <text:p>15:12:44</text:p>
          </table:table-cell>
          <table:table-cell office:value-type="float" office:value="86.5" table:style-name="ce1">
            <text:p>86.5</text:p>
          </table:table-cell>
          <table:table-cell office:value-type="float" office:value="8.1" table:style-name="ce1">
            <text:p>8.1</text:p>
          </table:table-cell>
          <table:table-cell office:value-type="float" office:value="0" table:style-name="ce1">
            <text:p>0</text:p>
          </table:table-cell>
          <table:table-cell office:value-type="float" office:value="5.4" table:style-name="ce1">
            <text:p>5.4</text:p>
          </table:table-cell>
          <table:table-cell office:value-type="float" office:value="94.6" table:style-name="ce1">
            <text:p>94.6</text:p>
          </table:table-cell>
          <table:table-cell table:number-columns-repeated="16378"/>
        </table:table-row>
        <table:table-row table:style-name="ro1">
          <table:table-cell office:value-type="time" office:time-value="PT986631H13M14.000S" table:style-name="ce9">
            <text:p>15:13:14</text:p>
          </table:table-cell>
          <table:table-cell office:value-type="float" office:value="76.400000000000006" table:style-name="ce1">
            <text:p>76.4</text:p>
          </table:table-cell>
          <table:table-cell office:value-type="float" office:value="7.1" table:style-name="ce1">
            <text:p>7.1</text:p>
          </table:table-cell>
          <table:table-cell office:value-type="float" office:value="0.2" table:style-name="ce1">
            <text:p>0.2</text:p>
          </table:table-cell>
          <table:table-cell office:value-type="float" office:value="16.3" table:style-name="ce1">
            <text:p>16.3</text:p>
          </table:table-cell>
          <table:table-cell office:value-type="float" office:value="83.5" table:style-name="ce1">
            <text:p>83.5</text:p>
          </table:table-cell>
          <table:table-cell table:number-columns-repeated="16378"/>
        </table:table-row>
        <table:table-row table:style-name="ro1">
          <table:table-cell office:value-type="time" office:time-value="PT986631H13M44.000S" table:style-name="ce9">
            <text:p>15:13:44</text:p>
          </table:table-cell>
          <table:table-cell office:value-type="float" office:value="57.8" table:style-name="ce1">
            <text:p>57.8</text:p>
          </table:table-cell>
          <table:table-cell office:value-type="float" office:value="1.8" table:style-name="ce1">
            <text:p>1.8</text:p>
          </table:table-cell>
          <table:table-cell office:value-type="float" office:value="0.1" table:style-name="ce1">
            <text:p>0.1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59.599999999999994" table:style-name="ce1">
            <text:p>59.6</text:p>
          </table:table-cell>
          <table:table-cell table:number-columns-repeated="16378"/>
        </table:table-row>
        <table:table-row table:style-name="ro1">
          <table:table-cell office:value-type="time" office:time-value="PT986631H14M14.000S" table:style-name="ce9">
            <text:p>15:14:14</text:p>
          </table:table-cell>
          <table:table-cell office:value-type="float" office:value="65.599999999999994" table:style-name="ce1">
            <text:p>65.6</text:p>
          </table:table-cell>
          <table:table-cell office:value-type="float" office:value="4.5" table:style-name="ce1">
            <text:p>4.5</text:p>
          </table:table-cell>
          <table:table-cell office:value-type="float" office:value="0.6" table:style-name="ce1">
            <text:p>0.6</text:p>
          </table:table-cell>
          <table:table-cell office:value-type="float" office:value="29.2" table:style-name="ce1">
            <text:p>29.2</text:p>
          </table:table-cell>
          <table:table-cell office:value-type="float" office:value="70.099999999999994" table:style-name="ce1">
            <text:p>70.1</text:p>
          </table:table-cell>
          <table:table-cell table:number-columns-repeated="16378"/>
        </table:table-row>
        <table:table-row table:style-name="ro1">
          <table:table-cell office:value-type="time" office:time-value="PT986631H14M44.000S" table:style-name="ce9">
            <text:p>15:14:44</text:p>
          </table:table-cell>
          <table:table-cell office:value-type="float" office:value="85.9" table:style-name="ce1">
            <text:p>85.9</text:p>
          </table:table-cell>
          <table:table-cell office:value-type="float" office:value="12.6" table:style-name="ce1">
            <text:p>12.6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98.5" table:style-name="ce1">
            <text:p>98.5</text:p>
          </table:table-cell>
          <table:table-cell table:number-columns-repeated="16378"/>
        </table:table-row>
        <table:table-row table:style-name="ro1">
          <table:table-cell office:value-type="time" office:time-value="PT986631H15M14.000S" table:style-name="ce9">
            <text:p>15:15:14</text:p>
          </table:table-cell>
          <table:table-cell office:value-type="float" office:value="66.599999999999994" table:style-name="ce1">
            <text:p>66.6</text:p>
          </table:table-cell>
          <table:table-cell office:value-type="float" office:value="6.8" table:style-name="ce1">
            <text:p>6.8</text:p>
          </table:table-cell>
          <table:table-cell office:value-type="float" office:value="0" table:style-name="ce1">
            <text:p>0</text:p>
          </table:table-cell>
          <table:table-cell office:value-type="float" office:value="26.7" table:style-name="ce1">
            <text:p>26.7</text:p>
          </table:table-cell>
          <table:table-cell office:value-type="float" office:value="73.399999999999991" table:style-name="ce1">
            <text:p>73.4</text:p>
          </table:table-cell>
          <table:table-cell table:number-columns-repeated="16378"/>
        </table:table-row>
        <table:table-row table:style-name="ro1">
          <table:table-cell office:value-type="time" office:time-value="PT986631H15M44.000S" table:style-name="ce9">
            <text:p>15:15:44</text:p>
          </table:table-cell>
          <table:table-cell office:value-type="float" office:value="72.099999999999994" table:style-name="ce1">
            <text:p>72.1</text:p>
          </table:table-cell>
          <table:table-cell office:value-type="float" office:value="7.4" table:style-name="ce1">
            <text:p>7.4</text:p>
          </table:table-cell>
          <table:table-cell office:value-type="float" office:value="0" table:style-name="ce1">
            <text:p>0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79.5" table:style-name="ce1">
            <text:p>79.5</text:p>
          </table:table-cell>
          <table:table-cell table:number-columns-repeated="16378"/>
        </table:table-row>
        <table:table-row table:style-name="ro1">
          <table:table-cell office:value-type="time" office:time-value="PT986631H16M14.000S" table:style-name="ce9">
            <text:p>15:16:14</text:p>
          </table:table-cell>
          <table:table-cell office:value-type="float" office:value="67.3" table:style-name="ce1">
            <text:p>67.3</text:p>
          </table:table-cell>
          <table:table-cell office:value-type="float" office:value="8.1" table:style-name="ce1">
            <text:p>8.1</text:p>
          </table:table-cell>
          <table:table-cell office:value-type="float" office:value="0" table:style-name="ce1">
            <text:p>0</text:p>
          </table:table-cell>
          <table:table-cell office:value-type="float" office:value="24.6" table:style-name="ce1">
            <text:p>24.6</text:p>
          </table:table-cell>
          <table:table-cell office:value-type="float" office:value="75.399999999999991" table:style-name="ce1">
            <text:p>75.4</text:p>
          </table:table-cell>
          <table:table-cell table:number-columns-repeated="16378"/>
        </table:table-row>
        <table:table-row table:style-name="ro1">
          <table:table-cell office:value-type="time" office:time-value="PT986631H16M44.000S" table:style-name="ce9">
            <text:p>15:16:44</text:p>
          </table:table-cell>
          <table:table-cell office:value-type="float" office:value="58.5" table:style-name="ce1">
            <text:p>58.5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" table:style-name="ce1">
            <text:p>0</text:p>
          </table:table-cell>
          <table:table-cell office:value-type="float" office:value="36.5" table:style-name="ce1">
            <text:p>36.5</text:p>
          </table:table-cell>
          <table:table-cell office:value-type="float" office:value="63.6" table:style-name="ce1">
            <text:p>63.6</text:p>
          </table:table-cell>
          <table:table-cell table:number-columns-repeated="16378"/>
        </table:table-row>
        <table:table-row table:style-name="ro1">
          <table:table-cell office:value-type="time" office:time-value="PT986631H17M14.000S" table:style-name="ce9">
            <text:p>15:17:14</text:p>
          </table:table-cell>
          <table:table-cell office:value-type="float" office:value="31.7" table:style-name="ce1">
            <text:p>31.7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66.2" table:style-name="ce1">
            <text:p>66.2</text:p>
          </table:table-cell>
          <table:table-cell office:value-type="float" office:value="33.799999999999997" table:style-name="ce1">
            <text:p>33.8</text:p>
          </table:table-cell>
          <table:table-cell table:number-columns-repeated="16378"/>
        </table:table-row>
        <table:table-row table:style-name="ro1">
          <table:table-cell office:value-type="time" office:time-value="PT986631H17M44.000S" table:style-name="ce9">
            <text:p>15:17: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31H18M14.000S" table:style-name="ce9">
            <text:p>15:18: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1.371428571428574" table:style-name="ce1">
            <text:p>51.37142857</text:p>
          </table:table-cell>
          <table:table-cell office:value-type="float" office:value="5.0142857142857133" table:style-name="ce1">
            <text:p>5.014285714</text:p>
          </table:table-cell>
          <table:table-cell office:value-type="float" office:value="0.16428571428571428" table:style-name="ce1">
            <text:p>0.164285714</text:p>
          </table:table-cell>
          <table:table-cell office:value-type="float" office:value="43.428571428571431" table:style-name="ce1">
            <text:p>43.42857143</text:p>
          </table:table-cell>
          <table:table-cell office:value-type="float" office:value="56.385714285714286" table:style-name="ce1">
            <text:p>56.38571429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  <table:table table:name="CPU02" table:style-name="ta1">
        <table:shapes>
          <draw:frame draw:z-index="1" draw:id="id30" draw:style-name="a30" draw:name="Chart 1" svg:x="0.66667in" svg:y="3.34722in" svg:width="13.02778in" svg:height="5.41667in" style:rel-width="scale" style:rel-height="scale">
            <draw:object xlink:href="Object 31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6631H11M44.000S" table:style-name="ce9">
            <text:p>15:11:44</text:p>
          </table:table-cell>
          <table:table-cell office:value-type="float" office:value="3.3" table:style-name="ce1">
            <text:p>3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95.8" table:style-name="ce1">
            <text:p>95.8</text:p>
          </table:table-cell>
          <table:table-cell office:value-type="float" office:value="3.6999999999999997" table:style-name="ce1">
            <text:p>3.7</text:p>
          </table:table-cell>
          <table:table-cell table:number-columns-repeated="16378"/>
        </table:table-row>
        <table:table-row table:style-name="ro1">
          <table:table-cell office:value-type="time" office:time-value="PT986631H12M14.000S" table:style-name="ce9">
            <text:p>15:12:14</text:p>
          </table:table-cell>
          <table:table-cell office:value-type="float" office:value="47.7" table:style-name="ce1">
            <text:p>47.7</text:p>
          </table:table-cell>
          <table:table-cell office:value-type="float" office:value="6.4" table:style-name="ce1">
            <text:p>6.4</text:p>
          </table:table-cell>
          <table:table-cell office:value-type="float" office:value="2.1" table:style-name="ce1">
            <text:p>2.1</text:p>
          </table:table-cell>
          <table:table-cell office:value-type="float" office:value="43.8" table:style-name="ce1">
            <text:p>43.8</text:p>
          </table:table-cell>
          <table:table-cell office:value-type="float" office:value="54.1" table:style-name="ce1">
            <text:p>54.1</text:p>
          </table:table-cell>
          <table:table-cell table:number-columns-repeated="16378"/>
        </table:table-row>
        <table:table-row table:style-name="ro1">
          <table:table-cell office:value-type="time" office:time-value="PT986631H12M44.000S" table:style-name="ce9">
            <text:p>15:12:44</text:p>
          </table:table-cell>
          <table:table-cell office:value-type="float" office:value="90.4" table:style-name="ce1">
            <text:p>90.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98.4" table:style-name="ce1">
            <text:p>98.4</text:p>
          </table:table-cell>
          <table:table-cell table:number-columns-repeated="16378"/>
        </table:table-row>
        <table:table-row table:style-name="ro1">
          <table:table-cell office:value-type="time" office:time-value="PT986631H13M14.000S" table:style-name="ce9">
            <text:p>15:13:14</text:p>
          </table:table-cell>
          <table:table-cell office:value-type="float" office:value="82.2" table:style-name="ce1">
            <text:p>82.2</text:p>
          </table:table-cell>
          <table:table-cell office:value-type="float" office:value="6.8" table:style-name="ce1">
            <text:p>6.8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89" table:style-name="ce1">
            <text:p>89</text:p>
          </table:table-cell>
          <table:table-cell table:number-columns-repeated="16378"/>
        </table:table-row>
        <table:table-row table:style-name="ro1">
          <table:table-cell office:value-type="time" office:time-value="PT986631H13M44.000S" table:style-name="ce9">
            <text:p>15:13:44</text:p>
          </table:table-cell>
          <table:table-cell office:value-type="float" office:value="60.7" table:style-name="ce1">
            <text:p>60.7</text:p>
          </table:table-cell>
          <table:table-cell office:value-type="float" office:value="2.1" table:style-name="ce1">
            <text:p>2.1</text:p>
          </table:table-cell>
          <table:table-cell office:value-type="float" office:value="0.5" table:style-name="ce1">
            <text:p>0.5</text:p>
          </table:table-cell>
          <table:table-cell office:value-type="float" office:value="36.700000000000003" table:style-name="ce1">
            <text:p>36.7</text:p>
          </table:table-cell>
          <table:table-cell office:value-type="float" office:value="62.800000000000004" table:style-name="ce1">
            <text:p>62.8</text:p>
          </table:table-cell>
          <table:table-cell table:number-columns-repeated="16378"/>
        </table:table-row>
        <table:table-row table:style-name="ro1">
          <table:table-cell office:value-type="time" office:time-value="PT986631H14M14.000S" table:style-name="ce9">
            <text:p>15:14:14</text:p>
          </table:table-cell>
          <table:table-cell office:value-type="float" office:value="70.2" table:style-name="ce1">
            <text:p>70.2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" table:style-name="ce1">
            <text:p>0</text:p>
          </table:table-cell>
          <table:table-cell office:value-type="float" office:value="24.8" table:style-name="ce1">
            <text:p>24.8</text:p>
          </table:table-cell>
          <table:table-cell office:value-type="float" office:value="75.100000000000009" table:style-name="ce1">
            <text:p>75.1</text:p>
          </table:table-cell>
          <table:table-cell table:number-columns-repeated="16378"/>
        </table:table-row>
        <table:table-row table:style-name="ro1">
          <table:table-cell office:value-type="time" office:time-value="PT986631H14M44.000S" table:style-name="ce9">
            <text:p>15:14:44</text:p>
          </table:table-cell>
          <table:table-cell office:value-type="float" office:value="84.8" table:style-name="ce1">
            <text:p>84.8</text:p>
          </table:table-cell>
          <table:table-cell office:value-type="float" office:value="13.7" table:style-name="ce1">
            <text:p>13.7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98.5" table:style-name="ce1">
            <text:p>98.5</text:p>
          </table:table-cell>
          <table:table-cell table:number-columns-repeated="16378"/>
        </table:table-row>
        <table:table-row table:style-name="ro1">
          <table:table-cell office:value-type="time" office:time-value="PT986631H15M14.000S" table:style-name="ce9">
            <text:p>15:15:14</text:p>
          </table:table-cell>
          <table:table-cell office:value-type="float" office:value="65.7" table:style-name="ce1">
            <text:p>65.7</text:p>
          </table:table-cell>
          <table:table-cell office:value-type="float" office:value="8.1" table:style-name="ce1">
            <text:p>8.1</text:p>
          </table:table-cell>
          <table:table-cell office:value-type="float" office:value="0" table:style-name="ce1">
            <text:p>0</text:p>
          </table:table-cell>
          <table:table-cell office:value-type="float" office:value="26.2" table:style-name="ce1">
            <text:p>26.2</text:p>
          </table:table-cell>
          <table:table-cell office:value-type="float" office:value="73.8" table:style-name="ce1">
            <text:p>73.8</text:p>
          </table:table-cell>
          <table:table-cell table:number-columns-repeated="16378"/>
        </table:table-row>
        <table:table-row table:style-name="ro1">
          <table:table-cell office:value-type="time" office:time-value="PT986631H15M44.000S" table:style-name="ce9">
            <text:p>15:15:44</text:p>
          </table:table-cell>
          <table:table-cell office:value-type="float" office:value="69" table:style-name="ce1">
            <text:p>69</text:p>
          </table:table-cell>
          <table:table-cell office:value-type="float" office:value="6.3" table:style-name="ce1">
            <text:p>6.3</text:p>
          </table:table-cell>
          <table:table-cell office:value-type="float" office:value="0" table:style-name="ce1">
            <text:p>0</text:p>
          </table:table-cell>
          <table:table-cell office:value-type="float" office:value="24.7" table:style-name="ce1">
            <text:p>24.7</text:p>
          </table:table-cell>
          <table:table-cell office:value-type="float" office:value="75.3" table:style-name="ce1">
            <text:p>75.3</text:p>
          </table:table-cell>
          <table:table-cell table:number-columns-repeated="16378"/>
        </table:table-row>
        <table:table-row table:style-name="ro1">
          <table:table-cell office:value-type="time" office:time-value="PT986631H16M14.000S" table:style-name="ce9">
            <text:p>15:16:14</text:p>
          </table:table-cell>
          <table:table-cell office:value-type="float" office:value="68.2" table:style-name="ce1">
            <text:p>68.2</text:p>
          </table:table-cell>
          <table:table-cell office:value-type="float" office:value="7.4" table:style-name="ce1">
            <text:p>7.4</text:p>
          </table:table-cell>
          <table:table-cell office:value-type="float" office:value="0" table:style-name="ce1">
            <text:p>0</text:p>
          </table:table-cell>
          <table:table-cell office:value-type="float" office:value="24.4" table:style-name="ce1">
            <text:p>24.4</text:p>
          </table:table-cell>
          <table:table-cell office:value-type="float" office:value="75.600000000000009" table:style-name="ce1">
            <text:p>75.6</text:p>
          </table:table-cell>
          <table:table-cell table:number-columns-repeated="16378"/>
        </table:table-row>
        <table:table-row table:style-name="ro1">
          <table:table-cell office:value-type="time" office:time-value="PT986631H16M44.000S" table:style-name="ce9">
            <text:p>15:16:44</text:p>
          </table:table-cell>
          <table:table-cell office:value-type="float" office:value="60.7" table:style-name="ce1">
            <text:p>60.7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" table:style-name="ce1">
            <text:p>0</text:p>
          </table:table-cell>
          <table:table-cell office:value-type="float" office:value="34.200000000000003" table:style-name="ce1">
            <text:p>34.2</text:p>
          </table:table-cell>
          <table:table-cell office:value-type="float" office:value="65.8" table:style-name="ce1">
            <text:p>65.8</text:p>
          </table:table-cell>
          <table:table-cell table:number-columns-repeated="16378"/>
        </table:table-row>
        <table:table-row table:style-name="ro1">
          <table:table-cell office:value-type="time" office:time-value="PT986631H17M14.000S" table:style-name="ce9">
            <text:p>15:17:14</text:p>
          </table:table-cell>
          <table:table-cell office:value-type="float" office:value="33.1" table:style-name="ce1">
            <text:p>33.1</text:p>
          </table:table-cell>
          <table:table-cell office:value-type="float" office:value="2.1" table:style-name="ce1">
            <text:p>2.1</text:p>
          </table:table-cell>
          <table:table-cell office:value-type="float" office:value="0.1" table:style-name="ce1">
            <text:p>0.1</text:p>
          </table:table-cell>
          <table:table-cell office:value-type="float" office:value="64.7" table:style-name="ce1">
            <text:p>64.7</text:p>
          </table:table-cell>
          <table:table-cell office:value-type="float" office:value="35.200000000000003" table:style-name="ce1">
            <text:p>35.2</text:p>
          </table:table-cell>
          <table:table-cell table:number-columns-repeated="16378"/>
        </table:table-row>
        <table:table-row table:style-name="ro1">
          <table:table-cell office:value-type="time" office:time-value="PT986631H17M44.000S" table:style-name="ce9">
            <text:p>15:17:44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6631H18M14.000S" table:style-name="ce9">
            <text:p>15:18: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2.571428571428577" table:style-name="ce1">
            <text:p>52.57142857</text:p>
          </table:table-cell>
          <table:table-cell office:value-type="float" office:value="5.0999999999999988" table:style-name="ce1">
            <text:p>5.1</text:p>
          </table:table-cell>
          <table:table-cell office:value-type="float" office:value="0.22857142857142859" table:style-name="ce1">
            <text:p>0.228571429</text:p>
          </table:table-cell>
          <table:table-cell office:value-type="float" office:value="42.085714285714282" table:style-name="ce1">
            <text:p>42.08571429</text:p>
          </table:table-cell>
          <table:table-cell office:value-type="float" office:value="57.671428571428571" table:style-name="ce1">
            <text:p>57.67142857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  <table:table table:name="CPU03" table:style-name="ta1">
        <table:shapes>
          <draw:frame draw:z-index="1" draw:id="id31" draw:style-name="a31" draw:name="Chart 1" svg:x="0.66667in" svg:y="3.34722in" svg:width="13.02778in" svg:height="5.41667in" style:rel-width="scale" style:rel-height="scale">
            <draw:object xlink:href="Object 3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6631H11M44.000S" table:style-name="ce9">
            <text:p>15:11:44</text:p>
          </table:table-cell>
          <table:table-cell office:value-type="float" office:value="3.5" table:style-name="ce1">
            <text:p>3.5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6.2" table:style-name="ce1">
            <text:p>96.2</text:p>
          </table:table-cell>
          <table:table-cell office:value-type="float" office:value="3.8" table:style-name="ce1">
            <text:p>3.8</text:p>
          </table:table-cell>
          <table:table-cell table:number-columns-repeated="16378"/>
        </table:table-row>
        <table:table-row table:style-name="ro1">
          <table:table-cell office:value-type="time" office:time-value="PT986631H12M14.000S" table:style-name="ce9">
            <text:p>15:12:14</text:p>
          </table:table-cell>
          <table:table-cell office:value-type="float" office:value="48.9" table:style-name="ce1">
            <text:p>48.9</text:p>
          </table:table-cell>
          <table:table-cell office:value-type="float" office:value="5.8" table:style-name="ce1">
            <text:p>5.8</text:p>
          </table:table-cell>
          <table:table-cell office:value-type="float" office:value="0.8" table:style-name="ce1">
            <text:p>0.8</text:p>
          </table:table-cell>
          <table:table-cell office:value-type="float" office:value="44.5" table:style-name="ce1">
            <text:p>44.5</text:p>
          </table:table-cell>
          <table:table-cell office:value-type="float" office:value="54.699999999999996" table:style-name="ce1">
            <text:p>54.7</text:p>
          </table:table-cell>
          <table:table-cell table:number-columns-repeated="16378"/>
        </table:table-row>
        <table:table-row table:style-name="ro1">
          <table:table-cell office:value-type="time" office:time-value="PT986631H12M44.000S" table:style-name="ce9">
            <text:p>15:12:44</text:p>
          </table:table-cell>
          <table:table-cell office:value-type="float" office:value="86.5" table:style-name="ce1">
            <text:p>86.5</text:p>
          </table:table-cell>
          <table:table-cell office:value-type="float" office:value="7.8" table:style-name="ce1">
            <text:p>7.8</text:p>
          </table:table-cell>
          <table:table-cell office:value-type="float" office:value="0" table:style-name="ce1">
            <text:p>0</text:p>
          </table:table-cell>
          <table:table-cell office:value-type="float" office:value="5.7" table:style-name="ce1">
            <text:p>5.7</text:p>
          </table:table-cell>
          <table:table-cell office:value-type="float" office:value="94.3" table:style-name="ce1">
            <text:p>94.3</text:p>
          </table:table-cell>
          <table:table-cell table:number-columns-repeated="16378"/>
        </table:table-row>
        <table:table-row table:style-name="ro1">
          <table:table-cell office:value-type="time" office:time-value="PT986631H13M14.000S" table:style-name="ce9">
            <text:p>15:13:14</text:p>
          </table:table-cell>
          <table:table-cell office:value-type="float" office:value="85" table:style-name="ce1">
            <text:p>85</text:p>
          </table:table-cell>
          <table:table-cell office:value-type="float" office:value="5.9" table:style-name="ce1">
            <text:p>5.9</text:p>
          </table:table-cell>
          <table:table-cell office:value-type="float" office:value="0" table:style-name="ce1">
            <text:p>0</text:p>
          </table:table-cell>
          <table:table-cell office:value-type="float" office:value="9.1" table:style-name="ce1">
            <text:p>9.1</text:p>
          </table:table-cell>
          <table:table-cell office:value-type="float" office:value="90.9" table:style-name="ce1">
            <text:p>90.9</text:p>
          </table:table-cell>
          <table:table-cell table:number-columns-repeated="16378"/>
        </table:table-row>
        <table:table-row table:style-name="ro1">
          <table:table-cell office:value-type="time" office:time-value="PT986631H13M44.000S" table:style-name="ce9">
            <text:p>15:13:44</text:p>
          </table:table-cell>
          <table:table-cell office:value-type="float" office:value="62.7" table:style-name="ce1">
            <text:p>62.7</text:p>
          </table:table-cell>
          <table:table-cell office:value-type="float" office:value="1.9" table:style-name="ce1">
            <text:p>1.9</text:p>
          </table:table-cell>
          <table:table-cell office:value-type="float" office:value="1.4" table:style-name="ce1">
            <text:p>1.4</text:p>
          </table:table-cell>
          <table:table-cell office:value-type="float" office:value="34" table:style-name="ce1">
            <text:p>34</text:p>
          </table:table-cell>
          <table:table-cell office:value-type="float" office:value="64.600000000000009" table:style-name="ce1">
            <text:p>64.6</text:p>
          </table:table-cell>
          <table:table-cell table:number-columns-repeated="16378"/>
        </table:table-row>
        <table:table-row table:style-name="ro1">
          <table:table-cell office:value-type="time" office:time-value="PT986631H14M14.000S" table:style-name="ce9">
            <text:p>15:14:14</text:p>
          </table:table-cell>
          <table:table-cell office:value-type="float" office:value="70.099999999999994" table:style-name="ce1">
            <text:p>70.1</text:p>
          </table:table-cell>
          <table:table-cell office:value-type="float" office:value="4.5" table:style-name="ce1">
            <text:p>4.5</text:p>
          </table:table-cell>
          <table:table-cell office:value-type="float" office:value="0.3" table:style-name="ce1">
            <text:p>0.3</text:p>
          </table:table-cell>
          <table:table-cell office:value-type="float" office:value="25.1" table:style-name="ce1">
            <text:p>25.1</text:p>
          </table:table-cell>
          <table:table-cell office:value-type="float" office:value="74.599999999999994" table:style-name="ce1">
            <text:p>74.6</text:p>
          </table:table-cell>
          <table:table-cell table:number-columns-repeated="16378"/>
        </table:table-row>
        <table:table-row table:style-name="ro1">
          <table:table-cell office:value-type="time" office:time-value="PT986631H14M44.000S" table:style-name="ce9">
            <text:p>15:14:44</text:p>
          </table:table-cell>
          <table:table-cell office:value-type="float" office:value="83.3" table:style-name="ce1">
            <text:p>83.3</text:p>
          </table:table-cell>
          <table:table-cell office:value-type="float" office:value="15.1" table:style-name="ce1">
            <text:p>15.1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98.399999999999991" table:style-name="ce1">
            <text:p>98.4</text:p>
          </table:table-cell>
          <table:table-cell table:number-columns-repeated="16378"/>
        </table:table-row>
        <table:table-row table:style-name="ro1">
          <table:table-cell office:value-type="time" office:time-value="PT986631H15M14.000S" table:style-name="ce9">
            <text:p>15:15:14</text:p>
          </table:table-cell>
          <table:table-cell office:value-type="float" office:value="62.4" table:style-name="ce1">
            <text:p>62.4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0.1" table:style-name="ce1">
            <text:p>0.1</text:p>
          </table:table-cell>
          <table:table-cell office:value-type="float" office:value="29.2" table:style-name="ce1">
            <text:p>29.2</text:p>
          </table:table-cell>
          <table:table-cell office:value-type="float" office:value="70.7" table:style-name="ce1">
            <text:p>70.7</text:p>
          </table:table-cell>
          <table:table-cell table:number-columns-repeated="16378"/>
        </table:table-row>
        <table:table-row table:style-name="ro1">
          <table:table-cell office:value-type="time" office:time-value="PT986631H15M44.000S" table:style-name="ce9">
            <text:p>15:15:44</text:p>
          </table:table-cell>
          <table:table-cell office:value-type="float" office:value="71.8" table:style-name="ce1">
            <text:p>71.8</text:p>
          </table:table-cell>
          <table:table-cell office:value-type="float" office:value="6.4" table:style-name="ce1">
            <text:p>6.4</text:p>
          </table:table-cell>
          <table:table-cell office:value-type="float" office:value="0" table:style-name="ce1">
            <text:p>0</text:p>
          </table:table-cell>
          <table:table-cell office:value-type="float" office:value="21.8" table:style-name="ce1">
            <text:p>21.8</text:p>
          </table:table-cell>
          <table:table-cell office:value-type="float" office:value="78.2" table:style-name="ce1">
            <text:p>78.2</text:p>
          </table:table-cell>
          <table:table-cell table:number-columns-repeated="16378"/>
        </table:table-row>
        <table:table-row table:style-name="ro1">
          <table:table-cell office:value-type="time" office:time-value="PT986631H16M14.000S" table:style-name="ce9">
            <text:p>15:16:14</text:p>
          </table:table-cell>
          <table:table-cell office:value-type="float" office:value="65.400000000000006" table:style-name="ce1">
            <text:p>65.4</text:p>
          </table:table-cell>
          <table:table-cell office:value-type="float" office:value="7.1" table:style-name="ce1">
            <text:p>7.1</text:p>
          </table:table-cell>
          <table:table-cell office:value-type="float" office:value="0" table:style-name="ce1">
            <text:p>0</text:p>
          </table:table-cell>
          <table:table-cell office:value-type="float" office:value="27.5" table:style-name="ce1">
            <text:p>27.5</text:p>
          </table:table-cell>
          <table:table-cell office:value-type="float" office:value="72.5" table:style-name="ce1">
            <text:p>72.5</text:p>
          </table:table-cell>
          <table:table-cell table:number-columns-repeated="16378"/>
        </table:table-row>
        <table:table-row table:style-name="ro1">
          <table:table-cell office:value-type="time" office:time-value="PT986631H16M44.000S" table:style-name="ce9">
            <text:p>15:16:44</text:p>
          </table:table-cell>
          <table:table-cell office:value-type="float" office:value="55.1" table:style-name="ce1">
            <text:p>55.1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40.700000000000003" table:style-name="ce1">
            <text:p>40.7</text:p>
          </table:table-cell>
          <table:table-cell office:value-type="float" office:value="59.300000000000004" table:style-name="ce1">
            <text:p>59.3</text:p>
          </table:table-cell>
          <table:table-cell table:number-columns-repeated="16378"/>
        </table:table-row>
        <table:table-row table:style-name="ro1">
          <table:table-cell office:value-type="time" office:time-value="PT986631H17M14.000S" table:style-name="ce9">
            <text:p>15:17:14</text:p>
          </table:table-cell>
          <table:table-cell office:value-type="float" office:value="32.200000000000003" table:style-name="ce1">
            <text:p>32.2</text:p>
          </table:table-cell>
          <table:table-cell office:value-type="float" office:value="2" table:style-name="ce1">
            <text:p>2</text:p>
          </table:table-cell>
          <table:table-cell office:value-type="float" office:value="0.7" table:style-name="ce1">
            <text:p>0.7</text:p>
          </table:table-cell>
          <table:table-cell office:value-type="float" office:value="65.2" table:style-name="ce1">
            <text:p>65.2</text:p>
          </table:table-cell>
          <table:table-cell office:value-type="float" office:value="34.200000000000003" table:style-name="ce1">
            <text:p>34.2</text:p>
          </table:table-cell>
          <table:table-cell table:number-columns-repeated="16378"/>
        </table:table-row>
        <table:table-row table:style-name="ro1">
          <table:table-cell office:value-type="time" office:time-value="PT986631H17M44.000S" table:style-name="ce9">
            <text:p>15:17:44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6631H18M14.000S" table:style-name="ce9">
            <text:p>15:18: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1.921428571428578" table:style-name="ce1">
            <text:p>51.92142857</text:p>
          </table:table-cell>
          <table:table-cell office:value-type="float" office:value="4.9571428571428564" table:style-name="ce1">
            <text:p>4.957142857</text:p>
          </table:table-cell>
          <table:table-cell office:value-type="float" office:value="0.23571428571428571" table:style-name="ce1">
            <text:p>0.235714286</text:p>
          </table:table-cell>
          <table:table-cell office:value-type="float" office:value="42.878571428571426" table:style-name="ce1">
            <text:p>42.87857143</text:p>
          </table:table-cell>
          <table:table-cell office:value-type="float" office:value="56.878571428571433" table:style-name="ce1">
            <text:p>56.87857143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  <table:table table:name="CPU04" table:style-name="ta1">
        <table:shapes>
          <draw:frame draw:z-index="1" draw:id="id32" draw:style-name="a32" draw:name="Chart 1" svg:x="0.66667in" svg:y="3.34722in" svg:width="13.02778in" svg:height="5.41667in" style:rel-width="scale" style:rel-height="scale">
            <draw:object xlink:href="Object 3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6631H11M44.000S" table:style-name="ce9">
            <text:p>15:11:44</text:p>
          </table:table-cell>
          <table:table-cell office:value-type="float" office:value="3" table:style-name="ce1">
            <text:p>3</text:p>
          </table:table-cell>
          <table:table-cell office:value-type="float" office:value="0.3" table:style-name="ce1">
            <text:p>0.3</text:p>
          </table:table-cell>
          <table:table-cell office:value-type="float" office:value="0.9" table:style-name="ce1">
            <text:p>0.9</text:p>
          </table:table-cell>
          <table:table-cell office:value-type="float" office:value="95.8" table:style-name="ce1">
            <text:p>95.8</text:p>
          </table:table-cell>
          <table:table-cell office:value-type="float" office:value="3.3" table:style-name="ce1">
            <text:p>3.3</text:p>
          </table:table-cell>
          <table:table-cell table:number-columns-repeated="16378"/>
        </table:table-row>
        <table:table-row table:style-name="ro1">
          <table:table-cell office:value-type="time" office:time-value="PT986631H12M14.000S" table:style-name="ce9">
            <text:p>15:12:14</text:p>
          </table:table-cell>
          <table:table-cell office:value-type="float" office:value="46.2" table:style-name="ce1">
            <text:p>46.2</text:p>
          </table:table-cell>
          <table:table-cell office:value-type="float" office:value="6" table:style-name="ce1">
            <text:p>6</text:p>
          </table:table-cell>
          <table:table-cell office:value-type="float" office:value="1.9" table:style-name="ce1">
            <text:p>1.9</text:p>
          </table:table-cell>
          <table:table-cell office:value-type="float" office:value="45.9" table:style-name="ce1">
            <text:p>45.9</text:p>
          </table:table-cell>
          <table:table-cell office:value-type="float" office:value="52.2" table:style-name="ce1">
            <text:p>52.2</text:p>
          </table:table-cell>
          <table:table-cell table:number-columns-repeated="16378"/>
        </table:table-row>
        <table:table-row table:style-name="ro1">
          <table:table-cell office:value-type="time" office:time-value="PT986631H12M44.000S" table:style-name="ce9">
            <text:p>15:12:44</text:p>
          </table:table-cell>
          <table:table-cell office:value-type="float" office:value="86.4" table:style-name="ce1">
            <text:p>86.4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0" table:style-name="ce1">
            <text:p>0</text:p>
          </table:table-cell>
          <table:table-cell office:value-type="float" office:value="5.3" table:style-name="ce1">
            <text:p>5.3</text:p>
          </table:table-cell>
          <table:table-cell office:value-type="float" office:value="94.7" table:style-name="ce1">
            <text:p>94.7</text:p>
          </table:table-cell>
          <table:table-cell table:number-columns-repeated="16378"/>
        </table:table-row>
        <table:table-row table:style-name="ro1">
          <table:table-cell office:value-type="time" office:time-value="PT986631H13M14.000S" table:style-name="ce9">
            <text:p>15:13:14</text:p>
          </table:table-cell>
          <table:table-cell office:value-type="float" office:value="82" table:style-name="ce1">
            <text:p>8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89" table:style-name="ce1">
            <text:p>89</text:p>
          </table:table-cell>
          <table:table-cell table:number-columns-repeated="16378"/>
        </table:table-row>
        <table:table-row table:style-name="ro1">
          <table:table-cell office:value-type="time" office:time-value="PT986631H13M44.000S" table:style-name="ce9">
            <text:p>15:13:44</text:p>
          </table:table-cell>
          <table:table-cell office:value-type="float" office:value="58.9" table:style-name="ce1">
            <text:p>58.9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61" table:style-name="ce1">
            <text:p>61</text:p>
          </table:table-cell>
          <table:table-cell table:number-columns-repeated="16378"/>
        </table:table-row>
        <table:table-row table:style-name="ro1">
          <table:table-cell office:value-type="time" office:time-value="PT986631H14M14.000S" table:style-name="ce9">
            <text:p>15:14:14</text:p>
          </table:table-cell>
          <table:table-cell office:value-type="float" office:value="71.599999999999994" table:style-name="ce1">
            <text:p>71.6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76" table:style-name="ce1">
            <text:p>76</text:p>
          </table:table-cell>
          <table:table-cell table:number-columns-repeated="16378"/>
        </table:table-row>
        <table:table-row table:style-name="ro1">
          <table:table-cell office:value-type="time" office:time-value="PT986631H14M44.000S" table:style-name="ce9">
            <text:p>15:14:44</text:p>
          </table:table-cell>
          <table:table-cell office:value-type="float" office:value="84.6" table:style-name="ce1">
            <text:p>84.6</text:p>
          </table:table-cell>
          <table:table-cell office:value-type="float" office:value="13.5" table:style-name="ce1">
            <text:p>13.5</text:p>
          </table:table-cell>
          <table:table-cell office:value-type="float" office:value="0" table:style-name="ce1">
            <text:p>0</text:p>
          </table:table-cell>
          <table:table-cell office:value-type="float" office:value="1.9" table:style-name="ce1">
            <text:p>1.9</text:p>
          </table:table-cell>
          <table:table-cell office:value-type="float" office:value="98.1" table:style-name="ce1">
            <text:p>98.1</text:p>
          </table:table-cell>
          <table:table-cell table:number-columns-repeated="16378"/>
        </table:table-row>
        <table:table-row table:style-name="ro1">
          <table:table-cell office:value-type="time" office:time-value="PT986631H15M14.000S" table:style-name="ce9">
            <text:p>15:15:14</text:p>
          </table:table-cell>
          <table:table-cell office:value-type="float" office:value="64.400000000000006" table:style-name="ce1">
            <text:p>64.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0.1" table:style-name="ce1">
            <text:p>0.1</text:p>
          </table:table-cell>
          <table:table-cell office:value-type="float" office:value="27.3" table:style-name="ce1">
            <text:p>27.3</text:p>
          </table:table-cell>
          <table:table-cell office:value-type="float" office:value="72.600000000000009" table:style-name="ce1">
            <text:p>72.6</text:p>
          </table:table-cell>
          <table:table-cell table:number-columns-repeated="16378"/>
        </table:table-row>
        <table:table-row table:style-name="ro1">
          <table:table-cell office:value-type="time" office:time-value="PT986631H15M44.000S" table:style-name="ce9">
            <text:p>15:15:44</text:p>
          </table:table-cell>
          <table:table-cell office:value-type="float" office:value="67.2" table:style-name="ce1">
            <text:p>67.2</text:p>
          </table:table-cell>
          <table:table-cell office:value-type="float" office:value="7.3" table:style-name="ce1">
            <text:p>7.3</text:p>
          </table:table-cell>
          <table:table-cell office:value-type="float" office:value="0.5" table:style-name="ce1">
            <text:p>0.5</text:p>
          </table:table-cell>
          <table:table-cell office:value-type="float" office:value="25" table:style-name="ce1">
            <text:p>25</text:p>
          </table:table-cell>
          <table:table-cell office:value-type="float" office:value="74.5" table:style-name="ce1">
            <text:p>74.5</text:p>
          </table:table-cell>
          <table:table-cell table:number-columns-repeated="16378"/>
        </table:table-row>
        <table:table-row table:style-name="ro1">
          <table:table-cell office:value-type="time" office:time-value="PT986631H16M14.000S" table:style-name="ce9">
            <text:p>15:16:14</text:p>
          </table:table-cell>
          <table:table-cell office:value-type="float" office:value="64.900000000000006" table:style-name="ce1">
            <text:p>64.9</text:p>
          </table:table-cell>
          <table:table-cell office:value-type="float" office:value="8.9" table:style-name="ce1">
            <text:p>8.9</text:p>
          </table:table-cell>
          <table:table-cell office:value-type="float" office:value="0" table:style-name="ce1">
            <text:p>0</text:p>
          </table:table-cell>
          <table:table-cell office:value-type="float" office:value="26.2" table:style-name="ce1">
            <text:p>26.2</text:p>
          </table:table-cell>
          <table:table-cell office:value-type="float" office:value="73.800000000000011" table:style-name="ce1">
            <text:p>73.8</text:p>
          </table:table-cell>
          <table:table-cell table:number-columns-repeated="16378"/>
        </table:table-row>
        <table:table-row table:style-name="ro1">
          <table:table-cell office:value-type="time" office:time-value="PT986631H16M44.000S" table:style-name="ce9">
            <text:p>15:16:44</text:p>
          </table:table-cell>
          <table:table-cell office:value-type="float" office:value="56.6" table:style-name="ce1">
            <text:p>56.6</text:p>
          </table:table-cell>
          <table:table-cell office:value-type="float" office:value="4.3" table:style-name="ce1">
            <text:p>4.3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60.9" table:style-name="ce1">
            <text:p>60.9</text:p>
          </table:table-cell>
          <table:table-cell table:number-columns-repeated="16378"/>
        </table:table-row>
        <table:table-row table:style-name="ro1">
          <table:table-cell office:value-type="time" office:time-value="PT986631H17M14.000S" table:style-name="ce9">
            <text:p>15:17:14</text:p>
          </table:table-cell>
          <table:table-cell office:value-type="float" office:value="28.4" table:style-name="ce1">
            <text:p>28.4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office:value-type="float" office:value="69.7" table:style-name="ce1">
            <text:p>69.7</text:p>
          </table:table-cell>
          <table:table-cell office:value-type="float" office:value="30.299999999999997" table:style-name="ce1">
            <text:p>30.3</text:p>
          </table:table-cell>
          <table:table-cell table:number-columns-repeated="16378"/>
        </table:table-row>
        <table:table-row table:style-name="ro1">
          <table:table-cell office:value-type="time" office:time-value="PT986631H17M44.000S" table:style-name="ce9">
            <text:p>15:17:44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6631H18M14.000S" table:style-name="ce9">
            <text:p>15:18:14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1.01428571428572" table:style-name="ce1">
            <text:p>51.01428571</text:p>
          </table:table-cell>
          <table:table-cell office:value-type="float" office:value="5.1714285714285708" table:style-name="ce1">
            <text:p>5.171428571</text:p>
          </table:table-cell>
          <table:table-cell office:value-type="float" office:value="0.24285714285714285" table:style-name="ce1">
            <text:p>0.242857143</text:p>
          </table:table-cell>
          <table:table-cell office:value-type="float" office:value="43.56428571428571" table:style-name="ce1">
            <text:p>43.56428571</text:p>
          </table:table-cell>
          <table:table-cell office:value-type="float" office:value="56.18571428571429" table:style-name="ce1">
            <text:p>56.18571429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20" table:contains-header="false" table:orientation="column">
          <table:sort>
            <table:sort-by table:field-number="19" table:order="descending"/>
          </table:sort>
        </table:database-range>
        <table:database-range table:target-range-address="DISKBUSY.B1:DISKBUSY.E20" table:contains-header="false" table:orientation="column">
          <table:sort>
            <table:sort-by table:field-number="19" table:order="descending"/>
          </table:sort>
        </table:database-range>
        <table:database-range table:target-range-address="DISKREAD.B1:DISKREAD.E20" table:contains-header="false" table:orientation="column">
          <table:sort>
            <table:sort-by table:field-number="19" table:order="descending"/>
          </table:sort>
        </table:database-range>
        <table:database-range table:target-range-address="DISKWRITE.B1:DISKWRITE.E20" table:contains-header="false" table:orientation="column">
          <table:sort>
            <table:sort-by table:field-number="19" table:order="descending"/>
          </table:sort>
        </table:database-range>
        <table:database-range table:target-range-address="DISKXFER.B1:DISKXFER.E20" table:contains-header="false" table:orientation="column">
          <table:sort>
            <table:sort-by table:field-number="19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four</meta:initial-creator>
    <dc:creator>afour</dc:creator>
    <meta:creation-date>2012-07-20T04:53:14Z</meta:creation-date>
    <dc:date>2012-07-20T04:53:3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System Summary ubuntuServer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5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15" chart:class="chart:line" chart:attached-axis="primary-y" chart:style-name="G0S0">
            <chart:data-point chart:repeated="14"/>
          </chart:series>
          <chart:series chart:values-cell-range-address="DISK_SUMM.$D$2:.$D$15" chart:class="chart:line" chart:attached-axis="secondary-y" chart:style-name="G1S0">
            <chart:data-point chart:repeated="1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Disk %Busy JMeter_Test_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15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15" chart:class="chart:line" chart:attached-axis="primary-y" chart:style-name="G0S0">
            <chart:data-point chart:repeated="14"/>
          </chart:series>
          <chart:series chart:label-cell-address="DISKBUSY.$C$1" chart:values-cell-range-address="DISKBUSY.$C$2:.$C$15" chart:class="chart:line" chart:attached-axis="primary-y" chart:style-name="G0S1">
            <chart:data-point chart:repeated="14"/>
          </chart:series>
          <chart:series chart:label-cell-address="DISKBUSY.$D$1" chart:values-cell-range-address="DISKBUSY.$D$2:.$D$15" chart:class="chart:line" chart:attached-axis="primary-y" chart:style-name="G0S2">
            <chart:data-point chart:repeated="14"/>
          </chart:series>
          <chart:series chart:label-cell-address="DISKBUSY.$E$1" chart:values-cell-range-address="DISKBUSY.$E$2:.$E$15" chart:class="chart:line" chart:attached-axis="primary-y" chart:style-name="G0S3">
            <chart:data-point chart:repeated="14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Read KB/s JMeter_Test_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7:.$E$17" chart:class="chart:bar" chart:attached-axis="primary-y" chart:style-name="G0S0">
            <chart:data-point chart:repeated="4"/>
          </chart:series>
          <chart:series chart:values-cell-range-address="DISKREAD.$B$18:.$E$18" chart:class="chart:bar" chart:attached-axis="primary-y" chart:style-name="G0S1">
            <chart:data-point chart:repeated="4"/>
          </chart:series>
          <chart:series chart:values-cell-range-address="DISKREAD.$B$19:.$E$1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Disk Read KB/s JMeter_Test_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15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15" chart:class="chart:line" chart:attached-axis="primary-y" chart:style-name="G0S0">
            <chart:data-point chart:repeated="14"/>
          </chart:series>
          <chart:series chart:label-cell-address="DISKREAD.$C$1" chart:values-cell-range-address="DISKREAD.$C$2:.$C$15" chart:class="chart:line" chart:attached-axis="primary-y" chart:style-name="G0S1">
            <chart:data-point chart:repeated="14"/>
          </chart:series>
          <chart:series chart:label-cell-address="DISKREAD.$D$1" chart:values-cell-range-address="DISKREAD.$D$2:.$D$15" chart:class="chart:line" chart:attached-axis="primary-y" chart:style-name="G0S2">
            <chart:data-point chart:repeated="14"/>
          </chart:series>
          <chart:series chart:label-cell-address="DISKREAD.$E$1" chart:values-cell-range-address="DISKREAD.$E$2:.$E$15" chart:class="chart:line" chart:attached-axis="primary-y" chart:style-name="G0S3">
            <chart:data-point chart:repeated="14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Write KB/s JMeter_Test_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7:.$E$17" chart:class="chart:bar" chart:attached-axis="primary-y" chart:style-name="G0S0">
            <chart:data-point chart:repeated="4"/>
          </chart:series>
          <chart:series chart:values-cell-range-address="DISKWRITE.$B$18:.$E$18" chart:class="chart:bar" chart:attached-axis="primary-y" chart:style-name="G0S1">
            <chart:data-point chart:repeated="4"/>
          </chart:series>
          <chart:series chart:values-cell-range-address="DISKWRITE.$B$19:.$E$1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Disk Write KB/s JMeter_Test_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15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15" chart:class="chart:line" chart:attached-axis="primary-y" chart:style-name="G0S0">
            <chart:data-point chart:repeated="14"/>
          </chart:series>
          <chart:series chart:label-cell-address="DISKWRITE.$C$1" chart:values-cell-range-address="DISKWRITE.$C$2:.$C$15" chart:class="chart:line" chart:attached-axis="primary-y" chart:style-name="G0S1">
            <chart:data-point chart:repeated="14"/>
          </chart:series>
          <chart:series chart:label-cell-address="DISKWRITE.$D$1" chart:values-cell-range-address="DISKWRITE.$D$2:.$D$15" chart:class="chart:line" chart:attached-axis="primary-y" chart:style-name="G0S2">
            <chart:data-point chart:repeated="14"/>
          </chart:series>
          <chart:series chart:label-cell-address="DISKWRITE.$E$1" chart:values-cell-range-address="DISKWRITE.$E$2:.$E$15" chart:class="chart:line" chart:attached-axis="primary-y" chart:style-name="G0S3">
            <chart:data-point chart:repeated="14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transfers per second JMeter_Test_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7:.$E$17" chart:class="chart:bar" chart:attached-axis="primary-y" chart:style-name="G0S0">
            <chart:data-point chart:repeated="4"/>
          </chart:series>
          <chart:series chart:values-cell-range-address="DISKXFER.$B$18:.$E$18" chart:class="chart:bar" chart:attached-axis="primary-y" chart:style-name="G0S1">
            <chart:data-point chart:repeated="4"/>
          </chart:series>
          <chart:series chart:values-cell-range-address="DISKXFER.$B$19:.$E$1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Disk transfers per second JMeter_Test_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15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15" chart:class="chart:line" chart:attached-axis="primary-y" chart:style-name="G0S0">
            <chart:data-point chart:repeated="14"/>
          </chart:series>
          <chart:series chart:label-cell-address="DISKXFER.$C$1" chart:values-cell-range-address="DISKXFER.$C$2:.$C$15" chart:class="chart:line" chart:attached-axis="primary-y" chart:style-name="G0S1">
            <chart:data-point chart:repeated="14"/>
          </chart:series>
          <chart:series chart:label-cell-address="DISKXFER.$D$1" chart:values-cell-range-address="DISKXFER.$D$2:.$D$15" chart:class="chart:line" chart:attached-axis="primary-y" chart:style-name="G0S2">
            <chart:data-point chart:repeated="14"/>
          </chart:series>
          <chart:series chart:label-cell-address="DISKXFER.$E$1" chart:values-cell-range-address="DISKXFER.$E$2:.$E$15" chart:class="chart:line" chart:attached-axis="primary-y" chart:style-name="G0S3">
            <chart:data-point chart:repeated="14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JFS Filespace %Used ubuntuServer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7" chart:values-cell-range-address="JFSFILE.$B$17:.$F$17" chart:class="chart:bar" chart:attached-axis="primary-y" chart:style-name="G0S0">
            <chart:data-point chart:repeated="5"/>
          </chart:series>
          <chart:series chart:label-cell-address="JFSFILE.$A$18" chart:values-cell-range-address="JFSFILE.$B$18:.$F$18" chart:class="chart:bar" chart:attached-axis="primary-y" chart:style-name="G0S1">
            <chart:data-point chart:repeated="5"/>
          </chart:series>
          <chart:series chart:label-cell-address="JFSFILE.$A$19" chart:values-cell-range-address="JFSFILE.$B$19:.$F$19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Memory MB JMeter_Test_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5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15" chart:class="chart:line" chart:attached-axis="primary-y" chart:style-name="G0S0">
            <chart:data-point chart:repeated="14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5"/>
          </chart:axis>
          <chart:axis chart:dimension="y" chart:name="primary-y" chart:style-name="Axs1"/>
          <chart:series chart:label-cell-address="MEM.$B$1" chart:values-cell-range-address="MEM.$B$2:.$B$15" chart:class="chart:area" chart:attached-axis="primary-y" chart:style-name="G0S0">
            <chart:data-point chart:repeated="14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CPU Total JMeter_Test_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5"/>
          </chart:axis>
          <chart:axis chart:dimension="y" chart:name="primary-y" chart:style-name="Axs1"/>
          <chart:series chart:label-cell-address="CPU_ALL.$B$1" chart:values-cell-range-address="CPU_ALL.$B$2:.$B$15" chart:class="chart:area" chart:attached-axis="primary-y" chart:style-name="G0S0">
            <chart:data-point chart:repeated="14"/>
          </chart:series>
          <chart:series chart:label-cell-address="CPU_ALL.$C$1" chart:values-cell-range-address="CPU_ALL.$C$2:.$C$15" chart:class="chart:area" chart:attached-axis="primary-y" chart:style-name="G0S1">
            <chart:data-point chart:repeated="14"/>
          </chart:series>
          <chart:series chart:label-cell-address="CPU_ALL.$D$1" chart:values-cell-range-address="CPU_ALL.$D$2:.$D$15" chart:class="chart:area" chart:attached-axis="primary-y" chart:style-name="G0S2">
            <chart:data-point chart:repeated="1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Network I/O JMeter_Test_90_Threads (KB/s) - 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5"/>
          </chart:axis>
          <chart:axis chart:dimension="y" chart:name="primary-y" chart:style-name="Axs1"/>
          <chart:series chart:label-cell-address="NET.$I$1" chart:values-cell-range-address="NET.$I$2:.$I$15" chart:class="chart:area" chart:attached-axis="primary-y" chart:style-name="G0S1">
            <chart:data-point chart:repeated="14"/>
          </chart:series>
          <chart:series chart:label-cell-address="NET.$H$1" chart:values-cell-range-address="NET.$H$2:.$H$15" chart:class="chart:area" chart:attached-axis="primary-y" chart:style-name="G0S0">
            <chart:data-point chart:repeated="14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Network I/O JMeter_Test_90_Threads (KB/s)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7" chart:values-cell-range-address="NET.$B$17:.$E$17" chart:class="chart:bar" chart:attached-axis="primary-y" chart:style-name="G0S0">
            <chart:data-point chart:repeated="4"/>
          </chart:series>
          <chart:series chart:label-cell-address="NET.$A$18" chart:values-cell-range-address="NET.$B$18:.$E$18" chart:class="chart:bar" chart:attached-axis="primary-y" chart:style-name="G0S1">
            <chart:data-point chart:repeated="4"/>
          </chart:series>
          <chart:series chart:label-cell-address="NET.$A$19" chart:values-cell-range-address="NET.$B$19:.$E$1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Network I/O JMeter_Test_90_Threads (KB/s)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5"/>
          </chart:axis>
          <chart:axis chart:dimension="y" chart:name="primary-y" chart:style-name="Axs1"/>
          <chart:series chart:label-cell-address="NET.$B$1" chart:values-cell-range-address="NET.$B$2:.$B$15" chart:class="chart:area" chart:attached-axis="primary-y" chart:style-name="G0S0">
            <chart:data-point chart:repeated="14"/>
          </chart:series>
          <chart:series chart:label-cell-address="NET.$C$1" chart:values-cell-range-address="NET.$C$2:.$C$15" chart:class="chart:area" chart:attached-axis="primary-y" chart:style-name="G0S1">
            <chart:data-point chart:repeated="14"/>
          </chart:series>
          <chart:series chart:label-cell-address="NET.$D$1" chart:values-cell-range-address="NET.$D$2:.$D$15" chart:class="chart:area" chart:attached-axis="primary-y" chart:style-name="G0S2">
            <chart:data-point chart:repeated="14"/>
          </chart:series>
          <chart:series chart:label-cell-address="NET.$E$1" chart:values-cell-range-address="NET.$E$2:.$E$15" chart:class="chart:area" chart:attached-axis="primary-y" chart:style-name="G0S3">
            <chart:data-point chart:repeated="14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Network Packets JMeter_Test_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7" chart:values-cell-range-address="NETPACKET.$B$17:.$E$17" chart:class="chart:bar" chart:attached-axis="primary-y" chart:style-name="G0S0">
            <chart:data-point chart:repeated="4"/>
          </chart:series>
          <chart:series chart:label-cell-address="NETPACKET.$A$18" chart:values-cell-range-address="NETPACKET.$B$18:.$E$18" chart:class="chart:bar" chart:attached-axis="primary-y" chart:style-name="G0S1">
            <chart:data-point chart:repeated="4"/>
          </chart:series>
          <chart:series chart:label-cell-address="NETPACKET.$A$19" chart:values-cell-range-address="NETPACKET.$B$19:.$E$1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Network Packets JMeter_Test_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15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15" chart:class="chart:line" chart:attached-axis="primary-y" chart:style-name="G0S0">
            <chart:data-point chart:repeated="14"/>
          </chart:series>
          <chart:series chart:label-cell-address="NETPACKET.$C$1" chart:values-cell-range-address="NETPACKET.$C$2:.$C$15" chart:class="chart:line" chart:attached-axis="primary-y" chart:style-name="G0S1">
            <chart:data-point chart:repeated="14"/>
          </chart:series>
          <chart:series chart:label-cell-address="NETPACKET.$D$1" chart:values-cell-range-address="NETPACKET.$D$2:.$D$15" chart:class="chart:line" chart:attached-axis="primary-y" chart:style-name="G0S2">
            <chart:data-point chart:repeated="14"/>
          </chart:series>
          <chart:series chart:label-cell-address="NETPACKET.$E$1" chart:values-cell-range-address="NETPACKET.$E$2:.$E$15" chart:class="chart:line" chart:attached-axis="primary-y" chart:style-name="G0S3">
            <chart:data-point chart:repeated="14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Processes JMeter_Test_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5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15" chart:class="chart:line" chart:attached-axis="primary-y" chart:style-name="G0S0">
            <chart:data-point chart:repeated="14"/>
          </chart:series>
          <chart:series chart:label-cell-address="PROC.$C$1" chart:values-cell-range-address="PROC.$C$2:.$C$15" chart:class="chart:line" chart:attached-axis="primary-y" chart:style-name="G0S1">
            <chart:data-point chart:repeated="14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Processes JMeter_Test_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5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15" chart:class="chart:line" chart:attached-axis="primary-y" chart:style-name="G0S0">
            <chart:data-point chart:repeated="14"/>
          </chart:series>
          <chart:series chart:values-cell-range-address="PROC.$E$2:.$E$15" chart:class="chart:line" chart:attached-axis="primary-y" chart:style-name="G0S1">
            <chart:data-point chart:repeated="14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Processes JMeter_Test_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5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15" chart:class="chart:line" chart:attached-axis="primary-y" chart:style-name="G0S0">
            <chart:data-point chart:repeated="14"/>
          </chart:series>
          <chart:series chart:values-cell-range-address="PROC.$I$2:.$I$15" chart:class="chart:line" chart:attached-axis="primary-y" chart:style-name="G0S1">
            <chart:data-point chart:repeated="14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File-backed paging (kByes/sec) ubuntuServer 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5"/>
          </chart:axis>
          <chart:axis chart:dimension="y" chart:name="primary-y" chart:style-name="Axs1"/>
          <chart:series chart:label-cell-address="VM.$H$1" chart:values-cell-range-address="VM.$H$2:.$H$15" chart:class="chart:area" chart:attached-axis="primary-y" chart:style-name="G0S0">
            <chart:data-point chart:repeated="14"/>
          </chart:series>
          <chart:series chart:label-cell-address="VM.$I$1" chart:values-cell-range-address="VM.$I$2:.$I$15" chart:class="chart:area" chart:attached-axis="primary-y" chart:style-name="G0S1">
            <chart:data-point chart:repeated="14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Swap-space activity (kBytes/sec) ubuntuServer 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5"/>
          </chart:axis>
          <chart:axis chart:dimension="y" chart:name="primary-y" chart:style-name="Axs1"/>
          <chart:series chart:label-cell-address="VM.$J$1" chart:values-cell-range-address="VM.$J$2:.$J$15" chart:class="chart:area" chart:attached-axis="primary-y" chart:style-name="G0S0">
            <chart:data-point chart:repeated="14"/>
          </chart:series>
          <chart:series chart:label-cell-address="VM.$K$1" chart:values-cell-range-address="VM.$K$2:.$K$15" chart:class="chart:area" chart:attached-axis="primary-y" chart:style-name="G0S1">
            <chart:data-point chart:repeated="14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5"/>
          </chart:axis>
          <chart:axis chart:dimension="y" chart:name="primary-y" chart:style-name="Axs1"/>
          <chart:series chart:label-cell-address="CPU_ALL.$G$1" chart:values-cell-range-address="CPU_ALL.$G$2:.$G$15" chart:class="chart:area" chart:attached-axis="primary-y" chart:style-name="G0S0">
            <chart:data-point chart:repeated="1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CPU 1 JMeter_Test_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15"/>
          </chart:axis>
          <chart:axis chart:dimension="y" chart:name="primary-y" chart:style-name="Axs1"/>
          <chart:series chart:label-cell-address="CPU01.$B$1" chart:values-cell-range-address="CPU01.$B$2:.$B$15" chart:class="chart:area" chart:attached-axis="primary-y" chart:style-name="G0S0">
            <chart:data-point chart:repeated="14"/>
          </chart:series>
          <chart:series chart:label-cell-address="CPU01.$C$1" chart:values-cell-range-address="CPU01.$C$2:.$C$15" chart:class="chart:area" chart:attached-axis="primary-y" chart:style-name="G0S1">
            <chart:data-point chart:repeated="14"/>
          </chart:series>
          <chart:series chart:label-cell-address="CPU01.$D$1" chart:values-cell-range-address="CPU01.$D$2:.$D$15" chart:class="chart:area" chart:attached-axis="primary-y" chart:style-name="G0S2">
            <chart:data-point chart:repeated="14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CPU 2 JMeter_Test_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15"/>
          </chart:axis>
          <chart:axis chart:dimension="y" chart:name="primary-y" chart:style-name="Axs1"/>
          <chart:series chart:label-cell-address="CPU02.$B$1" chart:values-cell-range-address="CPU02.$B$2:.$B$15" chart:class="chart:area" chart:attached-axis="primary-y" chart:style-name="G0S0">
            <chart:data-point chart:repeated="14"/>
          </chart:series>
          <chart:series chart:label-cell-address="CPU02.$C$1" chart:values-cell-range-address="CPU02.$C$2:.$C$15" chart:class="chart:area" chart:attached-axis="primary-y" chart:style-name="G0S1">
            <chart:data-point chart:repeated="14"/>
          </chart:series>
          <chart:series chart:label-cell-address="CPU02.$D$1" chart:values-cell-range-address="CPU02.$D$2:.$D$15" chart:class="chart:area" chart:attached-axis="primary-y" chart:style-name="G0S2">
            <chart:data-point chart:repeated="14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CPU 3 JMeter_Test_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15"/>
          </chart:axis>
          <chart:axis chart:dimension="y" chart:name="primary-y" chart:style-name="Axs1"/>
          <chart:series chart:label-cell-address="CPU03.$B$1" chart:values-cell-range-address="CPU03.$B$2:.$B$15" chart:class="chart:area" chart:attached-axis="primary-y" chart:style-name="G0S0">
            <chart:data-point chart:repeated="14"/>
          </chart:series>
          <chart:series chart:label-cell-address="CPU03.$C$1" chart:values-cell-range-address="CPU03.$C$2:.$C$15" chart:class="chart:area" chart:attached-axis="primary-y" chart:style-name="G0S1">
            <chart:data-point chart:repeated="14"/>
          </chart:series>
          <chart:series chart:label-cell-address="CPU03.$D$1" chart:values-cell-range-address="CPU03.$D$2:.$D$15" chart:class="chart:area" chart:attached-axis="primary-y" chart:style-name="G0S2">
            <chart:data-point chart:repeated="14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CPU 4 JMeter_Test_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15"/>
          </chart:axis>
          <chart:axis chart:dimension="y" chart:name="primary-y" chart:style-name="Axs1"/>
          <chart:series chart:label-cell-address="CPU04.$B$1" chart:values-cell-range-address="CPU04.$B$2:.$B$15" chart:class="chart:area" chart:attached-axis="primary-y" chart:style-name="G0S0">
            <chart:data-point chart:repeated="14"/>
          </chart:series>
          <chart:series chart:label-cell-address="CPU04.$C$1" chart:values-cell-range-address="CPU04.$C$2:.$C$15" chart:class="chart:area" chart:attached-axis="primary-y" chart:style-name="G0S1">
            <chart:data-point chart:repeated="14"/>
          </chart:series>
          <chart:series chart:label-cell-address="CPU04.$D$1" chart:values-cell-range-address="CPU04.$D$2:.$D$15" chart:class="chart:area" chart:attached-axis="primary-y" chart:style-name="G0S2">
            <chart:data-point chart:repeated="14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CPU by Processor ubuntuServer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Disk total KB/s JMeter_Test_90_Threads - 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15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15" chart:class="chart:area" chart:attached-axis="primary-y" chart:style-name="G0S0">
            <chart:data-point chart:repeated="14"/>
          </chart:series>
          <chart:series chart:label-cell-address="DISK_SUMM.$C$1" chart:values-cell-range-address="DISK_SUMM.$C$2:.$C$15" chart:class="chart:area" chart:attached-axis="primary-y" chart:style-name="G0S1">
            <chart:data-point chart:repeated="14"/>
          </chart:series>
          <chart:series chart:values-cell-range-address="DISK_SUMM.$D$2:.$D$15" chart:class="chart:line" chart:attached-axis="secondary-y" chart:style-name="G1S0">
            <chart:data-point chart:repeated="1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total KB/s JMeter_Test_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7" chart:values-cell-range-address="DISK_SUMM.$B$17:.$D$17" chart:class="chart:bar" chart:attached-axis="primary-y" chart:style-name="G0S0">
            <chart:data-point chart:repeated="3"/>
          </chart:series>
          <chart:series chart:label-cell-address="DISK_SUMM.$A$18" chart:values-cell-range-address="DISK_SUMM.$B$18:.$D$18" chart:class="chart:bar" chart:attached-axis="primary-y" chart:style-name="G0S1">
            <chart:data-point chart:repeated="3"/>
          </chart:series>
          <chart:series chart:label-cell-address="DISK_SUMM.$A$19" chart:values-cell-range-address="DISK_SUMM.$B$19:.$D$19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Block Size JMeter_Test_90_Threads (Kbytes)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7:.$E$17" chart:class="chart:bar" chart:attached-axis="primary-y" chart:style-name="G0S0">
            <chart:data-point chart:repeated="4"/>
          </chart:series>
          <chart:series chart:values-cell-range-address="DISKBSIZE.$B$18:.$E$18" chart:class="chart:bar" chart:attached-axis="primary-y" chart:style-name="G0S1">
            <chart:data-point chart:repeated="4"/>
          </chart:series>
          <chart:series chart:values-cell-range-address="DISKBSIZE.$B$19:.$E$1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Disk Block Size JMeter_Test_90_Threads (Kbytes)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15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15" chart:class="chart:line" chart:attached-axis="primary-y" chart:style-name="G0S0">
            <chart:data-point chart:repeated="14"/>
          </chart:series>
          <chart:series chart:label-cell-address="DISKBSIZE.$C$1" chart:values-cell-range-address="DISKBSIZE.$C$2:.$C$15" chart:class="chart:line" chart:attached-axis="primary-y" chart:style-name="G0S1">
            <chart:data-point chart:repeated="14"/>
          </chart:series>
          <chart:series chart:label-cell-address="DISKBSIZE.$D$1" chart:values-cell-range-address="DISKBSIZE.$D$2:.$D$15" chart:class="chart:line" chart:attached-axis="primary-y" chart:style-name="G0S2">
            <chart:data-point chart:repeated="14"/>
          </chart:series>
          <chart:series chart:label-cell-address="DISKBSIZE.$E$1" chart:values-cell-range-address="DISKBSIZE.$E$2:.$E$15" chart:class="chart:line" chart:attached-axis="primary-y" chart:style-name="G0S3">
            <chart:data-point chart:repeated="14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%Busy JMeter_Test_9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7:.$E$17" chart:class="chart:bar" chart:attached-axis="primary-y" chart:style-name="G0S0">
            <chart:data-point chart:repeated="4"/>
          </chart:series>
          <chart:series chart:values-cell-range-address="DISKBUSY.$B$18:.$E$18" chart:class="chart:bar" chart:attached-axis="primary-y" chart:style-name="G0S1">
            <chart:data-point chart:repeated="4"/>
          </chart:series>
          <chart:series chart:values-cell-range-address="DISKBUSY.$B$19:.$E$1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